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1.124cm" style:rel-column-width="4457*"/>
    </style:style>
    <style:style style:name="Table1.B" style:family="table-column">
      <style:table-column-properties style:column-width="2.371cm" style:rel-column-width="9409*"/>
    </style:style>
    <style:style style:name="Table1.C" style:family="table-column">
      <style:table-column-properties style:column-width="7.486cm" style:rel-column-width="29713*"/>
    </style:style>
    <style:style style:name="Table1.D" style:family="table-column">
      <style:table-column-properties style:column-width="5.532cm" style:rel-column-width="21955*"/>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1.423cm" style:rel-column-width="5649*"/>
    </style:style>
    <style:style style:name="Table2.B" style:family="table-column">
      <style:table-column-properties style:column-width="3.131cm" style:rel-column-width="12429*"/>
    </style:style>
    <style:style style:name="Table2.C" style:family="table-column">
      <style:table-column-properties style:column-width="5.124cm" style:rel-column-width="20338*"/>
    </style:style>
    <style:style style:name="Table2.D" style:family="table-column">
      <style:table-column-properties style:column-width="6.832cm" style:rel-column-width="27117*"/>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1.365cm" style:rel-column-width="5418*"/>
    </style:style>
    <style:style style:name="Table3.B" style:family="table-column">
      <style:table-column-properties style:column-width="8.758cm" style:rel-column-width="34761*"/>
    </style:style>
    <style:style style:name="Table3.C" style:family="table-column">
      <style:table-column-properties style:column-width="6.387cm" style:rel-column-width="25355*"/>
    </style:style>
    <style:style style:name="Table3.A1" style:family="table-cell">
      <style:table-cell-properties fo:padding="0cm" fo:border="none"/>
    </style:style>
    <style:style style:name="Table4" style:family="table">
      <style:table-properties style:width="16.51cm" style:rel-width="100%" table:align="center"/>
    </style:style>
    <style:style style:name="Table4.A" style:family="table-column">
      <style:table-column-properties style:column-width="3.884cm" style:rel-column-width="15420*"/>
    </style:style>
    <style:style style:name="Table4.B" style:family="table-column">
      <style:table-column-properties style:column-width="5.828cm" style:rel-column-width="23130*"/>
    </style:style>
    <style:style style:name="Table4.C" style:family="table-column">
      <style:table-column-properties style:column-width="6.798cm" style:rel-column-width="26985*"/>
    </style:style>
    <style:style style:name="Table4.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able_20_Heading">
      <style:text-properties fo:font-weight="bold" style:font-weight-asian="bold"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First_20_paragraph">
      <style:text-properties officeooo:paragraph-rsid="001776f8"/>
    </style:style>
    <style:style style:name="P6" style:family="paragraph" style:parent-style-name="Text_20_body">
      <style:text-properties officeooo:paragraph-rsid="001776f8"/>
    </style:style>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8">
      <style:paragraph-properties fo:margin-top="0cm" fo:margin-bottom="0cm" style:contextual-spacing="false"/>
    </style:style>
    <style:style style:name="P15" style:family="paragraph" style:parent-style-name="Text_20_body" style:list-style-name="L9">
      <style:paragraph-properties fo:margin-top="0cm" fo:margin-bottom="0cm" style:contextual-spacing="false"/>
    </style:style>
    <style:style style:name="P16" style:family="paragraph" style:parent-style-name="Text_20_body" style:list-style-name="L10">
      <style:paragraph-properties fo:margin-top="0cm" fo:margin-bottom="0cm" style:contextual-spacing="false"/>
    </style:style>
    <style:style style:name="P17" style:family="paragraph" style:parent-style-name="Text_20_body" style:list-style-name="L11">
      <style:paragraph-properties fo:margin-top="0cm" fo:margin-bottom="0cm" style:contextual-spacing="false"/>
    </style:style>
    <style:style style:name="P18" style:family="paragraph" style:parent-style-name="Text_20_body" style:list-style-name="L12">
      <style:paragraph-properties fo:margin-top="0cm" fo:margin-bottom="0cm" style:contextual-spacing="false"/>
    </style:style>
    <style:style style:name="P19" style:family="paragraph" style:parent-style-name="Text_20_body" style:list-style-name="L13">
      <style:paragraph-properties fo:margin-top="0cm" fo:margin-bottom="0cm" style:contextual-spacing="false"/>
    </style:style>
    <style:style style:name="P20" style:family="paragraph" style:parent-style-name="Text_20_body" style:list-style-name="L14">
      <style:paragraph-properties fo:margin-top="0cm" fo:margin-bottom="0cm" style:contextual-spacing="false"/>
    </style:style>
    <style:style style:name="P21" style:family="paragraph" style:parent-style-name="Text_20_body" style:list-style-name="L15">
      <style:paragraph-properties fo:margin-top="0cm" fo:margin-bottom="0cm" style:contextual-spacing="false"/>
    </style:style>
    <style:style style:name="P22" style:family="paragraph" style:parent-style-name="Text_20_body" style:list-style-name="L16">
      <style:paragraph-properties fo:margin-top="0cm" fo:margin-bottom="0cm" style:contextual-spacing="false"/>
    </style:style>
    <style:style style:name="P23" style:family="paragraph" style:parent-style-name="Text_20_body" style:list-style-name="L17">
      <style:paragraph-properties fo:margin-top="0cm" fo:margin-bottom="0cm" style:contextual-spacing="false"/>
    </style:style>
    <style:style style:name="P24" style:family="paragraph" style:parent-style-name="Text_20_body" style:list-style-name="L18">
      <style:paragraph-properties fo:margin-top="0cm" fo:margin-bottom="0cm" style:contextual-spacing="false"/>
    </style:style>
    <style:style style:name="P25" style:family="paragraph" style:parent-style-name="Text_20_body" style:list-style-name="L19">
      <style:paragraph-properties fo:margin-top="0cm" fo:margin-bottom="0cm" style:contextual-spacing="false"/>
    </style:style>
    <style:style style:name="P26" style:family="paragraph" style:parent-style-name="Text_20_body" style:list-style-name="L20">
      <style:paragraph-properties fo:margin-top="0cm" fo:margin-bottom="0cm" style:contextual-spacing="false"/>
    </style:style>
    <style:style style:name="P27" style:family="paragraph" style:parent-style-name="Text_20_body" style:list-style-name="L21">
      <style:paragraph-properties fo:margin-top="0cm" fo:margin-bottom="0cm" style:contextual-spacing="false"/>
    </style:style>
    <style:style style:name="P28" style:family="paragraph" style:parent-style-name="Text_20_body" style:list-style-name="L22">
      <style:paragraph-properties fo:margin-top="0cm" fo:margin-bottom="0cm" style:contextual-spacing="false"/>
    </style:style>
    <style:style style:name="P29" style:family="paragraph" style:parent-style-name="Text_20_body" style:list-style-name="L23">
      <style:paragraph-properties fo:margin-top="0cm" fo:margin-bottom="0cm" style:contextual-spacing="false"/>
    </style:style>
    <style:style style:name="P30" style:family="paragraph" style:parent-style-name="Text_20_body" style:list-style-name="L24">
      <style:paragraph-properties fo:margin-top="0cm" fo:margin-bottom="0cm" style:contextual-spacing="false"/>
    </style:style>
    <style:style style:name="P31" style:family="paragraph" style:parent-style-name="Text_20_body" style:list-style-name="L25">
      <style:paragraph-properties fo:margin-top="0cm" fo:margin-bottom="0cm" style:contextual-spacing="false"/>
    </style:style>
    <style:style style:name="P32" style:family="paragraph" style:parent-style-name="Text_20_body" style:list-style-name="L26">
      <style:paragraph-properties fo:margin-top="0cm" fo:margin-bottom="0cm" style:contextual-spacing="false"/>
    </style:style>
    <style:style style:name="P33" style:family="paragraph" style:parent-style-name="Text_20_body" style:list-style-name="L27">
      <style:paragraph-properties fo:margin-top="0cm" fo:margin-bottom="0cm" style:contextual-spacing="false"/>
    </style:style>
    <style:style style:name="P34" style:family="paragraph" style:parent-style-name="Text_20_body" style:list-style-name="L28"/>
    <style:style style:name="P35" style:family="paragraph" style:parent-style-name="Text_20_body" style:list-style-name="L29">
      <style:paragraph-properties fo:margin-top="0cm" fo:margin-bottom="0cm" style:contextual-spacing="false"/>
    </style:style>
    <style:style style:name="P36" style:family="paragraph" style:parent-style-name="Text_20_body" style:list-style-name="L30">
      <style:paragraph-properties fo:margin-top="0cm" fo:margin-bottom="0cm" style:contextual-spacing="false"/>
    </style:style>
    <style:style style:name="P37" style:family="paragraph" style:parent-style-name="Text_20_body" style:list-style-name="L31">
      <style:paragraph-properties fo:margin-top="0cm" fo:margin-bottom="0cm" style:contextual-spacing="false"/>
    </style:style>
    <style:style style:name="P38" style:family="paragraph" style:parent-style-name="Text_20_body" style:list-style-name="L32">
      <style:paragraph-properties fo:margin-top="0cm" fo:margin-bottom="0cm" style:contextual-spacing="false"/>
    </style:style>
    <style:style style:name="P39" style:family="paragraph" style:parent-style-name="Text_20_body" style:list-style-name="L33">
      <style:paragraph-properties fo:margin-top="0cm" fo:margin-bottom="0cm" style:contextual-spacing="false"/>
    </style:style>
    <style:style style:name="P40" style:family="paragraph" style:parent-style-name="Text_20_body" style:list-style-name="L34">
      <style:paragraph-properties fo:margin-top="0cm" fo:margin-bottom="0cm" style:contextual-spacing="false"/>
    </style:style>
    <style:style style:name="P41" style:family="paragraph" style:parent-style-name="Text_20_body" style:list-style-name="L35">
      <style:paragraph-properties fo:margin-top="0cm" fo:margin-bottom="0cm" style:contextual-spacing="false"/>
    </style:style>
    <style:style style:name="P42" style:family="paragraph" style:parent-style-name="Text_20_body" style:list-style-name="L36">
      <style:paragraph-properties fo:margin-top="0cm" fo:margin-bottom="0cm" style:contextual-spacing="false"/>
    </style:style>
    <style:style style:name="P43" style:family="paragraph" style:parent-style-name="Text_20_body" style:list-style-name="L37">
      <style:paragraph-properties fo:margin-top="0cm" fo:margin-bottom="0cm" style:contextual-spacing="false"/>
    </style:style>
    <style:style style:name="P44" style:family="paragraph" style:parent-style-name="Text_20_body" style:list-style-name="L38">
      <style:paragraph-properties fo:margin-top="0cm" fo:margin-bottom="0cm" style:contextual-spacing="false"/>
    </style:style>
    <style:style style:name="P45" style:family="paragraph" style:parent-style-name="Text_20_body" style:list-style-name="L39">
      <style:paragraph-properties fo:margin-top="0cm" fo:margin-bottom="0cm" style:contextual-spacing="false"/>
    </style:style>
    <style:style style:name="P46" style:family="paragraph" style:parent-style-name="Text_20_body" style:list-style-name="L40">
      <style:paragraph-properties fo:margin-top="0cm" fo:margin-bottom="0cm" style:contextual-spacing="false"/>
    </style:style>
    <style:style style:name="P47" style:family="paragraph" style:parent-style-name="Text_20_body" style:list-style-name="L41">
      <style:paragraph-properties fo:margin-top="0cm" fo:margin-bottom="0cm" style:contextual-spacing="false"/>
    </style:style>
    <style:style style:name="P48" style:family="paragraph" style:parent-style-name="Text_20_body" style:list-style-name="L42">
      <style:paragraph-properties fo:margin-top="0cm" fo:margin-bottom="0cm" style:contextual-spacing="false"/>
    </style:style>
    <style:style style:name="P49" style:family="paragraph" style:parent-style-name="Text_20_body" style:list-style-name="L43"/>
    <style:style style:name="P50" style:family="paragraph" style:parent-style-name="Text_20_body" style:list-style-name="L44">
      <style:paragraph-properties fo:margin-top="0cm" fo:margin-bottom="0cm" style:contextual-spacing="false"/>
    </style:style>
    <style:style style:name="P51" style:family="paragraph" style:parent-style-name="Text_20_body" style:list-style-name="L45">
      <style:paragraph-properties fo:margin-top="0cm" fo:margin-bottom="0cm" style:contextual-spacing="false"/>
    </style:style>
    <style:style style:name="P52" style:family="paragraph" style:parent-style-name="Text_20_body" style:list-style-name="L46">
      <style:paragraph-properties fo:margin-top="0cm" fo:margin-bottom="0cm" style:contextual-spacing="false"/>
    </style:style>
    <style:style style:name="P53" style:family="paragraph" style:parent-style-name="Text_20_body" style:list-style-name="L47">
      <style:paragraph-properties fo:margin-top="0cm" fo:margin-bottom="0cm" style:contextual-spacing="false"/>
    </style:style>
    <style:style style:name="P54" style:family="paragraph" style:parent-style-name="Text_20_body" style:list-style-name="L48">
      <style:paragraph-properties fo:margin-top="0cm" fo:margin-bottom="0cm" style:contextual-spacing="false"/>
    </style:style>
    <style:style style:name="P55" style:family="paragraph" style:parent-style-name="Text_20_body" style:list-style-name="L49">
      <style:paragraph-properties fo:margin-top="0cm" fo:margin-bottom="0cm" style:contextual-spacing="false"/>
    </style:style>
    <style:style style:name="P56" style:family="paragraph" style:parent-style-name="Text_20_body" style:list-style-name="L50">
      <style:paragraph-properties fo:margin-top="0cm" fo:margin-bottom="0cm" style:contextual-spacing="false"/>
    </style:style>
    <style:style style:name="P57" style:family="paragraph" style:parent-style-name="Text_20_body" style:list-style-name="L51">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text-position="0% 100%" fo:font-style="normal" style:text-underline-style="none" fo:font-weight="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3. Methodology</text:p>
      <text:list text:style-name="L1">
        <text:list-item>
          <text:p text:style-name="P7"><text:a xlink:type="simple" xlink:href="#methodology" text:style-name="Internet_20_link" text:visited-style-name="Visited_20_Internet_20_Link"><text:span text:style-name="Definition">Methodology</text:span></text:a></text:p>
          <text:list text:style-name="L2">
            <text:list-item>
              <text:p text:style-name="P8"><text:a xlink:type="simple" xlink:href="#research-questions---march-2024" text:style-name="Internet_20_link" text:visited-style-name="Visited_20_Internet_20_Link"><text:span text:style-name="Definition">Research Questions - March 2024</text:span></text:a></text:p>
            </text:list-item>
            <text:list-item>
              <text:p text:style-name="P8"><text:a xlink:type="simple" xlink:href="#introduction-and-summary-of-the-methdology-of-this-study" text:style-name="Internet_20_link" text:visited-style-name="Visited_20_Internet_20_Link"><text:span text:style-name="Definition">Introduction and summary of the methdology of this study</text:span></text:a></text:p>
            </text:list-item>
            <text:list-item>
              <text:p text:style-name="P8"><text:a xlink:type="simple" xlink:href="#theoretical-framework-other-influential-theoretical-areas-like-constructionism-as-a-design-learning-theory-methodology-approach" text:style-name="Internet_20_link" text:visited-style-name="Visited_20_Internet_20_Link"><text:span text:style-name="Definition">Theoretical Framework &amp; other influential theoretical areas (like constructionism as a design / learning theory) (Methodology approach)?</text:span></text:a></text:p>
              <text:list text:style-name="L3">
                <text:list-item>
                  <text:p text:style-name="P9"><text:a xlink:type="simple" xlink:href="#socio-cultural-approaches-and-the-primacy-of-context" text:style-name="Internet_20_link" text:visited-style-name="Visited_20_Internet_20_Link"><text:span text:style-name="Definition">Socio cultural approaches and the primacy of context</text:span></text:a></text:p>
                </text:list-item>
                <text:list-item>
                  <text:p text:style-name="P9"><text:a xlink:type="simple" xlink:href="#what-is-and-why-choose-activity-theory" text:style-name="Internet_20_link" text:visited-style-name="Visited_20_Internet_20_Link"><text:span text:style-name="Definition">What is and Why choose Activity Theory</text:span></text:a></text:p>
                  <text:list text:style-name="L4">
                    <text:list-item>
                      <text:p text:style-name="P10"><text:a xlink:type="simple" xlink:href="#conceptualising-informal-education-via-foundational-theory---is-this-needed-here---no---but-where-to-put-it" text:style-name="Internet_20_link" text:visited-style-name="Visited_20_Internet_20_Link"><text:span text:style-name="Definition">Conceptualising informal education via foundational theory - IS THIS NEEDED HERE - NO - BUT WHERE TO PUT IT?</text:span></text:a></text:p>
                    </text:list-item>
                  </text:list>
                </text:list-item>
              </text:list>
            </text:list-item>
            <text:list-item>
              <text:p text:style-name="P8"><text:a xlink:type="simple" xlink:href="#methodology-of-this-study" text:style-name="Internet_20_link" text:visited-style-name="Visited_20_Internet_20_Link"><text:span text:style-name="Definition">Methodology of this study</text:span></text:a></text:p>
              <text:list text:style-name="L5">
                <text:list-item>
                  <text:p text:style-name="P11"><text:a xlink:type="simple" xlink:href="#the-guiding-principles-of-dbr-and-alignment-with-chat" text:style-name="Internet_20_link" text:visited-style-name="Visited_20_Internet_20_Link"><text:span text:style-name="Definition">The guiding principles of DBR and alignment with CHAT</text:span></text:a></text:p>
                </text:list-item>
                <text:list-item>
                  <text:p text:style-name="P11"><text:a xlink:type="simple" xlink:href="#context-and-generalisation-of-results" text:style-name="Internet_20_link" text:visited-style-name="Visited_20_Internet_20_Link"><text:span text:style-name="Definition">Context and Generalisation of results:</text:span></text:a></text:p>
                </text:list-item>
                <text:list-item>
                  <text:p text:style-name="P11"><text:a xlink:type="simple" xlink:href="#justification-of-choice-esp-compared-to-constructionism---drop---or-align-dbr-with-constructionism" text:style-name="Internet_20_link" text:visited-style-name="Visited_20_Internet_20_Link"><text:span text:style-name="Definition">Justification of choice (esp compared to constructionism) - DROP - or ALIGN dbr WITH CONSTRUCTIONISM</text:span></text:a></text:p>
                </text:list-item>
                <text:list-item>
                  <text:p text:style-name="P11"><text:a xlink:type="simple" xlink:href="#why-not-use-constructivism-constructionism" text:style-name="Internet_20_link" text:visited-style-name="Visited_20_Internet_20_Link"><text:span text:style-name="Definition">Why not use constructivism / constructionism</text:span></text:a></text:p>
                </text:list-item>
              </text:list>
            </text:list-item>
            <text:list-item>
              <text:p text:style-name="P8"><text:a xlink:type="simple" xlink:href="#methods-used-in-this-study" text:style-name="Internet_20_link" text:visited-style-name="Visited_20_Internet_20_Link"><text:span text:style-name="Definition">Methods used in this study</text:span></text:a></text:p>
              <text:list text:style-name="L6">
                <text:list-item>
                  <text:p text:style-name="P12"><text:a xlink:type="simple" xlink:href="#scopes-of-anaylsis-three-planes-approaches-and-other-learning-community-methods" text:style-name="Internet_20_link" text:visited-style-name="Visited_20_Internet_20_Link"><text:span text:style-name="Definition">Scopes of anaylsis, three planes approaches and other learning community methods</text:span></text:a></text:p>
                  <text:list text:style-name="L7">
                    <text:list-item>
                      <text:p text:style-name="P13"><text:a xlink:type="simple" xlink:href="#on-germ-cell-and-expansive-learning-move" text:style-name="Internet_20_link" text:visited-style-name="Visited_20_Internet_20_Link"><text:span text:style-name="Definition">ON GERM CELL AND EXPANSIVE LEARNING MOVE</text:span></text:a></text:p>
                    </text:list-item>
                  </text:list>
                </text:list-item>
                <text:list-item>
                  <text:p text:style-name="P12"><text:a xlink:type="simple" xlink:href="#comparing-characteristics-of-dbr-expansive-learning-and-formative-interventions" text:style-name="Internet_20_link" text:visited-style-name="Visited_20_Internet_20_Link"><text:span text:style-name="Definition">Comparing characteristics of DBR, expansive learning and formative interventions</text:span></text:a></text:p>
                  <text:list text:style-name="L8">
                    <text:list-item>
                      <text:p text:style-name="P14"><text:a xlink:type="simple" xlink:href="#the-additions-adaptations-of-the-chat-community-to-dbr" text:style-name="Internet_20_link" text:visited-style-name="Visited_20_Internet_20_Link"><text:span text:style-name="Definition">The additions / adaptations of the CHAT community to DBR</text:span></text:a></text:p>
                    </text:list-item>
                    <text:list-item>
                      <text:p text:style-name="P14"><text:a xlink:type="simple" xlink:href="#using-the-term-formative-interventions" text:style-name="Internet_20_link" text:visited-style-name="Visited_20_Internet_20_Link"><text:span text:style-name="Definition">Using the term formative interventions</text:span></text:a></text:p>
                    </text:list-item>
                    <text:list-item>
                      <text:p text:style-name="P14"><text:a xlink:type="simple" xlink:href="#identifying-specific-techniques-of-formative-interventions-suitable-to-this-study" text:style-name="Internet_20_link" text:visited-style-name="Visited_20_Internet_20_Link"><text:span text:style-name="Definition">Identifying specific techniques of formative interventions suitable to this study</text:span></text:a></text:p>
                    </text:list-item>
                  </text:list>
                </text:list-item>
                <text:list-item>
                  <text:p text:style-name="P12"><text:a xlink:type="simple" xlink:href="#summary-of-alignments-between-approaches-and-the-pragmatic-approach-of-this-study" text:style-name="Internet_20_link" text:visited-style-name="Visited_20_Internet_20_Link"><text:span text:style-name="Definition">Summary of alignments between approaches and the pragmatic approach of this study</text:span></text:a></text:p>
                </text:list-item>
                <text:list-item>
                  <text:p text:style-name="P12"><text:a xlink:type="simple" xlink:href="#analysis-of-activity-system-through-conflicts-and-contradictions-between-elements" text:style-name="Internet_20_link" text:visited-style-name="Visited_20_Internet_20_Link"><text:span text:style-name="Definition">Analysis of activity system through conflicts and contradictions between elements</text:span></text:a></text:p>
                </text:list-item>
                <text:list-item>
                  <text:p text:style-name="P12"><text:a xlink:type="simple" xlink:href="#disambiguating-terminology---conflicts-tensions-contradictions-dilemmas" text:style-name="Internet_20_link" text:visited-style-name="Visited_20_Internet_20_Link"><text:span text:style-name="Definition">Disambiguating terminology - Conflicts, tensions, contradictions, dilemmas</text:span></text:a></text:p>
                </text:list-item>
                <text:list-item>
                  <text:p text:style-name="P12"><text:a xlink:type="simple" xlink:href="#methods-conceptual-tools-associated-with-agency" text:style-name="Internet_20_link" text:visited-style-name="Visited_20_Internet_20_Link"><text:span text:style-name="Definition">Methods / Conceptual tools associated with agency</text:span></text:a></text:p>
                  <text:list text:style-name="L9">
                    <text:list-item>
                      <text:p text:style-name="P15"><text:a xlink:type="simple" xlink:href="#creating-ideocultures-as-designed-systems-add-third-space-here" text:style-name="Internet_20_link" text:visited-style-name="Visited_20_Internet_20_Link"><text:span text:style-name="Definition">Creating ideocultures as designed systems (ADD THIRD SPACE HERE)</text:span></text:a></text:p>
                    </text:list-item>
                    <text:list-item>
                      <text:p text:style-name="P15"><text:a xlink:type="simple" xlink:href="#funds-of-knowledge" text:style-name="Internet_20_link" text:visited-style-name="Visited_20_Internet_20_Link"><text:span text:style-name="Definition">Funds of Knowledge</text:span></text:a></text:p>
                    </text:list-item>
                    <text:list-item>
                      <text:p text:style-name="P15"><text:a xlink:type="simple" xlink:href="#tads---on-double-stimulation-and-agency" text:style-name="Internet_20_link" text:visited-style-name="Visited_20_Internet_20_Link"><text:span text:style-name="Definition">TADS - On double stimulation and agency</text:span></text:a></text:p>
                    </text:list-item>
                    <text:list-item>
                      <text:p text:style-name="P15"><text:a xlink:type="simple" xlink:href="#on-affordances" text:style-name="Internet_20_link" text:visited-style-name="Visited_20_Internet_20_Link"><text:span text:style-name="Definition">On affordances</text:span></text:a></text:p>
                    </text:list-item>
                  </text:list>
                </text:list-item>
              </text:list>
            </text:list-item>
            <text:list-item>
              <text:p text:style-name="P8"><text:a xlink:type="simple" xlink:href="#data-collection" text:style-name="Internet_20_link" text:visited-style-name="Visited_20_Internet_20_Link"><text:span text:style-name="Definition">Data Collection</text:span></text:a></text:p>
              <text:list text:style-name="L10">
                <text:list-item>
                  <text:p text:style-name="P16"><text:a xlink:type="simple" xlink:href="#summary-table-of-data-collection" text:style-name="Internet_20_link" text:visited-style-name="Visited_20_Internet_20_Link"><text:span text:style-name="Definition">Summary Table of Data Collection</text:span></text:a></text:p>
                </text:list-item>
                <text:list-item>
                  <text:p text:style-name="P16"><text:a xlink:type="simple" xlink:href="#justification-of-data-collection-and-selection" text:style-name="Internet_20_link" text:visited-style-name="Visited_20_Internet_20_Link"><text:span text:style-name="Definition">Justification of data collection and selection</text:span></text:a></text:p>
                  <text:list text:style-name="L11">
                    <text:list-item>
                      <text:p text:style-name="P17"><text:a xlink:type="simple" xlink:href="#alignment-with-with-socio-cultural-approach" text:style-name="Internet_20_link" text:visited-style-name="Visited_20_Internet_20_Link"><text:span text:style-name="Definition">Alignment with with socio cultural approach</text:span></text:a></text:p>
                    </text:list-item>
                  </text:list>
                </text:list-item>
                <text:list-item>
                  <text:p text:style-name="P16"><text:a xlink:type="simple" xlink:href="#challenges-of-data-collection-and-processing" text:style-name="Internet_20_link" text:visited-style-name="Visited_20_Internet_20_Link"><text:span text:style-name="Definition">Challenges of data collection and processing</text:span></text:a></text:p>
                  <text:list text:style-name="L12">
                    <text:list-item>
                      <text:p text:style-name="P18"><text:a xlink:type="simple" xlink:href="#video-processing" text:style-name="Internet_20_link" text:visited-style-name="Visited_20_Internet_20_Link"><text:span text:style-name="Definition">360 Video Processing</text:span></text:a></text:p>
                    </text:list-item>
                    <text:list-item>
                      <text:p text:style-name="P18"><text:a xlink:type="simple" xlink:href="#screen-capture-processing" text:style-name="Internet_20_link" text:visited-style-name="Visited_20_Internet_20_Link"><text:span text:style-name="Definition">Screen Capture Processing</text:span></text:a></text:p>
                    </text:list-item>
                    <text:list-item>
                      <text:p text:style-name="P18"><text:a xlink:type="simple" xlink:href="#learnings-and-recommendations-on-processing" text:style-name="Internet_20_link" text:visited-style-name="Visited_20_Internet_20_Link"><text:soft-page-break/><text:span text:style-name="Definition">Learnings and recommendations on processing</text:span></text:a></text:p>
                    </text:list-item>
                  </text:list>
                </text:list-item>
              </text:list>
            </text:list-item>
            <text:list-item>
              <text:p text:style-name="P8"><text:a xlink:type="simple" xlink:href="#data-analysis" text:style-name="Internet_20_link" text:visited-style-name="Visited_20_Internet_20_Link"><text:span text:style-name="Definition">Data Analysis</text:span></text:a></text:p>
              <text:list text:style-name="L13">
                <text:list-item>
                  <text:p text:style-name="P19"><text:a xlink:type="simple" xlink:href="#overall-table-and-rational-of-data-analysis" text:style-name="Internet_20_link" text:visited-style-name="Visited_20_Internet_20_Link"><text:span text:style-name="Definition">Overall table and rational of data analysis</text:span></text:a></text:p>
                </text:list-item>
                <text:list-item>
                  <text:p text:style-name="P19"><text:a xlink:type="simple" xlink:href="#notes-to-allocate-to-a-stage" text:style-name="Internet_20_link" text:visited-style-name="Visited_20_Internet_20_Link"><text:span text:style-name="Definition">Notes to allocate to a stage</text:span></text:a></text:p>
                  <text:list text:style-name="L14">
                    <text:list-item>
                      <text:p text:style-name="P20"><text:a xlink:type="simple" xlink:href="#rational-and-approach-of-data-analysis--" text:style-name="Internet_20_link" text:visited-style-name="Visited_20_Internet_20_Link"><text:span text:style-name="Definition">Rational and approach of data analysis -</text:span></text:a></text:p>
                    </text:list-item>
                  </text:list>
                </text:list-item>
                <text:list-item>
                  <text:p text:style-name="P19"><text:a xlink:type="simple" xlink:href="#data-analysis-stage-one" text:style-name="Internet_20_link" text:visited-style-name="Visited_20_Internet_20_Link"><text:span text:style-name="Definition">Data Analysis Stage One</text:span></text:a></text:p>
                  <text:list text:style-name="L15">
                    <text:list-item>
                      <text:p text:style-name="P21"><text:a xlink:type="simple" xlink:href="#planes-approach---noting-tensions-and-behaviours" text:style-name="Internet_20_link" text:visited-style-name="Visited_20_Internet_20_Link"><text:span text:style-name="Definition">3 planes approach - noting tensions and behaviours</text:span></text:a></text:p>
                    </text:list-item>
                    <text:list-item>
                      <text:p text:style-name="P21"><text:a xlink:type="simple" xlink:href="#justification-of-selecting-sessions-and-sections-for-more-detailed-analysis" text:style-name="Internet_20_link" text:visited-style-name="Visited_20_Internet_20_Link"><text:span text:style-name="Definition">Justification of selecting sessions and sections for more detailed analysis</text:span></text:a></text:p>
                    </text:list-item>
                  </text:list>
                </text:list-item>
                <text:list-item>
                  <text:p text:style-name="P19"><text:a xlink:type="simple" xlink:href="#data-analysis-stage-two" text:style-name="Internet_20_link" text:visited-style-name="Visited_20_Internet_20_Link"><text:span text:style-name="Definition">Data Analysis Stage Two</text:span></text:a></text:p>
                  <text:list text:style-name="L16">
                    <text:list-item>
                      <text:p text:style-name="P22"><text:a xlink:type="simple" xlink:href="#partial-transcriptiondescription-of-data" text:style-name="Internet_20_link" text:visited-style-name="Visited_20_Internet_20_Link"><text:span text:style-name="Definition">Partial transcription/description of data</text:span></text:a></text:p>
                    </text:list-item>
                    <text:list-item>
                      <text:p text:style-name="P22"><text:a xlink:type="simple" xlink:href="#partial-coding-of-video-at-stage-2" text:style-name="Internet_20_link" text:visited-style-name="Visited_20_Internet_20_Link"><text:span text:style-name="Definition">Partial coding of video at stage 2</text:span></text:a></text:p>
                    </text:list-item>
                    <text:list-item>
                      <text:p text:style-name="P22"><text:a xlink:type="simple" xlink:href="#what-was-excluded-from-initial-coding-and-why" text:style-name="Internet_20_link" text:visited-style-name="Visited_20_Internet_20_Link"><text:span text:style-name="Definition">What was excluded from initial coding and why</text:span></text:a></text:p>
                    </text:list-item>
                    <text:list-item>
                      <text:p text:style-name="P22"><text:a xlink:type="simple" xlink:href="#selection-of-vignettes-for-deeper-analysis" text:style-name="Internet_20_link" text:visited-style-name="Visited_20_Internet_20_Link"><text:span text:style-name="Definition">Selection of vignettes for deeper analysis</text:span></text:a></text:p>
                    </text:list-item>
                    <text:list-item>
                      <text:p text:style-name="P22"><text:a xlink:type="simple" xlink:href="#analysis-of-the-evolution-of-the-programme-resources-created" text:style-name="Internet_20_link" text:visited-style-name="Visited_20_Internet_20_Link"><text:span text:style-name="Definition">Analysis of the evolution of the programme resources created</text:span></text:a></text:p>
                    </text:list-item>
                  </text:list>
                </text:list-item>
                <text:list-item>
                  <text:p text:style-name="P19"><text:a xlink:type="simple" xlink:href="#data-analysis-stage-three" text:style-name="Internet_20_link" text:visited-style-name="Visited_20_Internet_20_Link"><text:span text:style-name="Definition">Data Analysis Stage Three</text:span></text:a></text:p>
                  <text:list text:style-name="L17">
                    <text:list-item>
                      <text:p text:style-name="P23"><text:a xlink:type="simple" xlink:href="#a-revised-processes-of-thematic-analysis" text:style-name="Internet_20_link" text:visited-style-name="Visited_20_Internet_20_Link"><text:span text:style-name="Definition">A revised processes of thematic analysis</text:span></text:a></text:p>
                    </text:list-item>
                    <text:list-item>
                      <text:p text:style-name="P23"><text:a xlink:type="simple" xlink:href="#on-final-transcriptiondescription-of-data" text:style-name="Internet_20_link" text:visited-style-name="Visited_20_Internet_20_Link"><text:span text:style-name="Definition">On Final Transcription/description of data</text:span></text:a></text:p>
                    </text:list-item>
                  </text:list>
                </text:list-item>
                <text:list-item>
                  <text:p text:style-name="P19"><text:a xlink:type="simple" xlink:href="#use-of-journal-data" text:style-name="Internet_20_link" text:visited-style-name="Visited_20_Internet_20_Link"><text:span text:style-name="Definition">Use of journal data</text:span></text:a></text:p>
                </text:list-item>
                <text:list-item>
                  <text:p text:style-name="P19"><text:a xlink:type="simple" xlink:href="#use-of-interview-data" text:style-name="Internet_20_link" text:visited-style-name="Visited_20_Internet_20_Link"><text:span text:style-name="Definition">Use of Interview data</text:span></text:a></text:p>
                  <text:list text:style-name="L18">
                    <text:list-item>
                      <text:p text:style-name="P24"><text:a xlink:type="simple" xlink:href="#practitioner-interviews" text:style-name="Internet_20_link" text:visited-style-name="Visited_20_Internet_20_Link"><text:span text:style-name="Definition">Practitioner interviews</text:span></text:a></text:p>
                    </text:list-item>
                    <text:list-item>
                      <text:p text:style-name="P24"><text:a xlink:type="simple" xlink:href="#participant-interviews" text:style-name="Internet_20_link" text:visited-style-name="Visited_20_Internet_20_Link"><text:span text:style-name="Definition">Participant interviews</text:span></text:a></text:p>
                    </text:list-item>
                  </text:list>
                </text:list-item>
              </text:list>
            </text:list-item>
            <text:list-item>
              <text:p text:style-name="P8"><text:a xlink:type="simple" xlink:href="#data-validity-replicability-and-reliability-and-decisions-of-what-to-not-analyse" text:style-name="Internet_20_link" text:visited-style-name="Visited_20_Internet_20_Link"><text:span text:style-name="Definition">Data validity, replicability and reliability and decisions of what to not analyse</text:span></text:a></text:p>
              <text:list text:style-name="L19">
                <text:list-item>
                  <text:p text:style-name="P25"><text:a xlink:type="simple" xlink:href="#data-validity---triangulation-of-data---the-theory" text:style-name="Internet_20_link" text:visited-style-name="Visited_20_Internet_20_Link"><text:span text:style-name="Definition">Data Validity - Triangulation of Data - THE THEORY</text:span></text:a></text:p>
                  <text:list text:style-name="L20">
                    <text:list-item>
                      <text:p text:style-name="P26"><text:a xlink:type="simple" xlink:href="#limits-of-problems-with-video-data-analysis" text:style-name="Internet_20_link" text:visited-style-name="Visited_20_Internet_20_Link"><text:span text:style-name="Definition">Limits of / problems with video data analysis</text:span></text:a></text:p>
                    </text:list-item>
                  </text:list>
                </text:list-item>
                <text:list-item>
                  <text:p text:style-name="P25"><text:a xlink:type="simple" xlink:href="#discussion-on-evolving-coding-process---perhaps-shift-to-last-chapter-finally" text:style-name="Internet_20_link" text:visited-style-name="Visited_20_Internet_20_Link"><text:span text:style-name="Definition">Discussion on evolving coding process - PERHAPS SHIFT TO LAST CHAPTER finally</text:span></text:a></text:p>
                </text:list-item>
                <text:list-item>
                  <text:p text:style-name="P25"><text:a xlink:type="simple" xlink:href="#generalisation-of-research" text:style-name="Internet_20_link" text:visited-style-name="Visited_20_Internet_20_Link"><text:span text:style-name="Definition">Generalisation of Research</text:span></text:a></text:p>
                  <text:list text:style-name="L21">
                    <text:list-item>
                      <text:p text:style-name="P27"><text:a xlink:type="simple" xlink:href="#data-replicability" text:style-name="Internet_20_link" text:visited-style-name="Visited_20_Internet_20_Link"><text:span text:style-name="Definition">Data Replicability</text:span></text:a></text:p>
                    </text:list-item>
                    <text:list-item>
                      <text:p text:style-name="P27"><text:a xlink:type="simple" xlink:href="#generalisation-of-research-1" text:style-name="Internet_20_link" text:visited-style-name="Visited_20_Internet_20_Link"><text:span text:style-name="Definition">Generalisation of Research</text:span></text:a></text:p>
                    </text:list-item>
                  </text:list>
                </text:list-item>
              </text:list>
            </text:list-item>
            <text:list-item>
              <text:p text:style-name="P8"><text:a xlink:type="simple" xlink:href="#research-questions" text:style-name="Internet_20_link" text:visited-style-name="Visited_20_Internet_20_Link"><text:span text:style-name="Definition">Research Questions</text:span></text:a></text:p>
              <text:list text:style-name="L22">
                <text:list-item>
                  <text:p text:style-name="P28"><text:a xlink:type="simple" xlink:href="#how-research-questions-evolved" text:style-name="Internet_20_link" text:visited-style-name="Visited_20_Internet_20_Link"><text:span text:style-name="Definition">How Research Questions Evolved</text:span></text:a></text:p>
                </text:list-item>
                <text:list-item>
                  <text:p text:style-name="P28"><text:a xlink:type="simple" xlink:href="#what-research-questions-are-answered-by-what-data-gathering-and-analysis---and-described-in-what-chapter" text:style-name="Internet_20_link" text:visited-style-name="Visited_20_Internet_20_Link"><text:span text:style-name="Definition">What research questions are answered by what data gathering and analysis - and described in what chapter?</text:span></text:a></text:p>
                </text:list-item>
              </text:list>
            </text:list-item>
            <text:list-item>
              <text:p text:style-name="P8"><text:a xlink:type="simple" xlink:href="#discussion-on-methodology" text:style-name="Internet_20_link" text:visited-style-name="Visited_20_Internet_20_Link"><text:span text:style-name="Definition">Discussion on Methodology</text:span></text:a></text:p>
              <text:list text:style-name="L23">
                <text:list-item>
                  <text:p text:style-name="P29"><text:a xlink:type="simple" xlink:href="#discussion" text:style-name="Internet_20_link" text:visited-style-name="Visited_20_Internet_20_Link"><text:span text:style-name="Definition">Discussion</text:span></text:a></text:p>
                </text:list-item>
                <text:list-item>
                  <text:p text:style-name="P29"><text:a xlink:type="simple" xlink:href="#authenticity---creating-value" text:style-name="Internet_20_link" text:visited-style-name="Visited_20_Internet_20_Link"><text:span text:style-name="Definition">Authenticity - creating value</text:span></text:a></text:p>
                </text:list-item>
              </text:list>
            </text:list-item>
            <text:list-item>
              <text:p text:style-name="P8"><text:a xlink:type="simple" xlink:href="#summary-of-design-evolution" text:style-name="Internet_20_link" text:visited-style-name="Visited_20_Internet_20_Link"><text:span text:style-name="Definition">Summary of design evolution</text:span></text:a></text:p>
              <text:list text:style-name="L24">
                <text:list-item>
                  <text:p text:style-name="P30"><text:a xlink:type="simple" xlink:href="#describing-the-formative-intervention-of-this-research" text:style-name="Internet_20_link" text:visited-style-name="Visited_20_Internet_20_Link"><text:span text:style-name="Definition">Describing the formative intervention of this research</text:span></text:a></text:p>
                </text:list-item>
                <text:list-item>
                  <text:p text:style-name="P30"><text:a xlink:type="simple" xlink:href="#on-the-details-of-the-design" text:style-name="Internet_20_link" text:visited-style-name="Visited_20_Internet_20_Link"><text:span text:style-name="Definition">On the details of the design</text:span></text:a></text:p>
                  <text:list text:style-name="L25">
                    <text:list-item>
                      <text:p text:style-name="P31"><text:a xlink:type="simple" xlink:href="#phases-and-data-gathering" text:style-name="Internet_20_link" text:visited-style-name="Visited_20_Internet_20_Link"><text:span text:style-name="Definition">Phases and data Gathering</text:span></text:a></text:p>
                    </text:list-item>
                    <text:list-item>
                      <text:p text:style-name="P31"><text:a xlink:type="simple" xlink:href="#p1-exploratory-stage-oct-2017---dec-2018" text:style-name="Internet_20_link" text:visited-style-name="Visited_20_Internet_20_Link"><text:span text:style-name="Definition">P1: Exploratory stage: Oct 2017 - Dec 2018</text:span></text:a></text:p>
                    </text:list-item>
                    <text:list-item>
                      <text:p text:style-name="P31"><text:a xlink:type="simple" xlink:href="#p3-accelerated-game-making-programme-5-weeks-jan---feb-2019" text:style-name="Internet_20_link" text:visited-style-name="Visited_20_Internet_20_Link"><text:span text:style-name="Definition">P3: Accelerated game making programme (5 weeks): Jan - Feb 2019</text:span></text:a></text:p>
                    </text:list-item>
                    <text:list-item>
                      <text:p text:style-name="P31"><text:a xlink:type="simple" xlink:href="#p4-adding-a-process-drama-to-the-game-making-programme-april---may-2019" text:style-name="Internet_20_link" text:visited-style-name="Visited_20_Internet_20_Link"><text:span text:style-name="Definition">P4: Adding a process drama to the game making programme: April - May 2019</text:span></text:a></text:p>
                    </text:list-item>
                  </text:list>
                </text:list-item>
                <text:list-item>
                  <text:p text:style-name="P30"><text:a xlink:type="simple" xlink:href="#on-the-emergent-and-mutual-nature-of-the-design-and-research-process" text:style-name="Internet_20_link" text:visited-style-name="Visited_20_Internet_20_Link"><text:soft-page-break/><text:span text:style-name="Definition">On the emergent and mutual nature of the design and research process</text:span></text:a></text:p>
                  <text:list text:style-name="L26">
                    <text:list-item>
                      <text:p text:style-name="P32"><text:a xlink:type="simple" xlink:href="#note-on-creation-of-learning-and-teaching-resources" text:style-name="Internet_20_link" text:visited-style-name="Visited_20_Internet_20_Link"><text:span text:style-name="Definition">Note on creation of learning and teaching resources</text:span></text:a></text:p>
                    </text:list-item>
                  </text:list>
                </text:list-item>
                <text:list-item>
                  <text:p text:style-name="P30"><text:a xlink:type="simple" xlink:href="#more-material-on-expansive-learning-formative-inteventions-dbr" text:style-name="Internet_20_link" text:visited-style-name="Visited_20_Internet_20_Link"><text:span text:style-name="Definition">More material on Expansive Learning / Formative Inteventions / DBR</text:span></text:a></text:p>
                </text:list-item>
              </text:list>
            </text:list-item>
            <text:list-item>
              <text:p text:style-name="P8"><text:a xlink:type="simple" xlink:href="#transition-to-next-chapter" text:style-name="Internet_20_link" text:visited-style-name="Visited_20_Internet_20_Link"><text:span text:style-name="Definition">Transition to next Chapter</text:span></text:a></text:p>
            </text:list-item>
          </text:list>
        </text:list-item>
      </text:list>
      <text:h text:style-name="Heading_20_1" text:outline-level="1"><text:bookmark-start text:name="methodology"/>Methodology<text:bookmark-end text:name="methodology"/></text:h>
      <text:h text:style-name="Heading_20_2" text:outline-level="2"><text:bookmark-start text:name="research-questions---march-2024"/>Research Questions - March 2024<text:bookmark-end text:name="research-questions---march-2024"/></text:h>
      <text:list text:style-name="L27">
        <text:list-item>
          <text:p text:style-name="P33">What pedagogical tools and processes are available to support novices to overcome barriers to participation in game coding processes?</text:p>
        </text:list-item>
        <text:list-item>
          <text:p text:style-name="P33">How can game design patterns support the development of coding practices with novices?</text:p>
        </text:list-item>
        <text:list-item>
          <text:p text:style-name="P33">How can learners build agency in an evolving community of game makers?</text:p>
        </text:list-item>
      </text:list>
      <text:h text:style-name="Heading_20_2" text:outline-level="2"><text:bookmark-start text:name="introduction-and-summary-of-the-methdology-of-this-study"/>Introduction and summary of the methdology of this study<text:bookmark-end text:name="introduction-and-summary-of-the-methdology-of-this-study"/></text:h>
      <text:p text:style-name="First_20_paragraph">The last chapter introduced the theoretical framework of this study, namely activity theory.</text:p>
      <text:p text:style-name="Text_20_body">This chapter describes - the methods that make up the methodology - data gathering and Processing - Data analysis explored in stages - comments on data validity etc. - an overview of the design stages of the</text:p>
      <text:h text:style-name="Heading_20_2" text:outline-level="2"><text:bookmark-start text:name="theoretical-framework-other-influential-theoretical-areas-like-constructionism-as-a-design-learning-theory-methodology-approach"/>Theoretical Framework &amp; other influential theoretical areas (like constructionism as a design / learning theory) (Methodology approach)?<text:bookmark-end text:name="theoretical-framework-other-influential-theoretical-areas-like-constructionism-as-a-design-learning-theory-methodology-approach"/></text:h>
      <text:p text:style-name="First_20_paragraph">What to cover in this section.</text:p>
      <text:p text:style-name="Text_20_body">Theoretical framework. AT / CHAT I also then describe the broad methodical approach of DBR and formative interventions.</text:p>
      <text:p text:style-name="Text_20_body">I explore when constructivism/ constructionism is of interested but not the basis for this study.</text:p>
      <text:p text:style-name="Text_20_body">In the next chapter I will cover some of the specific methods and approaches</text:p>
      <text:h text:style-name="Heading_20_3" text:outline-level="3"><text:bookmark-start text:name="socio-cultural-approaches-and-the-primacy-of-context"/>Socio cultural approaches and the primacy of context<text:bookmark-end text:name="socio-cultural-approaches-and-the-primacy-of-context"/></text:h>
      <text:p text:style-name="First_20_paragraph">This focus on the environment and context is in line with social and cultural lines of research. Socio-cultural research and perspectives can be broadly described as…<text:reference-mark-start text:name="ZOTERO_ITEM CSL_CITATION {&quot;citationID&quot;:&quot;kuuxfith&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cZ86CSLebL"/>(Barab et al., 2019)<text:reference-mark-end text:name="ZOTERO_ITEM CSL_CITATION {&quot;citationID&quot;:&quot;kuuxfith&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cZ86CSLebL"/></text:p>
      <text:p text:style-name="Preformatted_20_Text">A central assumption underlying</text:p>
      <text:p text:style-name="Preformatted_20_Text">this essay is that any abstraction of ‘content’ from its ecological functioning <text:s text:c="2"/>(e.g., use within a particular situation) is likely to undermine its perceived value for any situation (Bransford, Brown, &amp; Cocking, 2000; Nathan, 2012) or</text:p>
      <text:p text:style-name="Preformatted_20_Text">the learners’ belief that they are likely to do something meaningful with that <text:soft-page-break/>which they are learning.</text:p>
      <text:p text:style-name="First_20_paragraph">This primacy of context described above underlies much of the social turn of educational and psychological research.</text:p>
      <text:p text:style-name="Text_20_body">As my study seeks to address cultural factors which act as barriers to participation in digital making, it requires a method of research which allows the detailed description and evaluation of complex, emergent learning environments.</text:p>
      <text:p text:style-name="Text_20_body">There are a range of valid methodological approaches suited to this study. These include participatory design Muller, 2007), ethnography and guided participation, communities of practice , Activity Theory .<text:line-break/></text:p>
      <text:h text:style-name="Heading_20_3" text:outline-level="3"><text:bookmark-start text:name="what-is-and-why-choose-activity-theory"/>What is and Why choose Activity Theory<text:bookmark-end text:name="what-is-and-why-choose-activity-theory"/></text:h>
      <text:p text:style-name="First_20_paragraph">I have chosen to use activity theory as a base for the the theoretical framework of this study and to supplement it with the technique of design-based research. I also draw on the work of Rogoff and the use of three planes of activity to analyse complex community actions.</text:p>
      <text:p text:style-name="Text_20_body">JUST A QUICK SUMMARY HERE -</text:p>
      <text:p text:style-name="Text_20_body">The focus of this study is on the construction of shared meaning and practices as part of an emerging community of game makers. To do this I adopt a sociocultural approach and specifically cultural historical activity theory CHAT in the form of design-based research.</text:p>
      <text:h text:style-name="Heading_20_4" text:outline-level="4"><text:bookmark-start text:name="conceptualising-informal-education-via-foundational-theory---is-this-needed-here---no---but-where-to-put-it"/>Conceptualising informal education via foundational theory - IS THIS NEEDED HERE - NO - BUT WHERE TO PUT IT?<text:bookmark-end text:name="conceptualising-informal-education-via-foundational-theory---is-this-needed-here---no---but-where-to-put-it"/></text:h>
      <text:p text:style-name="First_20_paragraph">Foundation sociocultural approach which goes beyond a conception of transmission model of learning and embraces learning in context.</text:p>
      <text:list text:style-name="L28">
        <text:list-item>
          <text:p text:style-name="P34">Vygotsky (and friends) - foundational ideas - activity as unit of analysis - mediation via objects and ideas <text:reference-mark-start text:name="ZOTERO_ITEM CSL_CITATION {&quot;citationID&quot;:&quot;pagduekd&quot;,&quot;properties&quot;:{&quot;formattedCitation&quot;:&quot;(Luriia, 1976)&quot;,&quot;plainCitation&quot;:&quot;(Luriia, 1976)&quot;,&quot;noteIndex&quot;:0},&quot;citationItems&quot;:[{&quot;id&quot;:8728,&quot;uris&quot;:[&quot;http://zotero.org/users/1913249/items/2BVDYR5P&quot;,[&quot;http://zotero.org/users/1913249/items/2BVDYR5P&quot;]],&quot;itemData&quot;:{&quot;id&quot;:8728,&quot;type&quot;:&quot;book&quot;,&quot;note&quot;:&quot;Citation Key: luriia1976cognitive&quot;,&quot;publisher&quot;:&quot;Harvard university press&quot;,&quot;title&quot;:&quot;Cognitive development: Its cultural and social foundations&quot;,&quot;author&quot;:[{&quot;family&quot;:&quot;Luriia&quot;,&quot;given&quot;:&quot;Aleksandr Romanovich&quot;}],&quot;issued&quot;:{&quot;date-parts&quot;:[[&quot;1976&quot;]]},&quot;citation-key&quot;:&quot;luriia1976cognitive&quot;},&quot;prefix&quot;:&quot;&quot;,&quot;suffix&quot;:&quot;&quot;}],&quot;schema&quot;:&quot;https://github.com/citation-style-language/schema/raw/master/csl-citation.json&quot;} RND1eKiso24cX"/>(Luriia, 1976)<text:reference-mark-end text:name="ZOTERO_ITEM CSL_CITATION {&quot;citationID&quot;:&quot;pagduekd&quot;,&quot;properties&quot;:{&quot;formattedCitation&quot;:&quot;(Luriia, 1976)&quot;,&quot;plainCitation&quot;:&quot;(Luriia, 1976)&quot;,&quot;noteIndex&quot;:0},&quot;citationItems&quot;:[{&quot;id&quot;:8728,&quot;uris&quot;:[&quot;http://zotero.org/users/1913249/items/2BVDYR5P&quot;,[&quot;http://zotero.org/users/1913249/items/2BVDYR5P&quot;]],&quot;itemData&quot;:{&quot;id&quot;:8728,&quot;type&quot;:&quot;book&quot;,&quot;note&quot;:&quot;Citation Key: luriia1976cognitive&quot;,&quot;publisher&quot;:&quot;Harvard university press&quot;,&quot;title&quot;:&quot;Cognitive development: Its cultural and social foundations&quot;,&quot;author&quot;:[{&quot;family&quot;:&quot;Luriia&quot;,&quot;given&quot;:&quot;Aleksandr Romanovich&quot;}],&quot;issued&quot;:{&quot;date-parts&quot;:[[&quot;1976&quot;]]},&quot;citation-key&quot;:&quot;luriia1976cognitive&quot;},&quot;prefix&quot;:&quot;&quot;,&quot;suffix&quot;:&quot;&quot;}],&quot;schema&quot;:&quot;https://github.com/citation-style-language/schema/raw/master/csl-citation.json&quot;} RND1eKiso24cX"/></text:p>
        </text:list-item>
        <text:list-item>
          <text:p text:style-name="P34">Wertsch and Cole - community and context as vital in studies, role of cultural mediation in development, role of objects to study human culture (<text:span text:style-name="T1">cole_beyond_1996-1?</text:span>; <text:span text:style-name="T1">cole_culture_1995?</text:span>).</text:p>
        </text:list-item>
        <text:list-item>
          <text:p text:style-name="P34">Rogoff - community of learners and 3 foci as a way to frame this in education</text:p>
        </text:list-item>
      </text:list>
      <text:p text:style-name="First_20_paragraph">The vital role of cultural mediation in development (<text:span text:style-name="T1">cole_beyond_1996-1?</text:span>)</text:p>
      <text:p text:style-name="Text_20_body">This clearly aligns with community-based digital making and the use of objects as mediated objects and creative processes which facilitate and constituent participation.</text:p>
      <text:h text:style-name="Heading_20_2" text:outline-level="2"><text:bookmark-start text:name="methodology-of-this-study"/>Methodology of this study<text:bookmark-end text:name="methodology-of-this-study"/></text:h>
      <text:p text:style-name="First_20_paragraph">The methdology of this chapter is closely aligned with the activity theory concept of expansive <text:soft-page-break/>learning within formative interventions. It also uses methods widely adopted in design based research (DBR)</text:p>
      <text:p text:style-name="Text_20_body">My own research in game making is an experimental approach to create a new learning design. I have worked with young learners, local families and undergraduate student helpers to evolve a game making design. A key driver of my research was to explore the potential to draw on family experience in learning activities by working with families to make games together.</text:p>
      <text:p text:style-name="Text_20_body">The research aims of my study brought into focus some of they key debates and issues of design based research.</text:p>
      <text:list text:style-name="L29">
        <text:list-item>
          <text:p text:style-name="P35">mutual appropriation and ethics of participation rather than extraction</text:p>
        </text:list-item>
        <text:list-item>
          <text:p text:style-name="P35">generating material suitable for sharing as research but also basis for starting other communities, be this via tools process or other</text:p>
        </text:list-item>
        <text:list-item>
          <text:p text:style-name="P35">the difficulties of transmitting research outcomes to non-academics - give positive examples.</text:p>
        </text:list-item>
      </text:list>
      <text:p text:style-name="First_20_paragraph">Design based research is a varied discipline which can take a multitude of forms <text:reference-mark-start text:name="ZOTERO_ITEM CSL_CITATION {&quot;citationID&quot;:&quot;rxjbalbg&quot;,&quot;properties&quot;:{&quot;formattedCitation&quot;:&quot;(McKenney and Reeves, 2021)&quot;,&quot;plainCitation&quot;:&quot;(McKenney and Reeves, 2021)&quot;,&quot;noteIndex&quot;:0},&quot;citationItems&quot;:[{&quot;id&quot;:3910,&quot;uris&quot;:[&quot;http://zotero.org/users/1913249/items/IWREULVT&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9cET1BKlaV"/>(McKenney and Reeves, 2021)<text:reference-mark-end text:name="ZOTERO_ITEM CSL_CITATION {&quot;citationID&quot;:&quot;rxjbalbg&quot;,&quot;properties&quot;:{&quot;formattedCitation&quot;:&quot;(McKenney and Reeves, 2021)&quot;,&quot;plainCitation&quot;:&quot;(McKenney and Reeves, 2021)&quot;,&quot;noteIndex&quot;:0},&quot;citationItems&quot;:[{&quot;id&quot;:3910,&quot;uris&quot;:[&quot;http://zotero.org/users/1913249/items/IWREULVT&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9cET1BKlaV"/>. The core elements include: research as an intervention, iteration, involvement of participants in the evolution of designs, and a flexibility of research outcome based on how events unfold <text:reference-mark-start text:name="ZOTERO_ITEM CSL_CITATION {&quot;citationID&quot;:&quot;blyyshtq&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NjmOR1WiPD"/>(Easterday et al., 2014)<text:reference-mark-end text:name="ZOTERO_ITEM CSL_CITATION {&quot;citationID&quot;:&quot;blyyshtq&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NjmOR1WiPD"/>.</text:p>
      <text:p text:style-name="Text_20_body">Penuel <text:reference-mark-start text:name="ZOTERO_ITEM CSL_CITATION {&quot;citationID&quot;:&quot;ryprwlyk&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dkutyUuc9S"/>(2014)<text:reference-mark-end text:name="ZOTERO_ITEM CSL_CITATION {&quot;citationID&quot;:&quot;ryprwlyk&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dkutyUuc9S"/> describes design based researchers as an eclectic in approach but that there are calls for more formalisation.</text:p>
      <text:p text:style-name="Text_20_body">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lqhuhlfe&quot;,&quot;properties&quot;:{&quot;formattedCitation&quot;:&quot;(Cobb et al., 2003)&quot;,&quot;plainCitation&quot;:&quot;(Cobb et al., 2003)&quot;,&quot;noteIndex&quot;:0},&quot;citationItems&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KMt8WKiwXB"/>(Cobb et al., 2003)<text:reference-mark-end text:name="ZOTERO_ITEM CSL_CITATION {&quot;citationID&quot;:&quot;lqhuhlfe&quot;,&quot;properties&quot;:{&quot;formattedCitation&quot;:&quot;(Cobb et al., 2003)&quot;,&quot;plainCitation&quot;:&quot;(Cobb et al., 2003)&quot;,&quot;noteIndex&quot;:0},&quot;citationItems&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KMt8WKiwXB"/>.</text:p>
      <text:h text:style-name="Heading_20_4" text:outline-level="4"><text:bookmark-start text:name="the-guiding-principles-of-dbr-and-alignment-with-chat"/>The guiding principles of DBR and alignment with CHAT<text:bookmark-end text:name="the-guiding-principles-of-dbr-and-alignment-with-chat"/></text:h>
      <text:p text:style-name="First_20_paragraph">The definition of DBR is evolving. Sandoval notes critique from some of the diverse methods at use <text:reference-mark-start text:name="ZOTERO_ITEM CSL_CITATION {&quot;citationID&quot;:&quot;yrjtjhgp&quot;,&quot;properties&quot;:{&quot;formattedCitation&quot;:&quot;(2014)&quot;,&quot;plainCitation&quot;:&quot;(2014)&quot;,&quot;noteIndex&quot;:0},&quot;citationItems&quot;:[{&quot;id&quot;:9476,&quot;uris&quot;:[&quot;http://zotero.org/users/1913249/items/LFJJQN76&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TONTRkFkAI"/>(2014)<text:reference-mark-end text:name="ZOTERO_ITEM CSL_CITATION {&quot;citationID&quot;:&quot;yrjtjhgp&quot;,&quot;properties&quot;:{&quot;formattedCitation&quot;:&quot;(2014)&quot;,&quot;plainCitation&quot;:&quot;(2014)&quot;,&quot;noteIndex&quot;:0},&quot;citationItems&quot;:[{&quot;id&quot;:9476,&quot;uris&quot;:[&quot;http://zotero.org/users/1913249/items/LFJJQN76&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TONTRkFkAI"/>, but notes the alignment of approaches namely, “the joint pursuit of practical improvement and theoretical refinement; cycles of design, enactment, analysis, and revision; and attempts to link processes of enactment to outcomes of interest”</text:p>
      <text:p text:style-name="Text_20_body">There are different strands of DBR some of which holder closer to the lab based approaches that DBR was initially conceived of to transcend <text:reference-mark-start text:name="ZOTERO_ITEM CSL_CITATION {&quot;citationID&quot;:&quot;negutrzq&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wD0VMWCrQ2"/>(Brown, 1992)<text:reference-mark-end text:name="ZOTERO_ITEM CSL_CITATION {&quot;citationID&quot;:&quot;negutrzq&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wD0VMWCrQ2"/></text:p>
      <text:p text:style-name="Text_20_body">One principle of DBR advanced by many researchers is that that research participants also influence the ongoing design of the research <text:reference-mark-start text:name="ZOTERO_ITEM CSL_CITATION {&quot;citationID&quot;:&quot;tbezfxdz&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HHddp8Geef"/>(Cobb et al., 2003; Barab et al., 2004; Downing-Wilson et al., 2011)<text:reference-mark-end text:name="ZOTERO_ITEM CSL_CITATION {&quot;citationID&quot;:&quot;tbezfxdz&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HHddp8Geef"/>. However in application this not a key part of all definitions <text:reference-mark-start text:name="ZOTERO_ITEM CSL_CITATION {&quot;citationID&quot;:&quot;vjoplrcn&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3BfbbcjpIy"/>(Easterday et al., 2014)<text:reference-mark-end text:name="ZOTERO_ITEM CSL_CITATION {&quot;citationID&quot;:&quot;vjoplrcn&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3BfbbcjpIy"/>. Thus Cole critiques (CHECK) <text:reference-mark-start text:name="ZOTERO_ITEM CSL_CITATION {&quot;citationID&quot;:&quot;ywvztxzr&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ActOL4mzuZ"/>(Cole and Packer, 2016)<text:reference-mark-end text:name="ZOTERO_ITEM CSL_CITATION {&quot;citationID&quot;:&quot;ywvztxzr&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ActOL4mzuZ"/>. In addition, lack of adaptability and mutuality in terms of taking on board the suggested adaptations of learners.</text:p>
      <text:p text:style-name="P6">One of Engestrom’s critiques of DBR <text:reference-mark-start text:name="ZOTERO_ITEM CSL_CITATION {&quot;citationID&quot;:&quot;iigbqfqn&quot;,&quot;properties&quot;:{&quot;formattedCitation&quot;:&quot;(Engestr\\uc0\\u246{}m, 2009)&quot;,&quot;plainCitation&quot;:&quot;(Engeström, 2009)&quot;,&quot;noteIndex&quot;:0},&quot;citationItems&quot;:[{&quot;id&quot;:3403,&quot;uris&quot;:[&quot;http://zotero.org/users/1913249/items/A65ZKZJV&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yxSlQ6RnLZ"/><text:span text:style-name="T3">(Engeström, 2009)</text:span><text:reference-mark-end text:name="ZOTERO_ITEM CSL_CITATION {&quot;citationID&quot;:&quot;iigbqfqn&quot;,&quot;properties&quot;:{&quot;formattedCitation&quot;:&quot;(Engestr\\uc0\\u246{}m, 2009)&quot;,&quot;plainCitation&quot;:&quot;(Engeström, 2009)&quot;,&quot;noteIndex&quot;:0},&quot;citationItems&quot;:[{&quot;id&quot;:3403,&quot;uris&quot;:[&quot;http://zotero.org/users/1913249/items/A65ZKZJV&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yxSlQ6RnLZ"/> is that it lacks rigorous examination of the dynamic nature of context with CHAT conceptions of Activity.</text:p>
      <text:p text:style-name="Text_20_body">For example, the context of experiments, particularly viewing the classroom as a controlled <text:soft-page-break/>environment <text:reference-mark-start text:name="ZOTERO_ITEM CSL_CITATION {&quot;citationID&quot;:&quot;wlaipvgr&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gvjkP2HGPq"/>(Cole and Packer, 2016)<text:reference-mark-end text:name="ZOTERO_ITEM CSL_CITATION {&quot;citationID&quot;:&quot;wlaipvgr&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gvjkP2HGPq"/>.</text:p>
      <text:h text:style-name="Heading_20_4" text:outline-level="4"><text:bookmark-start text:name="context-and-generalisation-of-results"/>Context and Generalisation of results:<text:bookmark-end text:name="context-and-generalisation-of-results"/></text:h>
      <text:p text:style-name="First_20_paragraph">Barab and Squire <text:reference-mark-start text:name="ZOTERO_ITEM CSL_CITATION {&quot;citationID&quot;:&quot;qjepqsit&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lNWG3row8W"/>(Barab and Squire, 2004)<text:reference-mark-end text:name="ZOTERO_ITEM CSL_CITATION {&quot;citationID&quot;:&quot;qjepqsit&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lNWG3row8W"/>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p text:style-name="Text_20_body">This context of this research, which is x,</text:p>
      <text:h text:style-name="Heading_20_4" text:outline-level="4"><text:bookmark-start text:name="justification-of-choice-esp-compared-to-constructionism---drop---or-align-dbr-with-constructionism"/>Justification of choice (esp compared to constructionism) - DROP - or ALIGN dbr WITH CONSTRUCTIONISM<text:bookmark-end text:name="justification-of-choice-esp-compared-to-constructionism---drop---or-align-dbr-with-constructionism"/></text:h>
      <text:p text:style-name="First_20_paragraph">MOVE ? I propose that this environment is a fertile research base to jointly create learning activities with a wider potential application. To facilitate this goal I have taken a design-based approach which acknowledges the importance of context in educational research <text:reference-mark-start text:name="ZOTERO_ITEM CSL_CITATION {&quot;citationID&quot;:&quot;ccjoprhu&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GZkZPPv3vs"/>(Brown, 1992)<text:reference-mark-end text:name="ZOTERO_ITEM CSL_CITATION {&quot;citationID&quot;:&quot;ccjoprhu&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GZkZPPv3vs"/>. MOVED FROM ANOTHER SECTION SEE IF IT FITS.</text:p>
      <text:p text:style-name="Text_20_body">AGAIN MOVED <text:span text:style-name="T1">Active stance of research:</text:span> There is an increasing stream of research work which places the researcher as an agent of change in a complex world where the need for systemic change is apparent and urgent.</text:p>
      <text:h text:style-name="Heading_20_4" text:outline-level="4"><text:bookmark-start text:name="why-not-use-constructivism-constructionism"/>Why not use constructivism / constructionism<text:bookmark-end text:name="why-not-use-constructivism-constructionism"/></text:h>
      <text:p text:style-name="First_20_paragraph">COMPRESS THIS - ALMOST DROP TOTALLY - NOTE THE GENERAL ALIGNMENT OF CONSTRUCTIONISM WITH DBR METHODS</text:p>
      <text:p text:style-name="Text_20_body">Hay describes DBR thus “learning occurs within a context of use, learning is frequently collaborative, learning as authentic, learning as inquiry-based not transmission-based” <text:reference-mark-start text:name="ZOTERO_ITEM CSL_CITATION {&quot;citationID&quot;:&quot;xtsdrjuy&quot;,&quot;properties&quot;:{&quot;formattedCitation&quot;:&quot;(Hay and Barab, 2001)&quot;,&quot;plainCitation&quot;:&quot;(Hay and Barab, 2001)&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prefix&quot;:&quot;&quot;,&quot;suffix&quot;:&quot;&quot;}],&quot;schema&quot;:&quot;https://github.com/citation-style-language/schema/raw/master/csl-citation.json&quot;} RND7KW5ak1YT6"/>(Hay and Barab, 2001)<text:reference-mark-end text:name="ZOTERO_ITEM CSL_CITATION {&quot;citationID&quot;:&quot;xtsdrjuy&quot;,&quot;properties&quot;:{&quot;formattedCitation&quot;:&quot;(Hay and Barab, 2001)&quot;,&quot;plainCitation&quot;:&quot;(Hay and Barab, 2001)&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prefix&quot;:&quot;&quot;,&quot;suffix&quot;:&quot;&quot;}],&quot;schema&quot;:&quot;https://github.com/citation-style-language/schema/raw/master/csl-citation.json&quot;} RND7KW5ak1YT6"/> p. 3. Thus the broad claims are in alignment with wider socio cultural approaches.</text:p>
      <text:p text:style-name="Text_20_body">Cobb <text:reference-mark-start text:name="ZOTERO_ITEM CSL_CITATION {&quot;citationID&quot;:&quot;oehwmmwm&quot;,&quot;properties&quot;:{&quot;formattedCitation&quot;:&quot;(1994)&quot;,&quot;plainCitation&quot;:&quot;(1994)&quot;,&quot;noteIndex&quot;:0},&quot;citationItems&quot;:[{&quot;id&quot;:3326,&quot;uris&quot;:[&quot;http://zotero.org/users/1913249/items/NA88VYVT&quot;,[&quot;http://zotero.org/users/1913249/items/NA88VYVT&quot;]],&quot;itemData&quot;:{&quot;id&quot;:3326,&quot;type&quot;:&quot;article-journal&quot;,&quot;container-title&quot;:&quot;Educational researcher&quot;,&quot;issue&quot;:&quot;7&quot;,&quot;page&quot;:&quot;13–20&quot;,&quot;title&quot;:&quot;Where is the mind? Constructivist and sociocultural perspectives on mathematical development&quot;,&quot;volume&quot;:&quot;23&quot;,&quot;author&quot;:[{&quot;family&quot;:&quot;Cobb&quot;,&quot;given&quot;:&quot;Paul&quot;}],&quot;issued&quot;:{&quot;date-parts&quot;:[[&quot;1994&quot;]]},&quot;citation-key&quot;:&quot;cobb_where_1994&quot;},&quot;suppress-author&quot;:true,&quot;prefix&quot;:&quot;&quot;,&quot;suffix&quot;:&quot;&quot;}],&quot;schema&quot;:&quot;https://github.com/citation-style-language/schema/raw/master/csl-citation.json&quot;} RNDxDzoRVbbJW"/>(1994)<text:reference-mark-end text:name="ZOTERO_ITEM CSL_CITATION {&quot;citationID&quot;:&quot;oehwmmwm&quot;,&quot;properties&quot;:{&quot;formattedCitation&quot;:&quot;(1994)&quot;,&quot;plainCitation&quot;:&quot;(1994)&quot;,&quot;noteIndex&quot;:0},&quot;citationItems&quot;:[{&quot;id&quot;:3326,&quot;uris&quot;:[&quot;http://zotero.org/users/1913249/items/NA88VYVT&quot;,[&quot;http://zotero.org/users/1913249/items/NA88VYVT&quot;]],&quot;itemData&quot;:{&quot;id&quot;:3326,&quot;type&quot;:&quot;article-journal&quot;,&quot;container-title&quot;:&quot;Educational researcher&quot;,&quot;issue&quot;:&quot;7&quot;,&quot;page&quot;:&quot;13–20&quot;,&quot;title&quot;:&quot;Where is the mind? Constructivist and sociocultural perspectives on mathematical development&quot;,&quot;volume&quot;:&quot;23&quot;,&quot;author&quot;:[{&quot;family&quot;:&quot;Cobb&quot;,&quot;given&quot;:&quot;Paul&quot;}],&quot;issued&quot;:{&quot;date-parts&quot;:[[&quot;1994&quot;]]},&quot;citation-key&quot;:&quot;cobb_where_1994&quot;},&quot;suppress-author&quot;:true,&quot;prefix&quot;:&quot;&quot;,&quot;suffix&quot;:&quot;&quot;}],&quot;schema&quot;:&quot;https://github.com/citation-style-language/schema/raw/master/csl-citation.json&quot;} RNDxDzoRVbbJW"/> identifies two broad schools of constructivism, one focusing more on individual cognitive processes which follows the work of Piaget and the other drawing on the academic lineage of Vygotsky which locates knowledge formation as a cultural activity.</text:p>
      <text:p text:style-name="Text_20_body">NOTE - THERE IS IMPORTANT WORK HERE ON AUTENTICITY- and the potential tensions with agency - ie if authenticity is working a the elbows of professionals, students have less ownership over the process. <text:reference-mark-start text:name="ZOTERO_ITEM CSL_CITATION {&quot;citationID&quot;:&quot;fmddjiyx&quot;,&quot;properties&quot;:{&quot;formattedCitation&quot;:&quot;(Hay and Barab, 2001:34)&quot;,&quot;plainCitation&quot;:&quot;(Hay and Barab, 2001:34)&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4&quot;,&quot;prefix&quot;:&quot;&quot;}],&quot;schema&quot;:&quot;https://github.com/citation-style-language/schema/raw/master/csl-citation.json&quot;} RNDXmGZUKAslU"/>(Hay and Barab, 2001:34)<text:reference-mark-end text:name="ZOTERO_ITEM CSL_CITATION {&quot;citationID&quot;:&quot;fmddjiyx&quot;,&quot;properties&quot;:{&quot;formattedCitation&quot;:&quot;(Hay and Barab, 2001:34)&quot;,&quot;plainCitation&quot;:&quot;(Hay and Barab, 2001:34)&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4&quot;,&quot;prefix&quot;:&quot;&quot;}],&quot;schema&quot;:&quot;https://github.com/citation-style-language/schema/raw/master/csl-citation.json&quot;} RNDXmGZUKAslU"/></text:p>
      <text:p text:style-name="P4">Constructionism as applied learning and design theory</text:p>
      <text:p text:style-name="Text_20_body">Much of the foundational literature on game making names constructionism as a guiding theory (Harel and Papert, 1991; Kafai and Burke, 2015; Kafai and Resnick, 1996).</text:p>
      <text:p text:style-name="Text_20_body">Constructionism as a movement has done important work in creating design guidelines but much weaker as either an underlying theoretical or analytical framework.</text:p>
      <text:p text:style-name="Text_20_body"><text:soft-page-break/>Some PhD studies, many from MIT, use it as a guiding theory [Roque]</text:p>
      <text:p text:style-name="Text_20_body">It can be viewed as a design technique based on constructivist roots (<text:span text:style-name="T1">kynigos_constructionism?</text:span>)</text:p>
      <text:p text:style-name="Text_20_body">Constructionism is also described as a theory of learning by Noss <text:reference-mark-start text:name="ZOTERO_ITEM CSL_CITATION {&quot;citationID&quot;:&quot;ypgrtmew&quot;,&quot;properties&quot;:{&quot;formattedCitation&quot;:&quot;(Noss and Clayson, 2015)&quot;,&quot;plainCitation&quot;:&quot;(Noss and Clayson, 2015)&quot;,&quot;noteIndex&quot;:0},&quot;citationItems&quot;:[{&quot;id&quot;:9480,&quot;uris&quot;:[&quot;http://zotero.org/users/1913249/items/SF9N4BKM&quot;,[&quot;http://zotero.org/users/1913249/items/SF9N4BKM&quot;]],&quot;itemData&quot;:{&quot;id&quot;:9480,&quot;type&quot;:&quot;article-journal&quot;,&quot;container-title&quot;:&quot;Constructivist foundations&quot;,&quot;issue&quot;:&quot;3&quot;,&quot;note&quot;:&quot;Citation Key: noss2015reconstructing\npublisher: Alexander Riegler&quot;,&quot;page&quot;:&quot;285–288&quot;,&quot;title&quot;:&quot;Reconstructing constructionism&quot;,&quot;volume&quot;:&quot;10&quot;,&quot;author&quot;:[{&quot;family&quot;:&quot;Noss&quot;,&quot;given&quot;:&quot;Richard&quot;},{&quot;family&quot;:&quot;Clayson&quot;,&quot;given&quot;:&quot;James&quot;}],&quot;issued&quot;:{&quot;date-parts&quot;:[[&quot;2015&quot;]]},&quot;citation-key&quot;:&quot;noss2015reconstructing&quot;},&quot;prefix&quot;:&quot;&quot;,&quot;suffix&quot;:&quot;&quot;}],&quot;schema&quot;:&quot;https://github.com/citation-style-language/schema/raw/master/csl-citation.json&quot;} RNDQQftsKKIKl"/>(Noss and Clayson, 2015)<text:reference-mark-end text:name="ZOTERO_ITEM CSL_CITATION {&quot;citationID&quot;:&quot;ypgrtmew&quot;,&quot;properties&quot;:{&quot;formattedCitation&quot;:&quot;(Noss and Clayson, 2015)&quot;,&quot;plainCitation&quot;:&quot;(Noss and Clayson, 2015)&quot;,&quot;noteIndex&quot;:0},&quot;citationItems&quot;:[{&quot;id&quot;:9480,&quot;uris&quot;:[&quot;http://zotero.org/users/1913249/items/SF9N4BKM&quot;,[&quot;http://zotero.org/users/1913249/items/SF9N4BKM&quot;]],&quot;itemData&quot;:{&quot;id&quot;:9480,&quot;type&quot;:&quot;article-journal&quot;,&quot;container-title&quot;:&quot;Constructivist foundations&quot;,&quot;issue&quot;:&quot;3&quot;,&quot;note&quot;:&quot;Citation Key: noss2015reconstructing\npublisher: Alexander Riegler&quot;,&quot;page&quot;:&quot;285–288&quot;,&quot;title&quot;:&quot;Reconstructing constructionism&quot;,&quot;volume&quot;:&quot;10&quot;,&quot;author&quot;:[{&quot;family&quot;:&quot;Noss&quot;,&quot;given&quot;:&quot;Richard&quot;},{&quot;family&quot;:&quot;Clayson&quot;,&quot;given&quot;:&quot;James&quot;}],&quot;issued&quot;:{&quot;date-parts&quot;:[[&quot;2015&quot;]]},&quot;citation-key&quot;:&quot;noss2015reconstructing&quot;},&quot;prefix&quot;:&quot;&quot;,&quot;suffix&quot;:&quot;&quot;}],&quot;schema&quot;:&quot;https://github.com/citation-style-language/schema/raw/master/csl-citation.json&quot;} RNDQQftsKKIKl"/> rather than a methodology.</text:p>
      <text:p text:style-name="Text_20_body"/>
      <text:p text:style-name="Text_20_body">Barab and Squire <text:reference-mark-start text:name="ZOTERO_ITEM CSL_CITATION {&quot;citationID&quot;:&quot;qzixdkau&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0nUaucAQpx"/>(Barab and Squire, 2004)<text:reference-mark-end text:name="ZOTERO_ITEM CSL_CITATION {&quot;citationID&quot;:&quot;qzixdkau&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0nUaucAQpx"/></text:p>
      <text:p text:style-name="Text_20_body">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 </text:p>
      <text:h text:style-name="Heading_20_2" text:outline-level="2"><text:bookmark-start text:name="methods-used-in-this-study"/>Methods used in this study<text:bookmark-end text:name="methods-used-in-this-study"/></text:h>
      <text:p text:style-name="First_20_paragraph">This section examines the use of methods aligned with activity theory and DBR to help conceptualise and analyise the learning environment and processes.</text:p>
      <text:p text:style-name="Text_20_body">The methods outlined in this section combine to create a methodology aligned with formative intervention and DBR principles.</text:p>
      <text:h text:style-name="Heading_20_3" text:outline-level="3"><text:bookmark-start text:name="scopes-of-anaylsis-three-planes-approaches-and-other-learning-community-methods"/>Scopes of anaylsis, three planes approaches and other learning community methods<text:bookmark-end text:name="scopes-of-anaylsis-three-planes-approaches-and-other-learning-community-methods"/></text:h>
      <text:p text:style-name="First_20_paragraph">EXPLAIN IN JUST ENOUGH DETAIL HERE.</text:p>
      <text:p text:style-name="Text_20_body">Following Rogoff [@ rogoff_observing_1995]</text:p>
      <text:p text:style-name="Text_20_body">When mapping onto AT in a practical purpose of data analysis these planes can be seen as manifestations in different scopes of activty.</text:p>
      <text:p text:style-name="Text_20_body">From ? In the case of this study, activity can be seen as different scopes</text:p>
      <text:list text:style-name="L30">
        <text:list-item>
          <text:p text:style-name="P36">wider educational context and the culture of the whole program</text:p>
        </text:list-item>
        <text:list-item>
          <text:p text:style-name="P36">guided activity</text:p>
        </text:list-item>
        <text:list-item>
          <text:p text:style-name="P36">specific actions and operations.</text:p>
        </text:list-item>
      </text:list>
      <text:p text:style-name="First_20_paragraph">To answer this study’s RQs, all three aspects and their interactions need to be investigated.</text:p>
      <text:p text:style-name="Text_20_body">Blunden makes a pragmatic proposal to use the project as they key unit of activity <text:reference-mark-start text:name="ZOTERO_ITEM CSL_CITATION {&quot;citationID&quot;:&quot;mwccjhrv&quot;,&quot;properties&quot;:{&quot;formattedCitation&quot;:&quot;(2010, 2014)&quot;,&quot;plainCitation&quot;:&quot;(2010, 2014)&quot;,&quot;noteIndex&quot;:0},&quot;citationItems&quot;:[{&quot;id&quot;:3103,&quot;uris&quot;:[&quot;http://zotero.org/users/1913249/items/FF8IYRGL&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suppress-author&quot;:true,&quot;prefix&quot;:&quot;&quot;,&quot;suffix&quot;:&quot;&quot;},{&quot;id&quot;:3730,&quot;uris&quot;:[&quot;http://zotero.org/users/1913249/items/66N28Q52&quot;,[&quot;http://zotero.org/users/1913249/items/66N28Q52&quot;]],&quot;itemData&quot;:{&quot;id&quot;:3730,&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suppress-author&quot;:true,&quot;prefix&quot;:&quot;&quot;,&quot;suffix&quot;:&quot;&quot;}],&quot;schema&quot;:&quot;https://github.com/citation-style-language/schema/raw/master/csl-citation.json&quot;} RNDyETMNsg1Qk"/>(2010, 2014)<text:reference-mark-end text:name="ZOTERO_ITEM CSL_CITATION {&quot;citationID&quot;:&quot;mwccjhrv&quot;,&quot;properties&quot;:{&quot;formattedCitation&quot;:&quot;(2010, 2014)&quot;,&quot;plainCitation&quot;:&quot;(2010, 2014)&quot;,&quot;noteIndex&quot;:0},&quot;citationItems&quot;:[{&quot;id&quot;:3103,&quot;uris&quot;:[&quot;http://zotero.org/users/1913249/items/FF8IYRGL&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suppress-author&quot;:true,&quot;prefix&quot;:&quot;&quot;,&quot;suffix&quot;:&quot;&quot;},{&quot;id&quot;:3730,&quot;uris&quot;:[&quot;http://zotero.org/users/1913249/items/66N28Q52&quot;,[&quot;http://zotero.org/users/1913249/items/66N28Q52&quot;]],&quot;itemData&quot;:{&quot;id&quot;:3730,&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suppress-author&quot;:true,&quot;prefix&quot;:&quot;&quot;,&quot;suffix&quot;:&quot;&quot;}],&quot;schema&quot;:&quot;https://github.com/citation-style-language/schema/raw/master/csl-citation.json&quot;} RNDyETMNsg1Qk"/></text:p>
      <text:p text:style-name="Text_20_body">However the concept of project can also be applied to different scopes of activity. While game making as a community process is clearly as an important activity system to study, chapters four and five explores the value of interpersonal activity around the goal of implementing discrete game design patterns.</text:p>
      <text:p text:style-name="P4"><text:soft-page-break/>Activity, Actions and Operations</text:p>
      <text:p text:style-name="Text_20_body">EXPLAIN IN JUST ENOUGH DETAIL HERE.</text:p>
      <text:p text:style-name="Text_20_body">Following the terms and concepts used by Leontiev <text:reference-mark-start text:name="ZOTERO_ITEM CSL_CITATION {&quot;citationID&quot;:&quot;npjhxmep&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rmJSRPfE5v"/>(2009)<text:reference-mark-end text:name="ZOTERO_ITEM CSL_CITATION {&quot;citationID&quot;:&quot;npjhxmep&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rmJSRPfE5v"/>,</text:p>
      <text:p text:style-name="Text_20_body">Move summary of Activity, actions, operation (as per Barab here), link to GDP as a project / unity of activity.</text:p>
      <text:p text:style-name="Text_20_body">The concept of activity as a primary unit for analysis to research community activity was outlined.</text:p>
      <text:h text:style-name="Heading_20_4" text:outline-level="4"><text:bookmark-start text:name="on-germ-cell-and-expansive-learning-move"/>ON GERM CELL AND EXPANSIVE LEARNING MOVE<text:bookmark-end text:name="on-germ-cell-and-expansive-learning-move"/></text:h>
      <text:p text:style-name="First_20_paragraph">MAYBE MOVE SOMEWHERE ELSE? INTRODUCING A DISCUSSION LATER?</text:p>
      <text:p text:style-name="P6">The role of the germ cell in rising to the concrete and thus expanding learning <text:reference-mark-start text:name="ZOTERO_ITEM CSL_CITATION {&quot;citationID&quot;:&quot;fvhjwivr&quot;,&quot;properties&quot;:{&quot;formattedCitation&quot;:&quot;(Engestr\\uc0\\u246{}m et al., 2014; Sannino et al., 2016)&quot;,&quot;plainCitation&quot;:&quot;(Engeström et al., 2014; 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Q2yJQJG3Ou"/><text:span text:style-name="T3">(Engeström et al., 2014; Sannino et al., 2016)</text:span><text:reference-mark-end text:name="ZOTERO_ITEM CSL_CITATION {&quot;citationID&quot;:&quot;fvhjwivr&quot;,&quot;properties&quot;:{&quot;formattedCitation&quot;:&quot;(Engestr\\uc0\\u246{}m et al., 2014; Sannino et al., 2016)&quot;,&quot;plainCitation&quot;:&quot;(Engeström et al., 2014; 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Q2yJQJG3Ou"/></text:p>
      <text:p text:style-name="P6">Expansive learning leads to the formation of a new, expanded object and pattern of activity oriented to the object. This process, known as ascending from the abstract to the concrete, involves the formation of a theoretical concept of the new activity, based on grasping and modeling the initial simple relationship, the “germ cell,” that gives rise to the new activity and generates its diverse concrete manifestations (Davydov, 1990). From <text:reference-mark-start text:name="ZOTERO_ITEM CSL_CITATION {&quot;citationID&quot;:&quot;rusfkilg&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oSHQYMAUiw"/><text:span text:style-name="T3">(Engeström, 2011)</text:span><text:reference-mark-end text:name="ZOTERO_ITEM CSL_CITATION {&quot;citationID&quot;:&quot;rusfkilg&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oSHQYMAUiw"/></text:p>
      <text:p text:style-name="Text_20_body">This concept of shifting focus from individual activity to that of an expanded and shared object has parallels with more observational research on collective activity. (Rogoff) The key difference is the intervention of the researcher to create space, time and circumstances to facilitate the shift and production of new understandings of the activity in question.</text:p>
      <text:h text:style-name="Heading_20_3" text:outline-level="3"><text:bookmark-start text:name="comparing-characteristics-of-dbr-expansive-learning-and-formative-interventions"/>Comparing characteristics of DBR, expansive learning and formative interventions<text:bookmark-end text:name="comparing-characteristics-of-dbr-expansive-learning-and-formative-interventions"/></text:h>
      <text:p text:style-name="P2">This section addresses concepts common to DBR, and interventions of CHAT. The aim is to identify a working definition and terminology suitable for this study.</text:p>
      <text:h text:style-name="Heading_20_4" text:outline-level="4"><text:bookmark-start text:name="the-additions-adaptations-of-the-chat-community-to-dbr"/>The additions / adaptations of the CHAT community to DBR<text:bookmark-end text:name="the-additions-adaptations-of-the-chat-community-to-dbr"/></text:h>
      <text:p text:style-name="First_20_paragraph">Adaptations including mutual appropriation from Cole’s work <text:reference-mark-start text:name="ZOTERO_ITEM CSL_CITATION {&quot;citationID&quot;:&quot;qoxrvsiq&quot;,&quot;properties&quot;:{&quot;formattedCitation&quot;:&quot;(Downing-Wilson et al., 2011)&quot;,&quot;plainCitation&quot;:&quot;(Downing-Wilson et al., 2011)&quot;,&quot;noteIndex&quot;:0},&quot;citationItems&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wO98vKkwwo"/>(Downing-Wilson et al., 2011)<text:reference-mark-end text:name="ZOTERO_ITEM CSL_CITATION {&quot;citationID&quot;:&quot;qoxrvsiq&quot;,&quot;properties&quot;:{&quot;formattedCitation&quot;:&quot;(Downing-Wilson et al., 2011)&quot;,&quot;plainCitation&quot;:&quot;(Downing-Wilson et al., 2011)&quot;,&quot;noteIndex&quot;:0},&quot;citationItems&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wO98vKkwwo"/> and formative interventions from Engeström’s work </text:p>
      <text:p text:style-name="Text_20_body">Mutual appropriation highlighted the importance that researchers adapt to contextual factors including the practicalities of the setting.</text:p>
      <text:p text:style-name="P6">Later work on DBR applied from a CHAT perspective has addressed limitations in this methodology <text:reference-mark-start text:name="ZOTERO_ITEM CSL_CITATION {&quot;citationID&quot;:&quot;rdabreqs&quot;,&quot;properties&quot;:{&quot;formattedCitation&quot;:&quot;(O\\uc0\\u8217{}Neill, 2016)&quot;,&quot;plainCitation&quot;:&quot;(O’Neill, 2016)&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gZjLN9xsve"/><text:span text:style-name="T3">(O’Neill, 2016)</text:span><text:reference-mark-end text:name="ZOTERO_ITEM CSL_CITATION {&quot;citationID&quot;:&quot;rdabreqs&quot;,&quot;properties&quot;:{&quot;formattedCitation&quot;:&quot;(O\\uc0\\u8217{}Neill, 2016)&quot;,&quot;plainCitation&quot;:&quot;(O’Neill, 2016)&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gZjLN9xsve"/>.</text:p>
      <text:p text:style-name="Text_20_body">Cakir and colleagues <text:reference-mark-start text:name="ZOTERO_ITEM CSL_CITATION {&quot;citationID&quot;:&quot;wqixeenv&quot;,&quot;properties&quot;:{&quot;formattedCitation&quot;:&quot;(2022)&quot;,&quot;plainCitation&quot;:&quot;(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d3ySTzadvA"/>(2022)<text:reference-mark-end text:name="ZOTERO_ITEM CSL_CITATION {&quot;citationID&quot;:&quot;wqixeenv&quot;,&quot;properties&quot;:{&quot;formattedCitation&quot;:&quot;(2022)&quot;,&quot;plainCitation&quot;:&quot;(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d3ySTzadvA"/> draw on DBR but also include the wider constellations of activity <text:soft-page-break/>systems working together on shared project.</text:p>
      <text:p text:style-name="Text_20_body">Rajala and Cole echo limits <text:reference-mark-start text:name="ZOTERO_ITEM CSL_CITATION {&quot;citationID&quot;:&quot;yoymoyuv&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72DMIyshPa"/>(Rajala et al., 2023)<text:reference-mark-end text:name="ZOTERO_ITEM CSL_CITATION {&quot;citationID&quot;:&quot;yoymoyuv&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72DMIyshPa"/> and argues for the use of FoK in design experiments in the form of funds of identity (FoI). The identity objects here be likened to the creation of artefacts in the game making process, and the evocative objects of Turkle and work of Papert.</text:p>
      <text:h text:style-name="Heading_20_4" text:outline-level="4"><text:bookmark-start text:name="using-the-term-formative-interventions"/>Using the term formative interventions<text:bookmark-end text:name="using-the-term-formative-interventions"/></text:h>
      <text:p text:style-name="First_20_paragraph">The broad alignment with CHAT ethos and processes has been explored, including in special editions of journals. In one such edition, Penuel <text:reference-mark-start text:name="ZOTERO_ITEM CSL_CITATION {&quot;citationID&quot;:&quot;ugpmeuww&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Ksbdn6cACD"/>(2014)<text:reference-mark-end text:name="ZOTERO_ITEM CSL_CITATION {&quot;citationID&quot;:&quot;ugpmeuww&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Ksbdn6cACD"/> proposes the discussion of the term formative interventions.</text:p>
      <text:p text:style-name="Text_20_body">I adopt this term to describe the methodology of this rsearch. It is widely used within CHAT circles, specific enough to capture the ethos of this research bur broad enough not to require complex clarifications on how it differs from more pescritive methods.</text:p>
      <text:h text:style-name="Heading_20_4" text:outline-level="4"><text:bookmark-start text:name="identifying-specific-techniques-of-formative-interventions-suitable-to-this-study"/>Identifying specific techniques of formative interventions suitable to this study<text:bookmark-end text:name="identifying-specific-techniques-of-formative-interventions-suitable-to-this-study"/></text:h>
      <text:p text:style-name="First_20_paragraph">MAKE MORE SPECIFIC TO THIS INTERVENTION? FIND MORE DIRECT PARALLELS? 5D FOR EXAMPLE</text:p>
      <text:p text:style-name="Text_20_body">As the game making activity for participants is novel there are few if any established community or working processes. Thus the full CL process is not applicable to this research intervention. In addition, the time intensive and explicitly analytical goals of CL are beyond the scope of commitment level and interest of the participants.</text:p>
      <text:p text:style-name="Text_20_body">However, the expansive process and the use of transformational agency through double stimulation as a guiding technique offers significant opportunities. LINK THE CONCEPTS / PROCESS HERE.</text:p>
      <text:p text:style-name="Text_20_body">For example, in and educational settings INSERT QUICK CASE STUDY</text:p>
      <text:p text:style-name="Text_20_body">When interrogating the literature on formative there is often the assumption of an activity already in progress which learners, often in work place settings, question as the first stage of the process. How this maps onto a new activity in informal setting with novice learners is requires some clarification.</text:p>
      <text:p text:style-name="Text_20_body">The next section explore techniques to see cultural genesis with concepts of</text:p>
      <text:p text:style-name="Text_20_body">REWRITE - EXPLAIN AND EXPLORE SECONDARY STIMULI</text:p>
      <text:h text:style-name="Heading_20_3" text:outline-level="3"><text:bookmark-start text:name="summary-of-alignments-between-approaches-and-the-pragmatic-approach-of-this-study"/>Summary of alignments between approaches and the pragmatic approach of this study<text:bookmark-end text:name="summary-of-alignments-between-approaches-and-the-pragmatic-approach-of-this-study"/></text:h>
      <text:p text:style-name="First_20_paragraph">While, this study does not take a strong position on formative intervention / DBR, it is broadly aligned with the need to take into account learner-initiated innovation and the importance of <text:soft-page-break/>broader contexts.</text:p>
      <text:p text:style-name="Text_20_body"><text:span text:style-name="T1">Designed systems:</text:span> Learning environments are designed systems; be they existing systems like that of the classroom, or newly designed systems <text:reference-mark-start text:name="ZOTERO_ITEM CSL_CITATION {&quot;citationID&quot;:&quot;nvncmnbv&quot;,&quot;properties&quot;:{&quot;formattedCitation&quot;:&quot;(Cole and Packer, 2016; Barab et al., 2019)&quot;,&quot;plainCitation&quot;:&quot;(Cole and Packer, 2016; 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5Jnp2sOsG1"/>(Cole and Packer, 2016; Barab et al., 2019)<text:reference-mark-end text:name="ZOTERO_ITEM CSL_CITATION {&quot;citationID&quot;:&quot;nvncmnbv&quot;,&quot;properties&quot;:{&quot;formattedCitation&quot;:&quot;(Cole and Packer, 2016; Barab et al., 2019)&quot;,&quot;plainCitation&quot;:&quot;(Cole and Packer, 2016; 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5Jnp2sOsG1"/>.</text:p>
      <text:p text:style-name="Text_20_body">This section has identified broad alignments in direction for CHAT perspective on DBR.</text:p>
      <text:h text:style-name="Heading_20_3" text:outline-level="3"><text:bookmark-start text:name="analysis-of-activity-system-through-conflicts-and-contradictions-between-elements"/>Analysis of activity system through conflicts and contradictions between elements<text:bookmark-end text:name="analysis-of-activity-system-through-conflicts-and-contradictions-between-elements"/></text:h>
      <text:p text:style-name="P5">Engestrom <text:reference-mark-start text:name="ZOTERO_ITEM CSL_CITATION {&quot;citationID&quot;:&quot;vplmzbbq&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8bjGk4PVQK"/><text:span text:style-name="T3">(Engeström, 2001)</text:span><text:reference-mark-end text:name="ZOTERO_ITEM CSL_CITATION {&quot;citationID&quot;:&quot;vplmzbbq&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8bjGk4PVQK"/> explains the role of contradictions as build up of tensions between different elements of the activity system. His detailed analysis of work based activity identifies the role of contradictions in systems is the source of “change and development” [] </text:p>
      <text:p text:style-name="Text_20_body">While much of the literature focuses on larger systems of workplace analysis happening over years, the role of analysis of tensions in shorter interventions is also present in diverse research. <text:reference-mark-start text:name="ZOTERO_ITEM CSL_CITATION {&quot;citationID&quot;:&quot;yxtinfmy&quot;,&quot;properties&quot;:{&quot;formattedCitation&quot;:&quot;(Barab, Barnett and Squire, 2002; Barab, Barnett, Yamagata-Lynch, et al., 2002)&quot;,&quot;plainCitation&quot;:&quot;(Barab, Barnett and Squire, 2002; Barab, Barnett, Yamagata-Lynch, et al., 2002)&quot;,&quot;noteIndex&quot;:0},&quot;citationItems&quot;:[{&quot;id&quot;:8897,&quot;uris&quot;:[&quot;http://zotero.org/users/1913249/items/AKJRWVIN&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8INDwNthKt"/>(Barab, Barnett and Squire, 2002; Barab, Barnett, Yamagata-Lynch, et al., 2002)<text:reference-mark-end text:name="ZOTERO_ITEM CSL_CITATION {&quot;citationID&quot;:&quot;yxtinfmy&quot;,&quot;properties&quot;:{&quot;formattedCitation&quot;:&quot;(Barab, Barnett and Squire, 2002; Barab, Barnett, Yamagata-Lynch, et al., 2002)&quot;,&quot;plainCitation&quot;:&quot;(Barab, Barnett and Squire, 2002; Barab, Barnett, Yamagata-Lynch, et al., 2002)&quot;,&quot;noteIndex&quot;:0},&quot;citationItems&quot;:[{&quot;id&quot;:8897,&quot;uris&quot;:[&quot;http://zotero.org/users/1913249/items/AKJRWVIN&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8INDwNthKt"/></text:p>
      <text:p text:style-name="Text_20_body">Unresolved contradictions develop into impasses or conflicts. These can serve as more urgent motivational factor driving an agentic response from participants in disfunctional systems. In particular work by Sannino on agency from a chat perspective frames the potential of such conflicts positively as a source of activist transformation. The following section explores agency in more detail.</text:p>
      <text:h text:style-name="Heading_20_3" text:outline-level="3"><text:bookmark-start text:name="disambiguating-terminology---conflicts-tensions-contradictions-dilemmas"/>Disambiguating terminology - Conflicts, tensions, contradictions, dilemmas<text:bookmark-end text:name="disambiguating-terminology---conflicts-tensions-contradictions-dilemmas"/></text:h>
      <text:p text:style-name="First_20_paragraph">In activity theory tensions and contradictions are a vital source of change and evolution of new and ongoing activity systems.</text:p>
      <text:p text:style-name="Text_20_body">In HCI and DBR and other design based research, similar concepts are are explored using a variety of different terms.</text:p>
      <text:p text:style-name="Text_20_body">Even within schools of CHAT, terms are not set. To avoid the dangers of the vague use of the terms tensions and contractions <text:reference-mark-start text:name="ZOTERO_ITEM CSL_CITATION {&quot;citationID&quot;:&quot;zikooqem&quot;,&quot;properties&quot;:{&quot;formattedCitation&quot;:&quot;(Karanasios et al., 2017)&quot;,&quot;plainCitation&quot;:&quot;(Karanasios et al., 2017)&quot;,&quot;noteIndex&quot;:0},&quot;citationItems&quot;:[{&quot;id&quot;:8933,&quot;uris&quot;:[&quot;http://zotero.org/users/1913249/items/W8CS3HXD&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akyPBUJgW2"/>(Karanasios et al., 2017)<text:reference-mark-end text:name="ZOTERO_ITEM CSL_CITATION {&quot;citationID&quot;:&quot;zikooqem&quot;,&quot;properties&quot;:{&quot;formattedCitation&quot;:&quot;(Karanasios et al., 2017)&quot;,&quot;plainCitation&quot;:&quot;(Karanasios et al., 2017)&quot;,&quot;noteIndex&quot;:0},&quot;citationItems&quot;:[{&quot;id&quot;:8933,&quot;uris&quot;:[&quot;http://zotero.org/users/1913249/items/W8CS3HXD&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akyPBUJgW2"/>, this section outlines my interpretation based on the scope of this study.</text:p>
      <text:p text:style-name="P6">While guided by the concept of analysing manifestations of systemic contradictions, <text:reference-mark-start text:name="ZOTERO_ITEM CSL_CITATION {&quot;citationID&quot;:&quot;prpbooga&quot;,&quot;properties&quot;:{&quot;formattedCitation&quot;:&quot;(Engestr\\uc0\\u246{}m and Sannino, 2011; Cakir et al., 2022)&quot;,&quot;plainCitation&quot;:&quot;(Engeström and Sannino, 2011; 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XFsB2eFDiV"/><text:span text:style-name="T3">(Engeström and Sannino, 2011; Cakir et al., 2022)</text:span><text:reference-mark-end text:name="ZOTERO_ITEM CSL_CITATION {&quot;citationID&quot;:&quot;prpbooga&quot;,&quot;properties&quot;:{&quot;formattedCitation&quot;:&quot;(Engestr\\uc0\\u246{}m and Sannino, 2011; Cakir et al., 2022)&quot;,&quot;plainCitation&quot;:&quot;(Engeström and Sannino, 2011; 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XFsB2eFDiV"/> this study does not use that detailed framework.</text:p>
      <text:p text:style-name="Text_20_body">NOTE - there is also the concept of congruencies - or strengths within activity systems. Where appropriate these systems strengths and positive alignments are helpful to note <text:reference-mark-start text:name="ZOTERO_ITEM CSL_CITATION {&quot;citationID&quot;:&quot;uqzehwjx&quot;,&quot;properties&quot;:{&quot;formattedCitation&quot;:&quot;(Kamanga and Alexander, 2021)&quot;,&quot;plainCitation&quot;:&quot;(Kamanga and Alexander, 2021)&quot;,&quot;noteIndex&quot;:0},&quot;citationItems&quot;:[{&quot;id&quot;:8936,&quot;uris&quot;:[&quot;http://zotero.org/users/1913249/items/6MWKF6VL&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uc32Ah6TsD"/>(Kamanga and Alexander, 2021)<text:reference-mark-end text:name="ZOTERO_ITEM CSL_CITATION {&quot;citationID&quot;:&quot;uqzehwjx&quot;,&quot;properties&quot;:{&quot;formattedCitation&quot;:&quot;(Kamanga and Alexander, 2021)&quot;,&quot;plainCitation&quot;:&quot;(Kamanga and Alexander, 2021)&quot;,&quot;noteIndex&quot;:0},&quot;citationItems&quot;:[{&quot;id&quot;:8936,&quot;uris&quot;:[&quot;http://zotero.org/users/1913249/items/6MWKF6VL&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uc32Ah6TsD"/>.</text:p>
      <text:p text:style-name="P6">On a smaller scale, design tensions exist. These do not block progress completely but may disrupt some activities. Combinations of tensions can compound to create longer lasting and more serious conflicts if not resolved [Engestrom early]. The concept of levels of contradictions <text:soft-page-break/>are helpful <text:reference-mark-start text:name="ZOTERO_ITEM CSL_CITATION {&quot;citationID&quot;:&quot;hefqedfy&quot;,&quot;properties&quot;:{&quot;formattedCitation&quot;:&quot;(Sannino and Engestr\\uc0\\u246{}m, 2018)&quot;,&quot;plainCitation&quot;:&quot;(Sannino and Engeström, 2018)&quot;,&quot;noteIndex&quot;:0},&quot;citationItems&quot;:[{&quot;id&quot;:3372,&quot;uris&quot;:[&quot;http://zotero.org/users/1913249/items/B64B4T44&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dweWYqPMhJ"/><text:span text:style-name="T3">(Sannino and Engeström, 2018)</text:span><text:reference-mark-end text:name="ZOTERO_ITEM CSL_CITATION {&quot;citationID&quot;:&quot;hefqedfy&quot;,&quot;properties&quot;:{&quot;formattedCitation&quot;:&quot;(Sannino and Engestr\\uc0\\u246{}m, 2018)&quot;,&quot;plainCitation&quot;:&quot;(Sannino and Engeström, 2018)&quot;,&quot;noteIndex&quot;:0},&quot;citationItems&quot;:[{&quot;id&quot;:3372,&quot;uris&quot;:[&quot;http://zotero.org/users/1913249/items/B64B4T44&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dweWYqPMhJ"/> the forth being a conflict.</text:p>
      <text:p text:style-name="Text_20_body">In Sannino’s later work on transformational agency TADS conflicts are examined - greater scope than tensions - thus larger shifts are implied.</text:p>
      <text:p text:style-name="Text_20_body">Instrumental agency is relevant here to help examine and the work of learning designers to remove barriers, Transformational and authorial agency serves to explore the potential for learners to address and overcome tensions and conflicts in their own way.</text:p>
      <text:p text:style-name="Text_20_body">SUMMARY OF DISAMBIGUATION In following chapters, following Kuuti <text:reference-mark-start text:name="ZOTERO_ITEM CSL_CITATION {&quot;citationID&quot;:&quot;mlhgxoea&quot;,&quot;properties&quot;:{&quot;formattedCitation&quot;:&quot;(1995)&quot;,&quot;plainCitation&quot;:&quot;(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qHivBpPPaT"/>(1995)<text:reference-mark-end text:name="ZOTERO_ITEM CSL_CITATION {&quot;citationID&quot;:&quot;mlhgxoea&quot;,&quot;properties&quot;:{&quot;formattedCitation&quot;:&quot;(1995)&quot;,&quot;plainCitation&quot;:&quot;(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qHivBpPPaT"/>, I use the contradictions as a broad term wrapper encompassing concepts of tensions, barriers, breakdowns, conflicts.</text:p>
      <text:p text:style-name="Text_20_body">In the following chapters I focus on tensions which help explore the research questions and which help inform the findings of later chapters. In particular I draw out more visible conflicts which threaten more serious disruption of activities.</text:p>
      <text:h text:style-name="Heading_20_3" text:outline-level="3"><text:bookmark-start text:name="methods-conceptual-tools-associated-with-agency"/>Methods / Conceptual tools associated with agency<text:bookmark-end text:name="methods-conceptual-tools-associated-with-agency"/></text:h>
      <text:p text:style-name="First_20_paragraph">NOTE - Are these methods, are they useful theories that need to be framed in a different way?</text:p>
      <text:list text:style-name="L31">
        <text:list-item>
          <text:p text:style-name="P37">agency as choice already explored in in 5D</text:p>
        </text:list-item>
      </text:list>
      <text:p text:style-name="First_20_paragraph">Cultural mediation via artefacts [cole], as a base.</text:p>
      <text:p text:style-name="Text_20_body">Look for tensions in ATs - and how learners overcome barriers or blockages, is an instrumental type of agency</text:p>
      <text:h text:style-name="Heading_20_4" text:outline-level="4"><text:bookmark-start text:name="creating-ideocultures-as-designed-systems-add-third-space-here"/>Creating ideocultures as designed systems (ADD THIRD SPACE HERE)<text:bookmark-end text:name="creating-ideocultures-as-designed-systems-add-third-space-here"/></text:h>
      <text:p text:style-name="First_20_paragraph">From Cole.</text:p>
      <text:p text:style-name="Text_20_body">The concept of ideocultures is useful when compared to expansive learning and presumption of existing objects.</text:p>
      <text:h text:style-name="Heading_20_4" text:outline-level="4"><text:bookmark-start text:name="funds-of-knowledge"/>Funds of Knowledge<text:bookmark-end text:name="funds-of-knowledge"/></text:h>
      <text:p text:style-name="First_20_paragraph">My study will be guided by understandings of how home discourses or ‘funds of knowledge’ (Moje et al., 2004; Moll et al., 1992, p. 3) can be drawn on as a resource by participants to facilitate learning in new environments.</text:p>
      <text:p text:style-name="Text_20_body">COPIED AND PASTED BUT USE AS BASE - IF NOT INCLUDED IN INTRO The concept of Funds of Knowledge emerged from research within United State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citationID&quot;:&quot;ixqibtus&quot;,&quot;properties&quot;:{&quot;formattedCitation&quot;:&quot;(Moll et al., 1992)&quot;,&quot;plainCitation&quot;:&quot;(Moll et al., 1992)&quot;,&quot;noteIndex&quot;:0},&quot;citationItems&quot;:[{&quot;id&quot;:3871,&quot;uris&quot;:[&quot;http://zotero.org/users/1913249/items/EXBRQZWW&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SGzgbOwcn8"/>(Moll et al., 1992)<text:reference-mark-end text:name="ZOTERO_ITEM CSL_CITATION {&quot;citationID&quot;:&quot;ixqibtus&quot;,&quot;properties&quot;:{&quot;formattedCitation&quot;:&quot;(Moll et al., 1992)&quot;,&quot;plainCitation&quot;:&quot;(Moll et al., 1992)&quot;,&quot;noteIndex&quot;:0},&quot;citationItems&quot;:[{&quot;id&quot;:3871,&quot;uris&quot;:[&quot;http://zotero.org/users/1913249/items/EXBRQZWW&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SGzgbOwcn8"/>. Research by the UK National Literacy Trust <text:reference-mark-start text:name="ZOTERO_ITEM CSL_CITATION {&quot;citationID&quot;:&quot;egdpbxyb&quot;,&quot;properties&quot;:{&quot;formattedCitation&quot;:&quot;(2020)&quot;,&quot;plainCitation&quot;:&quot;(2020)&quot;,&quot;noteIndex&quot;:0},&quot;citationItems&quot;:[{&quot;id&quot;:3767,&quot;uris&quot;:[&quot;http://zotero.org/users/1913249/items/T96LXVV8&quot;,[&quot;http://zotero.org/users/1913249/items/T96LXVV8&quot;]],&quot;itemData&quot;:{&quot;id&quot;:3767,&quot;type&quot;:&quot;report&quot;,&quot;language&quot;:&quot;en&quot;,&quot;page&quot;:&quot;31&quot;,&quot;publisher&quot;:&quot;National Literacy Trust&quot;,&quot;source&quot;:&quot;Zotero&quot;,&quot;title&quot;:&quot;Video game playing and literacy: a survey of young people aged 11 to 16&quot;,&quot;URL&quot;:&quot;https://cdn.literacytrust.org.uk/media/documents/Video_game_playing_and_literacy_report_final_updated.pdf&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kMFeZQ34vv"/>(2020)<text:reference-mark-end text:name="ZOTERO_ITEM CSL_CITATION {&quot;citationID&quot;:&quot;egdpbxyb&quot;,&quot;properties&quot;:{&quot;formattedCitation&quot;:&quot;(2020)&quot;,&quot;plainCitation&quot;:&quot;(2020)&quot;,&quot;noteIndex&quot;:0},&quot;citationItems&quot;:[{&quot;id&quot;:3767,&quot;uris&quot;:[&quot;http://zotero.org/users/1913249/items/T96LXVV8&quot;,[&quot;http://zotero.org/users/1913249/items/T96LXVV8&quot;]],&quot;itemData&quot;:{&quot;id&quot;:3767,&quot;type&quot;:&quot;report&quot;,&quot;language&quot;:&quot;en&quot;,&quot;page&quot;:&quot;31&quot;,&quot;publisher&quot;:&quot;National Literacy Trust&quot;,&quot;source&quot;:&quot;Zotero&quot;,&quot;title&quot;:&quot;Video game playing and literacy: a survey of young people aged 11 to 16&quot;,&quot;URL&quot;:&quot;https://cdn.literacytrust.org.uk/media/documents/Video_game_playing_and_literacy_report_final_updated.pdf&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kMFeZQ34vv"/> of 11-<text:soft-page-break/>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citationID&quot;:&quot;psfgqnay&quot;,&quot;properties&quot;:{&quot;formattedCitation&quot;:&quot;(2014)&quot;,&quot;plainCitation&quot;:&quot;(2014)&quot;,&quot;noteIndex&quot;:0},&quot;citationItems&quot;:[{&quot;id&quot;:3768,&quot;uris&quot;:[&quot;http://zotero.org/users/1913249/items/RUWZA8Q7&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suppress-author&quot;:true,&quot;prefix&quot;:&quot;&quot;,&quot;suffix&quot;:&quot;&quot;}],&quot;schema&quot;:&quot;https://github.com/citation-style-language/schema/raw/master/csl-citation.json&quot;} RNDKcgA3huKwR"/>(2014)<text:reference-mark-end text:name="ZOTERO_ITEM CSL_CITATION {&quot;citationID&quot;:&quot;psfgqnay&quot;,&quot;properties&quot;:{&quot;formattedCitation&quot;:&quot;(2014)&quot;,&quot;plainCitation&quot;:&quot;(2014)&quot;,&quot;noteIndex&quot;:0},&quot;citationItems&quot;:[{&quot;id&quot;:3768,&quot;uris&quot;:[&quot;http://zotero.org/users/1913249/items/RUWZA8Q7&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suppress-author&quot;:true,&quot;prefix&quot;:&quot;&quot;,&quot;suffix&quot;:&quot;&quot;}],&quot;schema&quot;:&quot;https://github.com/citation-style-language/schema/raw/master/csl-citation.json&quot;} RNDKcgA3huKwR"/> found that the use of design patterns and game mechanics when teaching novice coders can increase accessibility for learners due the concrete and relatable approach.</text:p>
      <text:p text:style-name="Text_20_body">Problematising Funds of knowledge and funds of identity which may perpetuate status quo negatively - and update outlined here <text:reference-mark-start text:name="ZOTERO_ITEM CSL_CITATION {&quot;citationID&quot;:&quot;iftgravw&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nHzEAdxWOZ"/>(Rajala et al., 2023)<text:reference-mark-end text:name="ZOTERO_ITEM CSL_CITATION {&quot;citationID&quot;:&quot;iftgravw&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nHzEAdxWOZ"/></text:p>
      <text:h text:style-name="Heading_20_5" text:outline-level="5"><text:bookmark-start text:name="possible-funds-of-knowledge"/>Possible funds of knowledge<text:bookmark-end text:name="possible-funds-of-knowledge"/></text:h>
      <text:p text:style-name="First_20_paragraph">NOTE - THIS PROBABLY NEEDS TO GO SOMEWHERE ELSE - TOO CONTEXT SPECIFIC</text:p>
      <text:p text:style-name="Text_20_body">As explored in the introduction this study explores an area where several contexts meeting, family learning, coding cultures and informal science clubs.</text:p>
      <text:p text:style-name="Text_20_body"><text:span text:style-name="T1">Retro Gaming as a Fund of knowledge:</text:span> retro gaming and associated nostalgia can provoke a positive reaction from both parents and children. This can be used to leverage interest in creative project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What potential does that give to family game making?</text:p>
      <text:p text:style-name="Text_20_body">NOTE - HOW IS THIS EXPLORE LATER? IS THIS REALLY A METHODOLOGY ASPECT - OR SOMETHING FOR THE INTRODUCTION OR THE DISCUSSION CHAPTER 6 ?</text:p>
      <text:h text:style-name="Heading_20_4" text:outline-level="4"><text:bookmark-start text:name="tads---on-double-stimulation-and-agency"/>TADS - On double stimulation and agency<text:bookmark-end text:name="tads---on-double-stimulation-and-agency"/></text:h>
      <text:p text:style-name="First_20_paragraph">NOTE - HOW MUCH TO GO INTO THIS HERE OR BRING IT UP LATER?</text:p>
      <text:p text:style-name="Text_20_body">Conflicts and tensions between participant motives and different parts of activity system are sometimes revolved quickly through change, or remain more persistent and can be referred to as blockages.</text:p>
      <text:p text:style-name="Text_20_body">Double stimulation refers to the use of tools and processes to overcome such conflicts awareness of these tools and active use of them engenders agency <text:reference-mark-start text:name="ZOTERO_ITEM CSL_CITATION {&quot;citationID&quot;:&quot;pnvytijb&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HDRMePPyhC"/>(Sannino, 2015)<text:reference-mark-end text:name="ZOTERO_ITEM CSL_CITATION {&quot;citationID&quot;:&quot;pnvytijb&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HDRMePPyhC"/>. While many studies <text:soft-page-break/>have examined the process in professional settings there is a paucity of study in the area of “student-centered contexts of learning” <text:reference-mark-start text:name="ZOTERO_ITEM CSL_CITATION {&quot;citationID&quot;:&quot;mybcgspc&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7SvQep9GW4"/>(Isaac et al., 2021:93)<text:reference-mark-end text:name="ZOTERO_ITEM CSL_CITATION {&quot;citationID&quot;:&quot;mybcgspc&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7SvQep9GW4"/>.</text:p>
      <text:p text:style-name="Text_20_body">Blockages caused by contradictions are also analysed the fields of design and HCI with an aim of revising designs to remove them <text:reference-mark-start text:name="ZOTERO_ITEM CSL_CITATION {&quot;citationID&quot;:&quot;xcuychgv&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EAu9rgQbmb"/>(Karanasios et al., 2021)<text:reference-mark-end text:name="ZOTERO_ITEM CSL_CITATION {&quot;citationID&quot;:&quot;xcuychgv&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EAu9rgQbmb"/>.</text:p>
      <text:h text:style-name="Heading_20_4" text:outline-level="4"><text:bookmark-start text:name="on-affordances"/>On affordances<text:bookmark-end text:name="on-affordances"/></text:h>
      <text:p text:style-name="First_20_paragraph">AT’s relationship with affordances are explored here</text:p>
      <text:p text:style-name="Text_20_body">In my analysi of</text:p>
      <text:p text:style-name="Text_20_body">Other researchers have found the the scope and focus of affordances important to clarify <text:reference-mark-start text:name="ZOTERO_ITEM CSL_CITATION {&quot;citationID&quot;:&quot;sllripdc&quot;,&quot;properties&quot;:{&quot;formattedCitation&quot;:&quot;(Wolff-Piggott, 2016)&quot;,&quot;plainCitation&quot;:&quot;(Wolff-Piggott, 2016)&quot;,&quot;noteIndex&quot;:0},&quot;citationItems&quot;:[{&quot;id&quot;:8794,&quot;uris&quot;:[&quot;http://zotero.org/users/1913249/items/IJ22ZGNR&quot;,[&quot;http://zotero.org/users/1913249/items/IJ22ZGNR&quot;]],&quot;itemData&quot;:{&quot;id&quot;:8794,&quot;type&quot;:&quot;paper-conference&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source&quot;:&quot;ResearchGate&quot;,&quot;title&quot;:&quot;An activity theory approach to affordance actualisation in mHealth: The case of MomConnect&quot;,&quot;title-short&quot;:&quot;An activity theory approach to affordance actualisation in mHealth&quot;,&quot;author&quot;:[{&quot;family&quot;:&quot;Wolff-Piggott&quot;,&quot;given&quot;:&quot;Brendon&quot;}],&quot;issued&quot;:{&quot;date-parts&quot;:[[&quot;2016&quot;,6,1]]},&quot;citation-key&quot;:&quot;wolff-piggott_activity_2016-1&quot;},&quot;prefix&quot;:&quot;&quot;,&quot;suffix&quot;:&quot;&quot;}],&quot;schema&quot;:&quot;https://github.com/citation-style-language/schema/raw/master/csl-citation.json&quot;} RNDPNOabOurdl"/>(Wolff-Piggott, 2016)<text:reference-mark-end text:name="ZOTERO_ITEM CSL_CITATION {&quot;citationID&quot;:&quot;sllripdc&quot;,&quot;properties&quot;:{&quot;formattedCitation&quot;:&quot;(Wolff-Piggott, 2016)&quot;,&quot;plainCitation&quot;:&quot;(Wolff-Piggott, 2016)&quot;,&quot;noteIndex&quot;:0},&quot;citationItems&quot;:[{&quot;id&quot;:8794,&quot;uris&quot;:[&quot;http://zotero.org/users/1913249/items/IJ22ZGNR&quot;,[&quot;http://zotero.org/users/1913249/items/IJ22ZGNR&quot;]],&quot;itemData&quot;:{&quot;id&quot;:8794,&quot;type&quot;:&quot;paper-conference&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source&quot;:&quot;ResearchGate&quot;,&quot;title&quot;:&quot;An activity theory approach to affordance actualisation in mHealth: The case of MomConnect&quot;,&quot;title-short&quot;:&quot;An activity theory approach to affordance actualisation in mHealth&quot;,&quot;author&quot;:[{&quot;family&quot;:&quot;Wolff-Piggott&quot;,&quot;given&quot;:&quot;Brendon&quot;}],&quot;issued&quot;:{&quot;date-parts&quot;:[[&quot;2016&quot;,6,1]]},&quot;citation-key&quot;:&quot;wolff-piggott_activity_2016-1&quot;},&quot;prefix&quot;:&quot;&quot;,&quot;suffix&quot;:&quot;&quot;}],&quot;schema&quot;:&quot;https://github.com/citation-style-language/schema/raw/master/csl-citation.json&quot;} RNDPNOabOurdl"/>. Focus particularly in terms of who the affordance is for.</text:p>
      <text:p text:style-name="Text_20_body">Affordances have been misused, assigned magical properties, including agency of themselves [SUPPORT].</text:p>
      <text:p text:style-name="Text_20_body">This study follows socio-cultural take that while objects have a forma of agency, affordances are not magic and become interesting to educators as part of activity stemming from human-initiated activity.</text:p>
      <text:p text:style-name="Text_20_body">Nardi and colleagues give an overview regrounding Gibson’s concept of affordances as action possibilities in line with activity theory concepts of mediated action <text:reference-mark-start text:name="ZOTERO_ITEM CSL_CITATION {&quot;citationID&quot;:&quot;ytdankfl&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JL56tWghBQ"/>(Kaptelinin and Nardi, 2012)<text:reference-mark-end text:name="ZOTERO_ITEM CSL_CITATION {&quot;citationID&quot;:&quot;ytdankfl&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JL56tWghBQ"/>. Their focus is primarily on individual action.</text:p>
      <text:p text:style-name="Text_20_body">While there is a The wealth of HCI literature in line with activity which discusses and applies concetps of affordances, the focus is often on the individual rather than on collective action <text:reference-mark-start text:name="ZOTERO_ITEM CSL_CITATION {&quot;citationID&quot;:&quot;rxwbbney&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niistPsIHb"/>(Kaptelinin and Nardi, 2012)<text:reference-mark-end text:name="ZOTERO_ITEM CSL_CITATION {&quot;citationID&quot;:&quot;rxwbbney&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niistPsIHb"/>.</text:p>
      <text:p text:style-name="P6">However, affordances are originally conceived of as part of activity, not separated from it <text:reference-mark-start text:name="ZOTERO_ITEM CSL_CITATION {&quot;citationID&quot;:&quot;fujjcvkt&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Bv5gBSj9hB"/><text:span text:style-name="T3">(B\a erentsen and Trettvik, 2002)</text:span><text:reference-mark-end text:name="ZOTERO_ITEM CSL_CITATION {&quot;citationID&quot;:&quot;fujjcvkt&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Bv5gBSj9hB"/>.</text:p>
      <text:p text:style-name="Text_20_body">NOTE - more on affordances here from Nardi</text:p>
      <text:p text:style-name="Text_20_body"><text:span text:style-name="T1">Link with TADS?</text:span> TADS and the associated metaphor of warping anchors is normally applied in settings of group action.</text:p>
      <text:h text:style-name="Heading_20_2" text:outline-level="2"><text:bookmark-start text:name="data-collection"/>Data Collection<text:bookmark-end text:name="data-collection"/></text:h>
      <text:h text:style-name="Heading_20_3" text:outline-level="3"><text:bookmark-start text:name="summary-table-of-data-collection"/>Summary Table of Data Collection<text:bookmark-end text:name="summary-table-of-data-collection"/></text:h>
      <text:p text:style-name="First_20_paragraph">Online version here https://docs.google.com/document/d/1jSE4UCEC7IleHi-tNfPwmVNTLUpzY5H5-do3bkHcLvo/edit</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Name</text:p>
            </table:table-cell>
            <table:table-cell table:style-name="Table1.A1" office:value-type="string">
              <text:p text:style-name="Table_20_Heading">Details</text:p>
            </table:table-cell>
            <table:table-cell table:style-name="Table1.A1" office:value-type="string">
              <text:p text:style-name="Table_20_Heading">Description</text:p>
            </table:table-cell>
            <table:table-cell table:style-name="Table1.A1" office:value-type="string">
              <text:p text:style-name="Table_20_Heading">Processing before analysis</text:p>
            </table:table-cell>
          </table:table-row>
        </table:table-header-rows>
        <table:table-row>
          <table:table-cell table:style-name="Table1.A1" office:value-type="string">
            <text:p text:style-name="Table_20_Contents">Scree<text:soft-page-break/>n capture data</text:p>
          </table:table-cell>
          <table:table-cell table:style-name="Table1.A1" office:value-type="string">
            <text:p text:style-name="Table_20_Contents">72 <text:soft-page-break/>recordings from 12 sessions</text:p>
          </table:table-cell>
          <table:table-cell table:style-name="Table1.A1" office:value-type="string">
            <text:p text:style-name="Table_20_Contents">Captured in Flashback pro and stored as <text:soft-page-break/>fbr</text:p>
          </table:table-cell>
          <table:table-cell table:style-name="Table1.A1" office:value-type="string">
            <text:p text:style-name="Table_20_Contents">Transcoded to mp4 (involving <text:soft-page-break/>loss of keystroke and mouse click data)</text:p>
          </table:table-cell>
        </table:table-row>
        <table:table-row>
          <table:table-cell table:style-name="Table1.A1" office:value-type="string">
            <text:p text:style-name="Table_20_Contents">360 Video Data</text:p>
          </table:table-cell>
          <table:table-cell table:style-name="Table1.A1" office:value-type="string">
            <text:p text:style-name="Table_20_Contents">9 recordings from 9 sessions in P2 and P3</text:p>
          </table:table-cell>
          <table:table-cell table:style-name="Table1.A1" office:value-type="string">
            <text:p text:style-name="Table_20_Contents">Captured in 360 Gear camera on mini SD card</text:p>
          </table:table-cell>
          <table:table-cell table:style-name="Table1.A1" office:value-type="string">
            <text:p text:style-name="Table_20_Contents">Transcoded via Samsung app &amp; command line tool ffmpeg - see appendix 3.x</text:p>
          </table:table-cell>
        </table:table-row>
        <table:table-row>
          <table:table-cell table:style-name="Table1.A1" office:value-type="string">
            <text:p text:style-name="Table_20_Contents">Journal entries</text:p>
          </table:table-cell>
          <table:table-cell table:style-name="Table1.A1" office:value-type="string">
            <text:p text:style-name="Table_20_Contents">3 journals in  book form and 50 pages of electronic notes</text:p>
          </table:table-cell>
          <table:table-cell table:style-name="Table1.A1" office:value-type="string">
            <text:p text:style-name="Table_20_Contents">Books journals contained planning, immediate reflections on sessions. Electronics documents focused more on evaluation of evolving sessions and problems encountered by participants</text:p>
          </table:table-cell>
          <table:table-cell table:style-name="Table1.A1" office:value-type="string">
            <text:p text:style-name="Table_20_Contents">n/a</text:p>
          </table:table-cell>
        </table:table-row>
        <table:table-row>
          <table:table-cell table:style-name="Table1.A1" office:value-type="string">
            <text:p text:style-name="Table_20_Contents">Programme resources created</text:p>
          </table:table-cell>
          <table:table-cell table:style-name="Table1.A1" office:value-type="string">
            <text:p text:style-name="Table_20_Contents">Diverse resources (see Ch. 4)</text:p>
          </table:table-cell>
          <table:table-cell table:style-name="Table1.A1" office:value-type="string">
            <text:p text:style-name="Table_20_Contents">Evolved during each phase - kept in online spaces</text:p>
          </table:table-cell>
          <table:table-cell table:style-name="Table1.A1" office:value-type="string">
            <text:p text:style-name="Table_20_Contents">These resources were altered for an external audience after the programme ended</text:p>
          </table:table-cell>
        </table:table-row>
        <table:table-row>
          <table:table-cell table:style-name="Table1.A1" office:value-type="string">
            <text:p text:style-name="Table_20_Contents">Practitioner Interviews</text:p>
          </table:table-cell>
          <table:table-cell table:style-name="Table1.A1" office:value-type="string">
            <text:p text:style-name="Table_20_Contents">4 x 90 min (average) interviews</text:p>
          </table:table-cell>
          <table:table-cell table:style-name="Table1.A1" office:value-type="string">
            <text:p text:style-name="Table_20_Contents">Video and audio data recorded via a zoom meeting. Data stored as mp4 video files.</text:p>
          </table:table-cell>
          <table:table-cell table:style-name="Table1.A1" office:value-type="string">
            <text:p text:style-name="Table_20_Contents">Transcribed using open source software, then speaker data added and split into time zones of 5 minutes</text:p>
          </table:table-cell>
        </table:table-row>
        <table:table-row>
          <table:table-cell table:style-name="Table1.A1" office:value-type="string">
            <text:p text:style-name="Table_20_Contents">Participant Interviews</text:p>
          </table:table-cell>
          <table:table-cell table:style-name="Table1.A1" office:value-type="string">
            <text:p text:style-name="Table_20_Contents">4 x 90 min (average)  interviews</text:p>
          </table:table-cell>
          <table:table-cell table:style-name="Table1.A1" office:value-type="string">
            <text:p text:style-name="Table_20_Contents">One collected via zoom meeting and stored as mp4 files. Three recorded via flashback pro with screen capture to capture exploration of games and assets created.</text:p>
          </table:table-cell>
          <table:table-cell table:style-name="Table1.A1" office:value-type="string">
            <text:p text:style-name="Table_20_Contents">Transcoded to mp3 audio files. Transcribed using open source software, then speaker data added and split into time zones of 5 minutes</text:p>
          </table:table-cell>
        </table:table-row>
      </table:table>
      <text:h text:style-name="Heading_20_3" text:outline-level="3"><text:bookmark-start text:name="justification-of-data-collection-and-selection"/>Justification of data collection and selection<text:bookmark-end text:name="justification-of-data-collection-and-selection"/></text:h>
      <text:h text:style-name="Heading_20_4" text:outline-level="4"><text:bookmark-start text:name="alignment-with-with-socio-cultural-approach"/>Alignment with with socio cultural approach<text:bookmark-end text:name="alignment-with-with-socio-cultural-approach"/></text:h>
      <text:p text:style-name="First_20_paragraph">The methodology of the data collection and analysis process is informed by socio-cultural approaches. If found the work of Rogoff in particular to research community oriented processes particularly illuminating</text:p>
      <text:p text:style-name="Text_20_body">The process is a suitable approach for informal education.</text:p>
      <text:p text:style-name="Text_20_body"><text:soft-page-break/>As previously explored, the research questions invite a broad spectrum of analysis - cultural and social factors.</text:p>
      <text:p text:style-name="Text_20_body">Here I adopt a naturalistic (is this the right word) research approach involves gathering data in situ to find and describe patterns of behaviour.</text:p>
      <text:p text:style-name="Text_20_body">Large amounts of video data were being gathered, a challenge which is explored later in this chapter</text:p>
      <text:p text:style-name="Text_20_body">Turning attention to the gathering and analysis of other data, such a rich set of data, will allow the cross referencing of the many sources.</text:p>
      <text:p text:style-name="Text_20_body">While diversity of data invites drawing on diverse methods of analysis (3 planes, DBR approaches), ATs provide a foundation for the analysis of these diverse data.</text:p>
      <text:h text:style-name="Heading_20_3" text:outline-level="3"><text:bookmark-start text:name="challenges-of-data-collection-and-processing"/>Challenges of data collection and processing<text:bookmark-end text:name="challenges-of-data-collection-and-processing"/></text:h>
      <text:p text:style-name="First_20_paragraph">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text:p>
      <text:h text:style-name="Heading_20_4" text:outline-level="4"><text:bookmark-start text:name="video-processing"/>360 Video Processing<text:bookmark-end text:name="video-processing"/></text:h>
      <text:p text:style-name="First_20_paragraph">The processing of video and audio data of both captured screens and 360 video data and high quality audio data involved several stages yielding advantages in capturing the gestures and 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up on the screen - but inconsistently - moving and keeping a track of data from week to week and over years is complex. - processing data requires special software - from samsung - viewing data on a normal vlc player - needs extra processing using spatial media</text:p>
      <text:p text:style-name="Text_20_body">This whole process is so demanding in terms of careful file management. Making me create a linux command line toolbox which is included as a technical appendix.</text:p>
      <text:p text:style-name="Text_20_body">https://docs.google.com/document/d/1Y7MsZDY8ofvls5XO7tztSu8KFdClJo09o3qpWOdkb2M/edit?usp=drive_web&amp;ouid=114325803502752689876</text:p>
      <text:h text:style-name="Heading_20_4" text:outline-level="4"><text:bookmark-start text:name="screen-capture-processing"/>Screen Capture Processing<text:bookmark-end text:name="screen-capture-processing"/></text:h>
      <text:p text:style-name="First_20_paragraph">I chose the software flashback pro primarily as it was intalled on and availble at low cost on home computers. Flashback saves data in a format. This include audio, video screen capture, <text:soft-page-break/>learner keystrokes, mouse movements and optionally one or more webcams. I decided not to record on webcams for the following reasons:</text:p>
      <text:list text:style-name="L32">
        <text:list-item>
          <text:p text:style-name="P38">intrusive feel - having the webcam on and the resulting red light on the screen, I felt was less conducive to feeling comfortable than one 360 camera in the middle of the room.</text:p>
        </text:list-item>
        <text:list-item>
          <text:p text:style-name="P38">less resources - recording webcam on the laptop</text:p>
        </text:list-item>
        <text:list-item>
          <text:p text:style-name="P38">reduced video file size of final data file</text:p>
        </text:list-item>
        <text:list-item>
          <text:p text:style-name="P38">less complexity when processing data -</text:p>
        </text:list-item>
      </text:list>
      <text:p text:style-name="First_20_paragraph">It not possible to code the natively created files directly. Thus need to be converted to mp4 to import into coding software like Nvivo. In this process the keyboard and mouse data is lost.</text:p>
      <text:h text:style-name="Heading_20_4" text:outline-level="4"><text:bookmark-start text:name="learnings-and-recommendations-on-processing"/>Learnings and recommendations on processing<text:bookmark-end text:name="learnings-and-recommendations-on-processing"/></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Data Analysis<text:bookmark-end text:name="data-analysis"/></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text:p>
      <text:h text:style-name="Heading_20_3" text:outline-level="3"><text:bookmark-start text:name="overall-table-and-rational-of-data-analysis"/>Overall table and rational of data analysis<text:bookmark-end text:name="overall-table-and-rational-of-data-analysis"/></text:h>
      <text:p text:style-name="First_20_paragraph">There is a table online here to summarise data analysis</text:p>
      <text:p text:style-name="Text_20_body">https://docs.google.com/document/d/1jSE4UCEC7IleHi-tNfPwmVNTLUpzY5H5-do3bkHcLvo/edit#heading=h.hpqiq8h52efk</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Stage</text:p>
            </table:table-cell>
            <table:table-cell table:style-name="Table2.A1" office:value-type="string">
              <text:p text:style-name="Table_20_Heading">Technique</text:p>
            </table:table-cell>
            <table:table-cell table:style-name="Table2.A1" office:value-type="string">
              <text:p text:style-name="Table_20_Heading">Data analysed &amp; Tool used</text:p>
            </table:table-cell>
            <table:table-cell table:style-name="Table2.A1" office:value-type="string">
              <text:p text:style-name="Table_20_Heading">Commentary</text:p>
            </table:table-cell>
          </table:table-row>
        </table:table-header-rows>
        <table:table-row>
          <table:table-cell table:style-name="Table2.A1" office:value-type="string">
            <text:p text:style-name="Table_20_Contents">1</text:p>
          </table:table-cell>
          <table:table-cell table:style-name="Table2.A1" office:value-type="string">
            <text:p text:style-name="Table_20_Contents">Making observations of activity based on 3 planes approach</text:p>
          </table:table-cell>
          <table:table-cell table:style-name="Table2.A1" office:value-type="string">
            <text:p text:style-name="Table_20_Contents">Simultaneous view of  screen capture and 360 footage in VLC player. Practitioner interviews in VLC player</text:p>
          </table:table-cell>
          <table:table-cell table:style-name="Table2.A1" office:value-type="string">
            <text:p text:style-name="Table_20_Contents">VLC was used over Nvivo for technical reasons (see appendix 3.x) Observations stored in an excel spreadsheet with options for personal, interpersonal and cultural planes, notes on use of game design patterns and commentary related to stage one thematic coding process The process helped to surface tensions and barriers in activity which emerge in digital <text:soft-page-break/>making in general and specifically in these sessions. And surface themes for thematic analysis This was undertaken partially for 9 number in 5 sessions and helped inform the smaller selection of data for stage 2</text:p>
          </table:table-cell>
        </table:table-row>
        <table:table-row>
          <table:table-cell table:style-name="Table2.A1" office:value-type="string">
            <text:p text:style-name="Table_20_Contents">2 &amp; 3</text:p>
          </table:table-cell>
          <table:table-cell table:style-name="Table2.A1" office:value-type="string">
            <text:p text:style-name="Table_20_Contents">Transcription of activity and conversations</text:p>
          </table:table-cell>
          <table:table-cell table:style-name="Table2.A1" office:value-type="string">
            <text:p text:style-name="Table_20_Contents">Simultaneous view of  screen capture and 360 footage. Actions and extracts of conversations Recorded into a word document</text:p>
          </table:table-cell>
          <table:table-cell table:style-name="Table2.A1" office:value-type="string">
            <text:p text:style-name="Table_20_Contents">Activity split into 5 minutes sections and recorded as a grid format</text:p>
          </table:table-cell>
        </table:table-row>
        <table:table-row>
          <table:table-cell table:style-name="Table2.A1" office:value-type="string">
            <text:p text:style-name="Table_20_Contents">2</text:p>
          </table:table-cell>
          <table:table-cell table:style-name="Table2.A1" office:value-type="string">
            <text:p text:style-name="Table_20_Contents">Testing Thematic Analysis</text:p>
          </table:table-cell>
          <table:table-cell table:style-name="Table2.A1" office:value-type="string">
            <text:p text:style-name="Table_20_Contents">Video capture data and 360 data in Nvivo</text:p>
          </table:table-cell>
          <table:table-cell table:style-name="Table2.A1" office:value-type="string">
            <text:p text:style-name="Table_20_Contents">This process was made complicated by the format of the data in video files and their extended length. Stage one coded based on design cycle stages, types of participant interactions and which game elements were being worked on by participants This was undertaken for x number of video files in x sessions</text:p>
          </table:table-cell>
        </table:table-row>
        <table:table-row>
          <table:table-cell table:style-name="Table2.A1" office:value-type="string">
            <text:p text:style-name="Table_20_Contents">3</text:p>
          </table:table-cell>
          <table:table-cell table:style-name="Table2.A1" office:value-type="string">
            <text:p text:style-name="Table_20_Contents">Revised Thematic Analysis</text:p>
          </table:table-cell>
          <table:table-cell table:style-name="Table2.A1" office:value-type="string">
            <text:p text:style-name="Table_20_Contents">Video capture data and 360 data in Nvivo</text:p>
          </table:table-cell>
          <table:table-cell table:style-name="Table2.A1" office:value-type="string">
            <text:p text:style-name="Table_20_Contents">This process was made complicated by the format of the data in video files and their extended length. Stage one coded based on design cycle stages, types of participant interactions and which game elements were being worked on by participants</text:p>
          </table:table-cell>
        </table:table-row>
      </table:table>
      <text:h text:style-name="Heading_20_3" text:outline-level="3"><text:bookmark-start text:name="notes-to-allocate-to-a-stage"/>Notes to allocate to a stage<text:bookmark-end text:name="notes-to-allocate-to-a-stage"/></text:h>
      <text:h text:style-name="Heading_20_4" text:outline-level="4"><text:bookmark-start text:name="rational-and-approach-of-data-analysis--"/>Rational and approach of data analysis -<text:bookmark-end text:name="rational-and-approach-of-data-analysis--"/></text:h>
      <text:p text:style-name="First_20_paragraph">Video data analysis involved description and transcription of video data and thematic analysis of the contents.</text:p>
      <text:p text:style-name="Text_20_body">Analysis was in different forms, and drew on additional forms of data gathering.</text:p>
      <text:list text:style-name="L33">
        <text:list-item>
          <text:p text:style-name="P39">Broad dipping into sessions via 360 video, advantages, focusing on community interactions, disadvantages of</text:p>
        </text:list-item>
        <text:list-item>
          <text:p text:style-name="P39">Transcription and annoation of video capture footage in parallel with 360 data</text:p>
        </text:list-item>
        <text:list-item>
          <text:p text:style-name="P39">Coding of sections of video to both emergent themes and themes relating to the reseearch questions.</text:p>
        </text:list-item>
      </text:list>
      <text:p text:style-name="First_20_paragraph">NOTE - Import more from the post of 2024- 05 - 08 - in diary.</text:p>
      <text:h text:style-name="Heading_20_3" text:outline-level="3"><text:bookmark-start text:name="data-analysis-stage-one"/><text:soft-page-break/>Data Analysis Stage One<text:bookmark-end text:name="data-analysis-stage-one"/></text:h>
      <text:p text:style-name="First_20_paragraph">As outline in the table above, stage one involved initial broad analysis of td varied forms of data and recording observations in an excel sheet.</text:p>
      <text:p text:style-name="Text_20_body">Rather than taking a grounded approach this data was analysed using 3 planes of sociocultural activity. The existing relevant framework saves time, especially as a more emergent approach was (in part ) in coding video data.</text:p>
      <text:p text:style-name="Text_20_body">WHY NOT GROUNDED? OR TO WHAT EXTENT WAS IT GROUNDED? IN THE AREA OF INTERPERSONAL ACTIVITY.</text:p>
      <text:h text:style-name="Heading_20_4" text:outline-level="4"><text:bookmark-start text:name="planes-approach---noting-tensions-and-behaviours"/>3 planes approach - noting tensions and behaviours<text:bookmark-end text:name="planes-approach---noting-tensions-and-behaviours"/></text:h>
      <text:p text:style-name="First_20_paragraph">RQx addresses the formation of a game-making community. This process is co-constituted by planners, facilitators, parents and children.</text:p>
      <text:p text:style-name="Text_20_body">Following the approach of Morcom <text:reference-mark-start text:name="ZOTERO_ITEM CSL_CITATION {&quot;citationID&quot;:&quot;atpddfuv&quot;,&quot;properties&quot;:{&quot;formattedCitation&quot;:&quot;(Morcom, 2014)&quot;,&quot;plainCitation&quot;:&quot;(Morcom, 2014)&quot;,&quot;noteIndex&quot;:0},&quot;citationItems&quot;:[{&quot;id&quot;:3881,&quot;uris&quot;:[&quot;http://zotero.org/users/1913249/items/BF4CE4NV&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S7p9AqW5lN"/>(Morcom, 2014)<text:reference-mark-end text:name="ZOTERO_ITEM CSL_CITATION {&quot;citationID&quot;:&quot;atpddfuv&quot;,&quot;properties&quot;:{&quot;formattedCitation&quot;:&quot;(Morcom, 2014)&quot;,&quot;plainCitation&quot;:&quot;(Morcom, 2014)&quot;,&quot;noteIndex&quot;:0},&quot;citationItems&quot;:[{&quot;id&quot;:3881,&quot;uris&quot;:[&quot;http://zotero.org/users/1913249/items/BF4CE4NV&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S7p9AqW5lN"/> I drew on Rogoff’s <text:reference-mark-start text:name="ZOTERO_ITEM CSL_CITATION {&quot;citationID&quot;:&quot;hryfnuyd&quot;,&quot;properties&quot;:{&quot;formattedCitation&quot;:&quot;(1995)&quot;,&quot;plainCitation&quot;:&quot;(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r4lZObVx21"/>(1995)<text:reference-mark-end text:name="ZOTERO_ITEM CSL_CITATION {&quot;citationID&quot;:&quot;hryfnuyd&quot;,&quot;properties&quot;:{&quot;formattedCitation&quot;:&quot;(1995)&quot;,&quot;plainCitation&quot;:&quot;(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r4lZObVx21"/> three planes of sociocultural activity used to help understand activity in a Community of Learners.</text:p>
      <text:p text:style-name="Text_20_body">I created an excel spreadsheet and noted behaviour and tentions that emerged in transcription and coding.</text:p>
      <text:p text:style-name="Text_20_body">This helped to get closer to the data and to :</text:p>
      <text:list text:style-name="L34">
        <text:list-item>
          <text:p text:style-name="P40">start identify to thematic analysis of the stages of design with other learning models like PBL</text:p>
        </text:list-item>
        <text:list-item>
          <text:p text:style-name="P40">to identify roles through repeated patterns of interactions, and contrast to Barron’s work</text:p>
        </text:list-item>
        <text:list-item>
          <text:p text:style-name="P40">to reflect on the thesis questions</text:p>
        </text:list-item>
      </text:list>
      <text:p text:style-name="First_20_paragraph">While the three planes provided a higher level framework, specifics of the data gave greater granularity and formed sub categories of coding</text:p>
      <text:list text:style-name="L35">
        <text:list-item>
          <text:p text:style-name="P41">The advantages of drawing on funds of knowledge, and the activities that I used to do this, as well as connecting to wider communities are address well with the plane of culture, in the concept of Apprenticeship.</text:p>
        </text:list-item>
      </text:list>
      <text:h text:style-name="Heading_20_4" text:outline-level="4"><text:bookmark-start text:name="justification-of-selecting-sessions-and-sections-for-more-detailed-analysis"/>Justification of selecting sessions and sections for more detailed analysis<text:bookmark-end text:name="justification-of-selecting-sessions-and-sections-for-more-detailed-analysis"/></text:h>
      <text:p text:style-name="First_20_paragraph">Then deciding on 8-10 video sessions warranting full coding of activity. This was based on the following factors, quality of recording, how much activity, richness of interactions, a range of diffent kinds of participant interactions.</text:p>
      <text:p text:style-name="Text_20_body">Criteria for inclusion included both practical and theoretical considerations.</text:p>
      <text:list text:style-name="L36">
        <text:list-item>
          <text:p text:style-name="P42">Good quality recording</text:p>
        </text:list-item>
        <text:list-item>
          <text:p text:style-name="P42">Diversity of kinds of participants, ages especially</text:p>
        </text:list-item>
        <text:list-item>
          <text:p text:style-name="P42">Diversity of participant actions in terms of tasks being worked on</text:p>
        </text:list-item>
        <text:list-item>
          <text:p text:style-name="P42">Diversity of kinds of pair and peer interactions</text:p>
        </text:list-item>
      </text:list>
      <text:p text:style-name="First_20_paragraph">A page of quick analysis of the files online here helped to shape that decision on what sections <text:soft-page-break/>https://docs.google.com/document/d/1vpAIqHPg_Z0S5MWeS0rBTvxCL1N9NQButam4Ozq39Ek/edit#</text:p>
      <text:h text:style-name="Heading_20_3" text:outline-level="3"><text:bookmark-start text:name="data-analysis-stage-two"/>Data Analysis Stage Two<text:bookmark-end text:name="data-analysis-stage-two"/></text:h>
      <text:p text:style-name="First_20_paragraph">Schema for initial thematic analysis in stage two was informed by literature review, early analysis of journal entries and emerging observations of data in stage one</text:p>
      <text:h text:style-name="Heading_20_4" text:outline-level="4"><text:bookmark-start text:name="partial-transcriptiondescription-of-data"/>Partial transcription/description of data<text:bookmark-end text:name="partial-transcriptiondescription-of-data"/></text:h>
      <text:p text:style-name="First_20_paragraph">The partial transcription of video data formed a significant part of the data analysis. The large amount of video data recorded forced a prioritisation of data to be transcribed. It also forced a partial transcription process which was in part descriptive and in other parts involved a closer transcription of the words spoken by participants.</text:p>
      <text:p text:style-name="Text_20_body">To aid the process of coding, I broke up analysis of in 5 minute sections. In addition, when these sections were described I imported data into nvivo and coded each of the 5 minute sections to the</text:p>
      <text:p text:style-name="Text_20_body">This limited the accuracy of the process. In part, this element of the research was limited by the practicalities of working with this amount of data.</text:p>
      <text:p text:style-name="Text_20_body">I priorised more data as this was needed to get a greater scope of activity to allow analysis of wider community activity and …</text:p>
      <text:h text:style-name="Heading_20_4" text:outline-level="4"><text:bookmark-start text:name="partial-coding-of-video-at-stage-2"/>Partial coding of video at stage 2<text:bookmark-end text:name="partial-coding-of-video-at-stage-2"/></text:h>
      <text:p text:style-name="First_20_paragraph">Thematic analysis is commonly done in stages, each revision building on insights of the previous one.</text:p>
      <text:p text:style-name="Text_20_body">While sstage one surfaced themes, stage two created a coding structure in nvido</text:p>
      <text:p text:style-name="Text_20_body">Summary of thematic analysis - https://www.plymouth.ac.uk/uploads/production/document/path/18/18247/Kiger_and_Varpio__2020__Thematic_analysis_of_qualitative_data_AMEE_Guide_No_131.pdf</text:p>
      <text:p text:style-name="Text_20_body">Video coded in segments in Nivivo - Stage 2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Describing different grades and pass overs of the video data.</text:p>
      <text:list text:style-name="L37">
        <text:list-item>
          <text:p text:style-name="P43">quick analysis</text:p>
        </text:list-item>
        <text:list-item>
          <text:p text:style-name="P43">sections coded and described in 5 minute chunks</text:p>
        </text:list-item>
        <text:list-item>
          <text:p text:style-name="P43">themes of interest identified - in relation to evolving RQs as per DBR</text:p>
        </text:list-item>
        <text:list-item>
          <text:p text:style-name="P43">some sections transcribed in more details based in themes, more detail on gesture analysis also added</text:p>
        </text:list-item>
      </text:list>
      <text:h text:style-name="Heading_20_4" text:outline-level="4"><text:bookmark-start text:name="what-was-excluded-from-initial-coding-and-why"/><text:soft-page-break/>What was excluded from initial coding and why<text:bookmark-end text:name="what-was-excluded-from-initial-coding-and-why"/></text:h>
      <text:p text:style-name="First_20_paragraph">The following themes emerge as potential learning outcomes in the learning model, and were observed in interactions in stage one</text:p>
      <text:list text:style-name="L38">
        <text:list-item>
          <text:p text:style-name="P44">Elements of Computational Thinking</text:p>
        </text:list-item>
        <text:list-item>
          <text:p text:style-name="P44">Systems Thinking Concepts</text:p>
        </text:list-item>
      </text:list>
      <text:p text:style-name="First_20_paragraph">However, they were note included at stage 2 as there is other extensive or focused work in these fields (previously explored in the literature review) on CT which this study which this study does not need to replicate.</text:p>
      <text:h text:style-name="Heading_20_5" text:outline-level="5"><text:bookmark-start text:name="coding-participant-roles-and-interactions."/>Coding Participant Roles and Interactions.<text:bookmark-end text:name="coding-participant-roles-and-interactions."/></text:h>
      <text:p text:style-name="First_20_paragraph">Evolving notes on coding of roles and interactions are in an online document here.</text:p>
      <text:p text:style-name="Text_20_body">Excel doc -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citationID&quot;:&quot;apqtuhbw&quot;,&quot;properties&quot;:{&quot;formattedCitation&quot;:&quot;(2009)&quot;,&quot;plainCitation&quot;:&quot;(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mk5Q7g1hgP"/>(2009)<text:reference-mark-end text:name="ZOTERO_ITEM CSL_CITATION {&quot;citationID&quot;:&quot;apqtuhbw&quot;,&quot;properties&quot;:{&quot;formattedCitation&quot;:&quot;(2009)&quot;,&quot;plainCitation&quot;:&quot;(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mk5Q7g1hgP"/>. The roles are as follows: Teacher, Collaborator, Learning Broker, Resource Provider, Nontechnical Consultant, Employer, and Learner.</text:p>
      <text:p text:style-name="Text_20_body">when coding I started with some preset codes from the literature for examples Barron’s codes on parent roles when helping digital projects. However, as coding progressed, I modified and extended these codes to better match the data I was working with</text:p>
      <text:p text:style-name="Text_20_body">Specifically, the following were removed from Barron’s typology, parent as employer, non-technical consultant. Learning broker and resource provider were merged as some of the detail of those roles involve take place outside of the learning environment being analysed in coded video.</text:p>
      <text:p text:style-name="Text_20_body">I judged it appropriate to and less complex to analyse and code the interaction between participants rather than code the behaviours by participant type.</text:p>
      <text:h text:style-name="Heading_20_5" text:outline-level="5"><text:bookmark-start text:name="coding-design-cycle-stages"/>Coding Design Cycle Stages<text:bookmark-end text:name="coding-design-cycle-stages"/></text:h>
      <text:p text:style-name="First_20_paragraph">There are similar stage based approaches to creating a digital project. Firstly project based learning (PBL), then Inquiry based learning, finally design thinking. This design could adopt any one of these, however the creation of a digital product more closely resembles a design approach with testing stages of the created product.</text:p>
      <text:p text:style-name="Text_20_body">The design process characteristics are broadly as follows; the process is often iterative, involves <text:soft-page-break/>evaluation and separates planning from implementation.</text:p>
      <text:p text:style-name="Text_20_body">Resnick in this area has written of a creative design spiral.</text:p>
      <text:p text:style-name="P6">The model is similar to the ADDIE model from instructional system design: Analysis, Design, Development, Implementation and Evaluation. The discipline of teaching engineering also has a similar design stage cycle with many contesting variations <text:reference-mark-start text:name="ZOTERO_ITEM CSL_CITATION {&quot;citationID&quot;:&quot;cutkjkhp&quot;,&quot;properties&quot;:{&quot;formattedCitation&quot;:&quot;(Wi\\uc0\\u775{}Narno, 2020)&quot;,&quot;plainCitation&quot;:&quot;(Wi̇Narno, 2020)&quot;,&quot;noteIndex&quot;:0},&quot;citationItems&quot;:[{&quot;id&quot;:3733,&quot;uris&quot;:[&quot;http://zotero.org/users/1913249/items/A5IWVSK8&quot;,[&quot;http://zotero.org/users/1913249/items/A5IWVSK8&quot;]],&quot;itemData&quot;:{&quot;id&quot;:3733,&quot;type&quot;:&quot;article-journal&quot;,&quot;container-title&quot;:&quot;Journal for the Education of Gifted Young Scientists&quot;,&quot;DOI&quot;:&quot;10.17478/jegys.766201&quot;,&quot;ISSN&quot;:&quot;2149-360X&quot;,&quot;source&quot;:&quot;DOI.org (Crossref)&quot;,&quot;title&quot;:&quot;The Steps of the Engineering Design Process (EDP) in Science Education: A Meta-Analysis&quot;,&quot;title-short&quot;:&quot;The Steps of the Engineering Design Process (EDP) in Science Education&quot;,&quot;URL&quot;:&quot;https://dergipark.org.tr/en/doi/10.17478/jegys.766201&quot;,&quot;author&quot;:[{&quot;family&quot;:&quot;Wi̇Narno&quot;,&quot;given&quot;:&quot;Nanang&quot;}],&quot;accessed&quot;:{&quot;date-parts&quot;:[[&quot;2022&quot;,11,8]]},&quot;issued&quot;:{&quot;date-parts&quot;:[[&quot;2020&quot;,10,4]]},&quot;citation-key&quot;:&quot;winarno_steps_2020&quot;},&quot;prefix&quot;:&quot;&quot;,&quot;suffix&quot;:&quot;&quot;}],&quot;schema&quot;:&quot;https://github.com/citation-style-language/schema/raw/master/csl-citation.json&quot;} RNDGM4zKpDKd6"/><text:span text:style-name="T3">(Wi̇Narno, 2020)</text:span><text:reference-mark-end text:name="ZOTERO_ITEM CSL_CITATION {&quot;citationID&quot;:&quot;cutkjkhp&quot;,&quot;properties&quot;:{&quot;formattedCitation&quot;:&quot;(Wi\\uc0\\u775{}Narno, 2020)&quot;,&quot;plainCitation&quot;:&quot;(Wi̇Narno, 2020)&quot;,&quot;noteIndex&quot;:0},&quot;citationItems&quot;:[{&quot;id&quot;:3733,&quot;uris&quot;:[&quot;http://zotero.org/users/1913249/items/A5IWVSK8&quot;,[&quot;http://zotero.org/users/1913249/items/A5IWVSK8&quot;]],&quot;itemData&quot;:{&quot;id&quot;:3733,&quot;type&quot;:&quot;article-journal&quot;,&quot;container-title&quot;:&quot;Journal for the Education of Gifted Young Scientists&quot;,&quot;DOI&quot;:&quot;10.17478/jegys.766201&quot;,&quot;ISSN&quot;:&quot;2149-360X&quot;,&quot;source&quot;:&quot;DOI.org (Crossref)&quot;,&quot;title&quot;:&quot;The Steps of the Engineering Design Process (EDP) in Science Education: A Meta-Analysis&quot;,&quot;title-short&quot;:&quot;The Steps of the Engineering Design Process (EDP) in Science Education&quot;,&quot;URL&quot;:&quot;https://dergipark.org.tr/en/doi/10.17478/jegys.766201&quot;,&quot;author&quot;:[{&quot;family&quot;:&quot;Wi̇Narno&quot;,&quot;given&quot;:&quot;Nanang&quot;}],&quot;accessed&quot;:{&quot;date-parts&quot;:[[&quot;2022&quot;,11,8]]},&quot;issued&quot;:{&quot;date-parts&quot;:[[&quot;2020&quot;,10,4]]},&quot;citation-key&quot;:&quot;winarno_steps_2020&quot;},&quot;prefix&quot;:&quot;&quot;,&quot;suffix&quot;:&quot;&quot;}],&quot;schema&quot;:&quot;https://github.com/citation-style-language/schema/raw/master/csl-citation.json&quot;} RNDGM4zKpDKd6"/>. Engineering is Elementary project adapted from the ABET (Accreditation Board for Engineering and Technology) guidelines <text:reference-mark-start text:name="ZOTERO_ITEM CSL_CITATION {&quot;citationID&quot;:&quot;ohdtmmfw&quot;,&quot;properties&quot;:{&quot;formattedCitation&quot;:&quot;(Syukri et al., 2018)&quot;,&quot;plainCitation&quot;:&quot;(Syukri et al., 2018)&quot;,&quot;noteIndex&quot;:0},&quot;citationItems&quot;:[{&quot;id&quot;:3732,&quot;uris&quot;:[&quot;http://zotero.org/users/1913249/items/9AY6KHVV&quot;,[&quot;http://zotero.org/users/1913249/items/9AY6KHVV&quot;]],&quot;itemData&quot;:{&quot;id&quot;:3732,&quot;type&quot;:&quot;article-journal&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container-title&quot;:&quot;Jurnal Pendidikan IPA Indonesia&quot;,&quot;DOI&quot;:&quot;10.15294/jpii.v7i1.12297&quot;,&quot;ISSN&quot;:&quot;2089-4392&quot;,&quot;issue&quot;:&quot;1&quot;,&quot;language&quot;:&quot;en&quot;,&quot;license&quot;:&quot;Copyright (c) 2018 Jurnal Pendidikan IPA Indonesia&quot;,&quot;note&quot;:&quot;number: 1&quot;,&quot;page&quot;:&quot;66-75&quot;,&quot;source&quot;:&quot;journal.unnes.ac.id&quot;,&quot;title&quot;:&quot;The Impact of Engineering Design Process in Teaching and Learning to Enhance Studentsâ€™ Science Problem-Solving Skills&quot;,&quot;URL&quot;:&quot;https://journal.unnes.ac.id/nju/index.php/jpii/article/view/12297&quot;,&quot;volume&quot;:&quot;7&quot;,&quot;author&quot;:[{&quot;family&quot;:&quot;Syukri&quot;,&quot;given&quot;:&quot;M.&quot;},{&quot;family&quot;:&quot;Halim&quot;,&quot;given&quot;:&quot;L.&quot;},{&quot;family&quot;:&quot;Mohtar&quot;,&quot;given&quot;:&quot;L. E.&quot;},{&quot;family&quot;:&quot;Soewarno&quot;,&quot;given&quot;:&quot;S.&quot;}],&quot;accessed&quot;:{&quot;date-parts&quot;:[[&quot;2022&quot;,11,8]]},&quot;issued&quot;:{&quot;date-parts&quot;:[[&quot;2018&quot;,4,3]]},&quot;citation-key&quot;:&quot;syukri_impact_2018&quot;},&quot;prefix&quot;:&quot;&quot;,&quot;suffix&quot;:&quot;&quot;}],&quot;schema&quot;:&quot;https://github.com/citation-style-language/schema/raw/master/csl-citation.json&quot;} RNDsoaUgO4uWg"/>(Syukri et al., 2018)<text:reference-mark-end text:name="ZOTERO_ITEM CSL_CITATION {&quot;citationID&quot;:&quot;ohdtmmfw&quot;,&quot;properties&quot;:{&quot;formattedCitation&quot;:&quot;(Syukri et al., 2018)&quot;,&quot;plainCitation&quot;:&quot;(Syukri et al., 2018)&quot;,&quot;noteIndex&quot;:0},&quot;citationItems&quot;:[{&quot;id&quot;:3732,&quot;uris&quot;:[&quot;http://zotero.org/users/1913249/items/9AY6KHVV&quot;,[&quot;http://zotero.org/users/1913249/items/9AY6KHVV&quot;]],&quot;itemData&quot;:{&quot;id&quot;:3732,&quot;type&quot;:&quot;article-journal&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container-title&quot;:&quot;Jurnal Pendidikan IPA Indonesia&quot;,&quot;DOI&quot;:&quot;10.15294/jpii.v7i1.12297&quot;,&quot;ISSN&quot;:&quot;2089-4392&quot;,&quot;issue&quot;:&quot;1&quot;,&quot;language&quot;:&quot;en&quot;,&quot;license&quot;:&quot;Copyright (c) 2018 Jurnal Pendidikan IPA Indonesia&quot;,&quot;note&quot;:&quot;number: 1&quot;,&quot;page&quot;:&quot;66-75&quot;,&quot;source&quot;:&quot;journal.unnes.ac.id&quot;,&quot;title&quot;:&quot;The Impact of Engineering Design Process in Teaching and Learning to Enhance Studentsâ€™ Science Problem-Solving Skills&quot;,&quot;URL&quot;:&quot;https://journal.unnes.ac.id/nju/index.php/jpii/article/view/12297&quot;,&quot;volume&quot;:&quot;7&quot;,&quot;author&quot;:[{&quot;family&quot;:&quot;Syukri&quot;,&quot;given&quot;:&quot;M.&quot;},{&quot;family&quot;:&quot;Halim&quot;,&quot;given&quot;:&quot;L.&quot;},{&quot;family&quot;:&quot;Mohtar&quot;,&quot;given&quot;:&quot;L. E.&quot;},{&quot;family&quot;:&quot;Soewarno&quot;,&quot;given&quot;:&quot;S.&quot;}],&quot;accessed&quot;:{&quot;date-parts&quot;:[[&quot;2022&quot;,11,8]]},&quot;issued&quot;:{&quot;date-parts&quot;:[[&quot;2018&quot;,4,3]]},&quot;citation-key&quot;:&quot;syukri_impact_2018&quot;},&quot;prefix&quot;:&quot;&quot;,&quot;suffix&quot;:&quot;&quot;}],&quot;schema&quot;:&quot;https://github.com/citation-style-language/schema/raw/master/csl-citation.json&quot;} RNDsoaUgO4uWg"/> involves the following steps; Ask, Imagine, Plan, Create, Test, Improve, Share <text:reference-mark-start text:name="ZOTERO_ITEM CSL_CITATION {&quot;citationID&quot;:&quot;byucwfzn&quot;,&quot;properties&quot;:{&quot;formattedCitation&quot;:&quot;(Hester and Cunningham, 2007)&quot;,&quot;plainCitation&quot;:&quot;(Hester and Cunningham, 2007)&quot;,&quot;noteIndex&quot;:0},&quot;citationItems&quot;:[{&quot;id&quot;:3731,&quot;uris&quot;:[&quot;http://zotero.org/users/1913249/items/2CFTQGHS&quot;,[&quot;http://zotero.org/users/1913249/items/2CFTQGHS&quot;]],&quot;itemData&quot;:{&quot;id&quot;:3731,&quot;type&quot;:&quot;article-journal&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container-title&quot;:&quot;ASEE Annual Conference and Exposition, Conference Proceedings&quot;,&quot;journalAbbreviation&quot;:&quot;ASEE Annual Conference and Exposition, Conference Proceedings&quot;,&quot;source&quot;:&quot;ResearchGate&quot;,&quot;title&quot;:&quot;Engineering is elementary: An engineering and technology curriculum for children&quot;,&quot;title-short&quot;:&quot;Engineering is elementary&quot;,&quot;author&quot;:[{&quot;family&quot;:&quot;Hester&quot;,&quot;given&quot;:&quot;Kate&quot;},{&quot;family&quot;:&quot;Cunningham&quot;,&quot;given&quot;:&quot;Christine&quot;}],&quot;issued&quot;:{&quot;date-parts&quot;:[[&quot;2007&quot;,1,1]]},&quot;citation-key&quot;:&quot;hester_engineering_2007&quot;},&quot;prefix&quot;:&quot;&quot;,&quot;suffix&quot;:&quot;&quot;}],&quot;schema&quot;:&quot;https://github.com/citation-style-language/schema/raw/master/csl-citation.json&quot;} RNDT61x835ne9"/>(Hester and Cunningham, 2007)<text:reference-mark-end text:name="ZOTERO_ITEM CSL_CITATION {&quot;citationID&quot;:&quot;byucwfzn&quot;,&quot;properties&quot;:{&quot;formattedCitation&quot;:&quot;(Hester and Cunningham, 2007)&quot;,&quot;plainCitation&quot;:&quot;(Hester and Cunningham, 2007)&quot;,&quot;noteIndex&quot;:0},&quot;citationItems&quot;:[{&quot;id&quot;:3731,&quot;uris&quot;:[&quot;http://zotero.org/users/1913249/items/2CFTQGHS&quot;,[&quot;http://zotero.org/users/1913249/items/2CFTQGHS&quot;]],&quot;itemData&quot;:{&quot;id&quot;:3731,&quot;type&quot;:&quot;article-journal&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container-title&quot;:&quot;ASEE Annual Conference and Exposition, Conference Proceedings&quot;,&quot;journalAbbreviation&quot;:&quot;ASEE Annual Conference and Exposition, Conference Proceedings&quot;,&quot;source&quot;:&quot;ResearchGate&quot;,&quot;title&quot;:&quot;Engineering is elementary: An engineering and technology curriculum for children&quot;,&quot;title-short&quot;:&quot;Engineering is elementary&quot;,&quot;author&quot;:[{&quot;family&quot;:&quot;Hester&quot;,&quot;given&quot;:&quot;Kate&quot;},{&quot;family&quot;:&quot;Cunningham&quot;,&quot;given&quot;:&quot;Christine&quot;}],&quot;issued&quot;:{&quot;date-parts&quot;:[[&quot;2007&quot;,1,1]]},&quot;citation-key&quot;:&quot;hester_engineering_2007&quot;},&quot;prefix&quot;:&quot;&quot;,&quot;suffix&quot;:&quot;&quot;}],&quot;schema&quot;:&quot;https://github.com/citation-style-language/schema/raw/master/csl-citation.json&quot;} RNDT61x835ne9"/>.</text:p>
      <text:p text:style-name="Text_20_body">It has been adopted by the area of computing is one used in a recent book on coding by Bers <text:reference-mark-start text:name="ZOTERO_ITEM CSL_CITATION {&quot;citationID&quot;:&quot;ijnlqslo&quot;,&quot;properties&quot;:{&quot;formattedCitation&quot;:&quot;(Bers, 2021)&quot;,&quot;plainCitation&quot;:&quot;(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schema&quot;:&quot;https://github.com/citation-style-language/schema/raw/master/csl-citation.json&quot;} RNDZkvU9otr27"/>(Bers, 2021)<text:reference-mark-end text:name="ZOTERO_ITEM CSL_CITATION {&quot;citationID&quot;:&quot;ijnlqslo&quot;,&quot;properties&quot;:{&quot;formattedCitation&quot;:&quot;(Bers, 2021)&quot;,&quot;plainCitation&quot;:&quot;(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schema&quot;:&quot;https://github.com/citation-style-language/schema/raw/master/csl-citation.json&quot;} RNDZkvU9otr27"/>.</text:p>
      <text:p text:style-name="Text_20_body">It is possible to be more specific when coding and include a wider terminology of technology and domain specific language. For example, debugging in the area of computer programming and playtesting in the domain of game making. I have had to weigh up the value of including these more specific terms and deciding to keep a more generic approach primarily to reduce complexity while undertaking video coding. Sub-categories add complexity and time to the process without necessarity adding a great deal.<text:line-break/>ADD IN A JUSTIFICATION BASED ON HOW RESULTS PAN OUT.</text:p>
      <text:h text:style-name="Heading_20_4" text:outline-level="4"><text:bookmark-start text:name="selection-of-vignettes-for-deeper-analysis"/>Selection of vignettes for deeper analysis<text:bookmark-end text:name="selection-of-vignettes-for-deeper-analysis"/></text:h>
      <text:list text:style-name="L39">
        <text:list-item>
          <text:p text:style-name="P45">Full transcription of key moments: and description of participant activity, activity on screen including simple gesture analysis</text:p>
        </text:list-item>
      </text:list>
      <text:p text:style-name="First_20_paragraph">Used in chapters to orient the reader</text:p>
      <text:p text:style-name="P4">Incorporating movement around the room in analysis</text:p>
      <text:p text:style-name="Text_20_body">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As a personal experience of describing and transcribing even thought it was a significant amount of work to synchronise and then to play both video sources side by side, the additional information really aided the description process in adding detail to the interpretations of motivations of participants.</text:p>
      <text:p text:style-name="Text_20_body">For an example see the vignette in appendix 6.x (Suzanna and Olivia) chapter 6 which details the movement and behaviours of the child away from the computer as an example of legitimate peripheral activity.</text:p>
      <text:p text:style-name="P4">Simple gesture analysis</text:p>
      <text:p text:style-name="Text_20_body">In some exchanges, 360 data was vital to explain spoken word.</text:p>
      <text:p text:style-name="Text_20_body"><text:soft-page-break/>This helped clarify some things that were unclear from audio and screen capture data.</text:p>
      <text:p text:style-name="Text_20_body">For example, deictic referencing, where unclear statements were clafied with pointing or other gestures was common. Such gesture were used often to clarify game movements on screen, or in one case a software procedure of cropping an image.</text:p>
      <text:h text:style-name="Heading_20_4" text:outline-level="4"><text:bookmark-start text:name="analysis-of-the-evolution-of-the-programme-resources-created"/>Analysis of the evolution of the programme resources created<text:bookmark-end text:name="analysis-of-the-evolution-of-the-programme-resources-created"/></text:h>
      <text:p text:style-name="First_20_paragraph">There were two main types of resources created.</text:p>
      <text:list text:style-name="L40">
        <text:list-item>
          <text:p text:style-name="P46">supporting teaching / facilitation RESOURCES</text:p>
        </text:list-item>
        <text:list-item>
          <text:p text:style-name="P46">games and game and assets created</text:p>
        </text:list-item>
      </text:list>
      <text:p text:style-name="First_20_paragraph">The documentation and other forms of support evolved during each phase -</text:p>
      <text:p text:style-name="Text_20_body">I did not try to collect any personal notes that participants used for planning. And this was minimal for many participants.</text:p>
      <text:p text:style-name="Text_20_body">Chapter four explores the evolutin of these resources using AT as a tool for analysis of the existing and emerging contradictions in activity.</text:p>
      <text:h text:style-name="Heading_20_3" text:outline-level="3"><text:bookmark-start text:name="data-analysis-stage-three"/>Data Analysis Stage Three<text:bookmark-end text:name="data-analysis-stage-three"/></text:h>
      <text:p text:style-name="First_20_paragraph">After drafts of the emerging themes were in place, these were sued to create a revised coding structure and data was recoded more systematically. .</text:p>
      <text:p text:style-name="Text_20_body"><text:span text:style-name="T1">Integrate the thoughts here</text:span> https://docs.google.com/document/d/1p6m20wehYkTeevj9QucpzKCR4NioELndg2rZeLWFK-c/edit#bookmark=id.k9kvu0182p6u</text:p>
      <text:h text:style-name="Heading_20_4" text:outline-level="4"><text:bookmark-start text:name="a-revised-processes-of-thematic-analysis"/>A revised processes of thematic analysis<text:bookmark-end text:name="a-revised-processes-of-thematic-analysis"/></text:h>
      <text:p text:style-name="First_20_paragraph">What was really needed - Prioritising the selection of data and quick reading of it in nvivo</text:p>
      <text:p text:style-name="Text_20_body">Complexities - thus rejecting comparative approach.</text:p>
      <text:p text:style-name="Text_20_body">After data analysis in stage one. The following revisions were made in overall schema of coding.</text:p>
      <text:p text:style-name="Text_20_body">While useful, I dropping design stages as a schema, for justification and implications see discussion in chapter six.</text:p>
      <text:p text:style-name="Text_20_body">The wider helping interactions, again while useful had drawbacks. Firsly, they were so numerous. Secondly, given the existing work of a general scope of digital making by Barron, it was not clear what I would add in terms of contribution to knowledge beyond broadly confirming it in the scope of digital game making.</text:p>
      <text:p text:style-name="Text_20_body">Instead, an area that was more targetted emerged from these areas.</text:p>
      <text:p text:style-name="Text_20_body"/>
      <text:h text:style-name="Heading_20_5" text:outline-level="5"><text:bookmark-start text:name="coding-use-of-gdps-as-mediational-strategies"/><text:soft-page-break/>Coding use of GDPs as mediational strategies<text:bookmark-end text:name="coding-use-of-gdps-as-mediational-strategies"/></text:h>
      <text:p text:style-name="First_20_paragraph">This is explored in chapter 5</text:p>
      <text:h text:style-name="Heading_20_5" text:outline-level="5"><text:bookmark-start text:name="coding-impact-on-design-processes-on-learner-agency---boiled-down--"/>Coding impact on design/ processes on learner agency - boiled down -<text:bookmark-end text:name="coding-impact-on-design-processes-on-learner-agency---boiled-down--"/></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HIS IMAGINED FOR CONCLUSION BUT ALSO CODE TO IT? OR ABOVE?</text:p>
      <text:list text:style-name="L41">
        <text:list-item>
          <text:p text:style-name="P47">learners developing agency through personal expression of home and other Identities</text:p>
        </text:list-item>
        <text:list-item>
          <text:p text:style-name="P47">agency through choice over pathway via GDPS</text:p>
        </text:list-item>
        <text:list-item>
          <text:p text:style-name="P47">agency through flexible design cycle pathways, especially via community playtesting</text:p>
        </text:list-item>
        <text:list-item>
          <text:p text:style-name="P47">developing agency through celebration of different game maker styles</text:p>
        </text:list-item>
        <text:list-item>
          <text:p text:style-name="P47">authenticity of tool use, especially docs and access to Community</text:p>
        </text:list-item>
        <text:list-item>
          <text:p text:style-name="P47">authenticity of audience - and role of drama to facilitate reflection</text:p>
        </text:list-item>
      </text:list>
      <text:h text:style-name="Heading_20_4" text:outline-level="4"><text:bookmark-start text:name="on-final-transcriptiondescription-of-data"/>On Final Transcription/description of data<text:bookmark-end text:name="on-final-transcriptiondescription-of-data"/></text:h>
      <text:p text:style-name="First_20_paragraph">At this stage coding schemes were more mature.</text:p>
      <text:list text:style-name="L42">
        <text:list-item>
          <text:p text:style-name="P48">Partial transcription of more video files -</text:p>
        </text:list-item>
      </text:list>
      <text:p text:style-name="First_20_paragraph">The coding of each extract via a selction was the process. To better aid analysis via Nvivo selections</text:p>
      <text:p text:style-name="Text_20_body">MORE TO COME HERE</text:p>
      <text:h text:style-name="Heading_20_3" text:outline-level="3"><text:bookmark-start text:name="use-of-journal-data"/>Use of journal data<text:bookmark-end text:name="use-of-journal-data"/></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text:p>
      <text:p text:style-name="Text_20_body">The process of analysis of journal notes and resulting resources required a different approach from that of video data.</text:p>
      <text:p text:style-name="Text_20_body">The following resources were examined</text:p>
      <text:list text:style-name="L43">
        <text:list-item>
          <text:p text:style-name="P49">Book Journal pages</text:p>
        </text:list-item>
        <text:list-item>
          <text:p text:style-name="P49">Digital journal entries directly in response to teaching sessions</text:p>
        </text:list-item>
      </text:list>
      <text:p text:style-name="First_20_paragraph"><text:soft-page-break/>Journal Notes were used in the following ways: (perhaps code this)</text:p>
      <text:list text:style-name="L44">
        <text:list-item>
          <text:p text:style-name="P50">as a reflective tool after sessions</text:p>
        </text:list-item>
        <text:list-item>
          <text:p text:style-name="P50">as a note pad to plan resource creation</text:p>
        </text:list-item>
        <text:list-item>
          <text:p text:style-name="P50">as a sketch pad to explore the relationship between Concepts being explored and existing game making frameworks</text:p>
        </text:list-item>
        <text:list-item>
          <text:p text:style-name="P50">as a</text:p>
        </text:list-item>
      </text:list>
      <text:p text:style-name="First_20_paragraph">The quantity of data prevented extensive and detailed coding using thematic analysis.</text:p>
      <text:p text:style-name="Text_20_body">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text:p>
      <text:h text:style-name="Heading_20_3" text:outline-level="3"><text:bookmark-start text:name="use-of-interview-data"/>Use of Interview data<text:bookmark-end text:name="use-of-interview-data"/></text:h>
      <text:p text:style-name="First_20_paragraph">Practitioner data used to inform themse for dvideo ANALYSIS</text:p>
      <text:p text:style-name="Text_20_body">Participant interview data mostly used to confirm and triangulate with video data from making sessions</text:p>
      <text:h text:style-name="Heading_20_4" text:outline-level="4"><text:bookmark-start text:name="practitioner-interviews"/>Practitioner interviews<text:bookmark-end text:name="practitioner-interviews"/></text:h>
      <text:p text:style-name="First_20_paragraph">Four practitioner interviews were a rich source of thinking to help develop and deepen my reflection on key issues, to develop lines of thinking and to expose and explore barriers to participation in projects, tactics to address them and tensions experienced by practitioners and participants in similar creative coding projects.</text:p>
      <text:p text:style-name="Text_20_body">The interviews were semi-structured allowing me to ask follow up questions to gain more detail on areas of interest.</text:p>
      <text:p text:style-name="Text_20_body">The chosen interviewees represented a certain diversity in audience however as these interview are limited in number, resulting data are also explore in relation to existing research and no broad claims are made from this data alone.</text:p>
      <text:h text:style-name="Heading_20_4" text:outline-level="4"><text:bookmark-start text:name="participant-interviews"/>Participant interviews<text:bookmark-end text:name="participant-interviews"/></text:h>
      <text:p text:style-name="First_20_paragraph">These interviews took place at the end of between P3 and P4.</text:p>
      <text:p text:style-name="Text_20_body">At times the resources that the</text:p>
      <text:p text:style-name="Text_20_body">These interviews allowed triangulation and confirmation of data observered in video recordings.</text:p>
      <text:p text:style-name="P4">Limitations in interview data</text:p>
      <text:p text:style-name="Text_20_body"><text:soft-page-break/>MOVE TO CONCLUSION In retrospect, shorter interviews at more regular intervals with participants would have been useful to answer</text:p>
      <text:h text:style-name="Heading_20_2" text:outline-level="2"><text:bookmark-start text:name="data-validity-replicability-and-reliability-and-decisions-of-what-to-not-analyse"/>Data validity, replicability and reliability and decisions of what to not analyse<text:bookmark-end text:name="data-validity-replicability-and-reliability-and-decisions-of-what-to-not-analyse"/></text:h>
      <text:h text:style-name="Heading_20_3" text:outline-level="3"><text:bookmark-start text:name="data-validity---triangulation-of-data---the-theory"/>Data Validity - Triangulation of Data - THE THEORY<text:bookmark-end text:name="data-validity---triangulation-of-data---the-theory"/></text:h>
      <text:p text:style-name="First_20_paragraph">Draw on other chapters to represent overcoming of weaknesses of design-based approach.</text:p>
      <text:p text:style-name="Text_20_body">Having a wide based on data allowed data triangulation e.g. find a dood example of finding confirmation in interview data</text:p>
      <text:h text:style-name="Heading_20_4" text:outline-level="4"><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 </text:p>
      <text:p text:style-name="Text_20_body">Only suitable pairs were chosen. This removes a lot of validity from any generalisation of claims that could be made.</text:p>
      <text:p text:style-name="Text_20_body">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3" text:outline-level="3"><text:bookmark-start text:name="discussion-on-evolving-coding-process---perhaps-shift-to-last-chapter-finally"/>Discussion on evolving coding process - PERHAPS SHIFT TO LAST CHAPTER finally<text:bookmark-end text:name="discussion-on-evolving-coding-process---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text:soft-page-break/>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generalisation-of-research"/>Generalisation of Research<text:bookmark-end text:name="generalisation-of-research"/></text:h>
      <text:h text:style-name="Heading_20_4" text:outline-level="4"><text:bookmark-start text:name="data-replicability"/>Data Replicability<text:bookmark-end text:name="data-replicability"/></text:h>
      <text:p text:style-name="First_20_paragraph">The elements of the design are online and included in appendices.</text:p>
      <text:p text:style-name="Text_20_body">This study faces an issue of being culturally embodies, thus think descriptions of context are needed here <text:reference-mark-start text:name="ZOTERO_ITEM CSL_CITATION {&quot;citationID&quot;:&quot;libcvwzn&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quot;}],&quot;schema&quot;:&quot;https://github.com/citation-style-language/schema/raw/master/csl-citation.json&quot;} RNDlc6j6MeWah"/>(Hoadley, 2002)<text:reference-mark-end text:name="ZOTERO_ITEM CSL_CITATION {&quot;citationID&quot;:&quot;libcvwzn&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quot;}],&quot;schema&quot;:&quot;https://github.com/citation-style-language/schema/raw/master/csl-citation.json&quot;} RNDlc6j6MeWah"/>.</text:p>
      <text:p text:style-name="Text_20_body">The final chapter addresses the need to replicate this study in different contexts and the challenges involved in replicating the spontaneous emergent elements of specifics of this study.</text:p>
      <text:p text:style-name="Text_20_body">As such chapter four can be conceptualised as a design narrative (see <text:reference-mark-start text:name="ZOTERO_ITEM CSL_CITATION {&quot;citationID&quot;:&quot;cpzcweui&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quot;}],&quot;schema&quot;:&quot;https://github.com/citation-style-language/schema/raw/master/csl-citation.json&quot;} RNDJ1QNaC22qS"/>(Hoadley, 2002)<text:reference-mark-end text:name="ZOTERO_ITEM CSL_CITATION {&quot;citationID&quot;:&quot;cpzcweui&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quot;}],&quot;schema&quot;:&quot;https://github.com/citation-style-language/schema/raw/master/csl-citation.json&quot;} RNDJ1QNaC22qS"/>) to address the common deficit of detail of the designed product and process. “the usual study presents a technology fully formed as if it had risen from the oceans like Venus herself”</text:p>
      <text:p text:style-name="Text_20_body">” Would that all interventional research included this kind of rich description of the “treatment” so that one might infer whether the results were applicable elsewhere.”</text:p>
      <text:h text:style-name="Heading_20_4" text:outline-level="4"><text:bookmark-start text:name="generalisation-of-research-1"/>Generalisation of Research<text:bookmark-end text:name="generalisation-of-research-1"/></text:h>
      <text:p text:style-name="First_20_paragraph">Generalisation is one of the guiding principles of DBR. While results are intertwined with context, designs should be assessed for generalisation to other settings.</text:p>
      <text:p text:style-name="Text_20_body">Explore this in more detail - draw out a debate on how situated learning in this context - and wider debate is.</text:p>
      <text:list text:style-name="L45">
        <text:list-item>
          <text:p text:style-name="P51">More than one iteration.</text:p>
        </text:list-item>
        <text:list-item>
          <text:p text:style-name="P51">In different settings</text:p>
        </text:list-item>
        <text:list-item>
          <text:p text:style-name="P51">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2" text:outline-level="2"><text:bookmark-start text:name="research-questions"/><text:soft-page-break/>Research Questions<text:bookmark-end text:name="research-questions"/></text:h>
      <text:h text:style-name="Heading_20_3" text:outline-level="3"><text:bookmark-start text:name="how-research-questions-evolved"/>How Research Questions Evolved<text:bookmark-end text:name="how-research-questions-evolved"/></text:h>
      <text:p text:style-name="First_20_paragraph">The process was driven by the activity of collaborative game making driven by practicalities, and my interests as explored in the first chapter.</text:p>
      <text:p text:style-name="Text_20_body">As justified by DBR and formative interventions, the process was driven by a meeting of context and the needs / interests of myself as a researcher.</text:p>
      <text:p text:style-name="Text_20_body">Possible themes that had potential but which were disguarded included;</text:p>
      <text:list text:style-name="L46">
        <text:list-item>
          <text:p text:style-name="P52">Computation thinking &amp; systems thinking</text:p>
        </text:list-item>
        <text:list-item>
          <text:p text:style-name="P52">Aligning with Project based learning</text:p>
        </text:list-item>
      </text:list>
      <text:p text:style-name="First_20_paragraph">Themes emerging include the alternation of abstract and concrete as a suggested learning journey, explored in my journal. However this seems to be explored in research on semantic waves with studies of more breadth so it did not seem a good idea to follow that thread in my thesis.</text:p>
      <text:p text:style-name="Text_20_body">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text:p>
      <text:p text:style-name="Text_20_body">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text:h text:style-name="Heading_20_3" text:outline-level="3"><text:bookmark-start text:name="what-research-questions-are-answered-by-what-data-gathering-and-analysis---and-described-in-what-chapter"/>What research questions are answered by what data gathering and analysis - and described in what chapter?<text:bookmark-end text:name="what-research-questions-are-answered-by-what-data-gathering-and-analysis---and-described-in-what-chapter"/></text:h>
      <text:p text:style-name="First_20_paragraph"/>
      <text:list text:style-name="L47">
        <text:list-item>
          <text:p text:style-name="P53">What pedagogical tools and processes are available to support novices to overcome barriers to game coding and design?</text:p>
        </text:list-item>
        <text:list-item>
          <text:p text:style-name="P53">How can learners build agency in an evolving community of game makers?</text:p>
        </text:list-item>
        <text:list-item>
          <text:p text:style-name="P53">How can game design patterns support the development of coding practices with novices?</text:p>
        </text:list-item>
      </text:list>
      <text:p text:style-name="P2"><text:soft-page-break/>RQ1</text:p>
      <text:list text:style-name="L48">
        <text:list-item>
          <text:p text:style-name="P54">Both barriers and tools / processes are explored in the literature review</text:p>
        </text:list-item>
        <text:list-item>
          <text:p text:style-name="P54">Interviews with practitioners in chapter 4 guided the design in broad principles.</text:p>
        </text:list-item>
        <text:list-item>
          <text:p text:style-name="P54">Barriers are explored in chapter 4 on evolution of the design</text:p>
        </text:list-item>
        <text:list-item>
          <text:p text:style-name="P54">Tools and processes in results chapters 5 and 6.</text:p>
        </text:list-item>
      </text:list>
      <text:p text:style-name="P2">RQ2</text:p>
      <text:list text:style-name="L49">
        <text:list-item>
          <text:p text:style-name="P55">Interviews with participants some informal and some formal instructed directly adaptations to design</text:p>
        </text:list-item>
        <text:list-item>
          <text:p text:style-name="P55">Analysis of video data</text:p>
        </text:list-item>
      </text:list>
      <text:p text:style-name="P2">RQ3</text:p>
      <text:list text:style-name="L50">
        <text:list-item>
          <text:p text:style-name="P56">Interviews with participants some informal and some formal instructed directly adaptations to design</text:p>
        </text:list-item>
        <text:list-item>
          <text:p text:style-name="P56">Analysis of video data</text:p>
        </text:list-item>
      </text:list>
      <text:h text:style-name="Heading_20_2" text:outline-level="2"><text:bookmark-start text:name="discussion-on-methodology"/>Discussion on Methodology<text:bookmark-end text:name="discussion-on-methodology"/></text:h>
      <text:h text:style-name="Heading_20_3" text:outline-level="3"><text:bookmark-start text:name="discussion"/>Discussion<text:bookmark-end text:name="discussion"/></text:h>
      <text:p text:style-name="First_20_paragraph">NOTE - WHAT KIND OF DISCUSSION WOULD BE NEEDED HERE? A RETURN TO POSSIBLE BARRIERS THAT THE METHODOLOGY AIMS TO OVER COME</text:p>
      <text:p text:style-name="Text_20_body">Perhaps summarise the the context, and motivations of the above case studies are analysed in relation to the context of this study.</text:p>
      <text:h text:style-name="Heading_20_3" text:outline-level="3"><text:bookmark-start text:name="authenticity---creating-value"/>Authenticity - creating value<text:bookmark-end text:name="authenticity---creating-value"/></text:h>
      <text:p text:style-name="First_20_paragraph">Barab and colleagues discuss the importance of creating value in the world in their ecosystem approach <text:reference-mark-start text:name="ZOTERO_ITEM CSL_CITATION {&quot;citationID&quot;:&quot;xbkefuqb&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b3vLBbpccM"/>(Barab et al., 2019)<text:reference-mark-end text:name="ZOTERO_ITEM CSL_CITATION {&quot;citationID&quot;:&quot;xbkefuqb&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b3vLBbpccM"/>. This mirrors authenticity in applied social approaches - PBL as applied method of - situated learning ontology.</text:p>
      <text:h text:style-name="Heading_20_2" text:outline-level="2"><text:bookmark-start text:name="summary-of-design-evolution"/>Summary of design evolution<text:bookmark-end text:name="summary-of-design-evolution"/></text:h>
      <text:p text:style-name="First_20_paragraph">I conclude this chapter with a section that introduces the next chapter which is a rich description of the evolution of the learning design.</text:p>
      <text:h text:style-name="Heading_20_3" text:outline-level="3"><text:bookmark-start text:name="describing-the-formative-intervention-of-this-research"/>Describing the formative intervention of this research<text:bookmark-end text:name="describing-the-formative-intervention-of-this-research"/></text:h>
      <text:p text:style-name="First_20_paragraph">The design of the research experiment and learning I started from a very open position and has evolved from several iterations of collaborative work with participants.</text:p>
      <text:p text:style-name="Text_20_body">The experimental team consisted of Home Educating families . Learners acted as researcher participants to guide the next iteration of the game making program both directly and indirectly. Direct input was through requests and informal feedback and structured end-of-course <text:soft-page-break/>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P4">Practical factors</text:p>
      <text:p text:style-name="Text_20_body">Key contextual factors have facilitated and shaped development of the research design including:</text:p>
      <text:list text:style-name="L51">
        <text:list-item>
          <text:p text:style-name="P57">Impact of research practicalities</text:p>
        </text:list-item>
        <text:list-item>
          <text:p text:style-name="P57">The location at the university</text:p>
        </text:list-item>
      </text:list>
      <text:p text:style-name="First_20_paragraph">The availability of resources potentially attractive to this audience.</text:p>
      <text:p text:style-name="Text_20_body">For example, the ability to have that number of identical computers for this audience in particular drove participipation to be in a university setting.</text:p>
      <text:p text:style-name="Text_20_body">and using this shape of working which was determined by technical reasons but which had an impact nevertheless on the ability for students to move around the room and the absence of a front for the teacher to teach from.</text:p>
      <text:p text:style-name="Text_20_body">Motivating or other effect of being part of a research project (Eliza) may be present. However, this study does not make comparative claims.</text:p>
      <text:h text:style-name="Heading_20_3" text:outline-level="3"><text:bookmark-start text:name="on-the-details-of-the-design"/>On the details of the design<text:bookmark-end text:name="on-the-details-of-the-design"/></text:h>
      <text:p text:style-name="First_20_paragraph">More than a design the result was a dynamic community which is analysed on several scopes of activity.</text:p>
      <text:p text:style-name="Text_20_body">The following overview of activity use by stage focusing on the evolution of tools and processes concisely exploring the rationale for their selection or production. Fuller descriptions of the tools used at each stage and links to the online resources created are available as appendix 4.x</text:p>
      <text:h text:style-name="Heading_20_4" text:outline-level="4"><text:bookmark-start text:name="phases-and-data-gathering"/>Phases and data Gathering<text:bookmark-end text:name="phases-and-data-gathering"/></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Name and Date</text:p>
            </table:table-cell>
            <table:table-cell table:style-name="Table3.A1" office:value-type="string">
              <text:p text:style-name="Table_20_Heading">Description</text:p>
            </table:table-cell>
            <table:table-cell table:style-name="Table3.A1" office:value-type="string">
              <text:p text:style-name="Table_20_Heading">Data Gathered</text:p>
            </table:table-cell>
          </table:table-row>
        </table:table-header-rows>
        <table:table-row>
          <table:table-cell table:style-name="Table3.A1" office:value-type="string">
            <text:p text:style-name="Table_20_Contents">Oct 2017 - Mar 2018Experimental Course</text:p>
          </table:table-cell>
          <table:table-cell table:style-name="Table3.A1" office:value-type="string">
            <text:p text:style-name="Table_20_Contents">Participants started with a blank canvas and used Phaser.js within the Thimble code playground as an online coding environment.</text:p>
          </table:table-cell>
          <table:table-cell table:style-name="Table3.A1" office:value-type="string">
            <text:p text:style-name="Table_20_Contents">Digital and paper journal notesLearning resources created</text:p>
          </table:table-cell>
        </table:table-row>
        <table:table-row>
          <table:table-cell table:style-name="Table3.A1" office:value-type="string">
            <text:p text:style-name="Table_20_Contents">May 2018 - Dec 2018R<text:soft-page-break/>esource Development Stage</text:p>
          </table:table-cell>
          <table:table-cell table:style-name="Table3.A1" office:value-type="string">
            <text:p text:style-name="Table_20_Contents">A series of one-off workshops, and development of a “half baked” game template, and supporting online and printable resources. At this stage I changed the code playground to glitch.com and <text:soft-page-break/>started to use the onlne graphics editor Piskel.</text:p>
          </table:table-cell>
          <table:table-cell table:style-name="Table3.A1" office:value-type="string">
            <text:p text:style-name="Table_20_Contents">Digital and paper journal notesLearning resources created</text:p>
          </table:table-cell>
        </table:table-row>
        <table:table-row>
          <table:table-cell table:style-name="Table3.A1" office:value-type="string">
            <text:p text:style-name="Table_20_Contents">Jan 2019 - Dec 2019Glitch Game Club</text:p>
          </table:table-cell>
          <table:table-cell table:style-name="Table3.A1" office:value-type="string">
            <text:p text:style-name="Table_20_Contents">Two iterations of game making course of 5-6 weeks using Phaser.js, glitch.com and Piskel. The template and resources created in the previous stage were used as a starting point but continued to evolve..The room was arranged to allow for both group activities and  audio and video recording as per my research ethics application.</text:p>
          </table:table-cell>
          <table:table-cell table:style-name="Table3.A1" office:value-type="string">
            <text:p text:style-name="Table_20_Contents">Digital and paper journal notesLearning resources created360 Video recordings of all participantsScreen capture and audio recordings of each participantCode and graphical assets created by participants as part of game making process</text:p>
          </table:table-cell>
        </table:table-row>
        <table:table-row>
          <table:table-cell table:style-name="Table3.A1" office:value-type="string">
            <text:p text:style-name="Table_20_Contents">Jan 2020 - May 2020Make Code Arcade</text:p>
          </table:table-cell>
          <table:table-cell table:style-name="Table3.A1" office:value-type="string">
            <text:p text:style-name="Table_20_Contents">Two iterations of game making course of 5-6 weeks using MakeCode Arcade tool. The template, resources and facilitation approach was based closely on the previous stages using glitch.com.The first iteration allowed for full audio and video recording. The room used in the second iteration did not allow 360 video data to be gathered.</text:p>
          </table:table-cell>
          <table:table-cell table:style-name="Table3.A1" office:value-type="string">
            <text:p text:style-name="Table_20_Contents">Digital and paper journal notesLearning resources created360 Video recordings of all participantsScreen capture and audio recordings of each participantCode and graphical assets created by participants as part of game making process</text:p>
          </table:table-cell>
        </table:table-row>
      </table:table>
      <text:h text:style-name="Heading_20_5" text:outline-level="5"><text:bookmark-start text:name="phases-and-resources-used"/>Phases and resources used<text:bookmark-end text:name="phases-and-resources-used"/></text:h>
      <text:p text:style-name="First_20_paragraph">Move to appendix - But mention here.</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3">Phase, Name and Date</text:p>
            </table:table-cell>
            <table:table-cell table:style-name="Table4.A1" office:value-type="string">
              <text:p text:style-name="P3">Description</text:p>
            </table:table-cell>
            <table:table-cell table:style-name="Table4.A1" office:value-type="string">
              <text:p text:style-name="P3">Starting Resources</text:p>
            </table:table-cell>
          </table:table-row>
        </table:table-header-rows>
        <table:table-row>
          <table:table-cell table:style-name="Table4.A1" office:value-type="string">
            <text:p text:style-name="Table_20_Contents">P1: Oct 2017 - Dec 2018; Experimental Course</text:p>
          </table:table-cell>
          <table:table-cell table:style-name="Table4.A1" office:value-type="string">
            <text:p text:style-name="Table_20_Contents">Participants started with no set plan or toolset and were asked to plan and make a game in two larger groups of 5-6 participants of mixed ages. After several weeks, a minimal incomplete starting game code template was introduced in response to student need. Then One-off workshops at Mozilla and Feral Vector conferences and to PGCE computer students and the creation of a “half baked” game template</text:p>
          </table:table-cell>
          <table:table-cell table:style-name="Table4.A1" office:value-type="string">
            <text:p text:style-name="Table_20_Contents">Phaser 2.6.2 javascript library; Thimble code playground; online graphics editor Piskel; audio creation tools</text:p>
          </table:table-cell>
        </table:table-row>
        <text:soft-page-break/>
        <table:table-row>
          <table:table-cell table:style-name="Table4.A1" office:value-type="string">
            <text:p text:style-name="Table_20_Contents">P2: Jan - Feb 2019; Glitch Game Club</text:p>
          </table:table-cell>
          <table:table-cell table:style-name="Table4.A1" office:value-type="string">
            <text:p text:style-name="Table_20_Contents">First iteration of game making course of 5-6 weeks. The template and resources created in the previous stage were used as a starting point but continued to evolve.</text:p>
          </table:table-cell>
          <table:table-cell table:style-name="Table4.A1" office:value-type="string">
            <text:p text:style-name="Table_20_Contents">Phaser; Glitch, Piskel; updated game template; quick start cards; step-by-step tutorials; code examples</text:p>
          </table:table-cell>
        </table:table-row>
        <table:table-row>
          <table:table-cell table:style-name="Table4.A1" office:value-type="string">
            <text:p text:style-name="Table_20_Contents">P3: May 2019; Glitch Game Club 2</text:p>
          </table:table-cell>
          <table:table-cell table:style-name="Table4.A1" office:value-type="string">
            <text:p text:style-name="Table_20_Contents">Second iteration of game making course with additional drama and reflective elements</text:p>
          </table:table-cell>
          <table:table-cell table:style-name="Table4.A1" office:value-type="string">
            <text:p text:style-name="Table_20_Contents">As per P3; drama scenario; interactive chat page in glitch</text:p>
          </table:table-cell>
        </table:table-row>
        <table:table-row>
          <table:table-cell table:style-name="Table4.A1" office:value-type="string">
            <text:p text:style-name="Table_20_Contents">P4: Jan 2020 - September 2020; Make Code Arcade</text:p>
          </table:table-cell>
          <table:table-cell table:style-name="Table4.A1" office:value-type="string">
            <text:p text:style-name="Table_20_Contents">Two iterations of game making course of 5-6 weeks using MakeCode Arcade tool.</text:p>
          </table:table-cell>
          <table:table-cell table:style-name="Table4.A1" office:value-type="string">
            <text:p text:style-name="Table_20_Contents">Make Code Arcade (MCA) tool; MCA Template starting game; MCA quick start cards; MCA game pattern menu; MCA game pattern tutorials; Learning Dimensions Map</text:p>
          </table:table-cell>
        </table:table-row>
      </table:table>
      <text:h text:style-name="Heading_20_4" text:outline-level="4"><text:bookmark-start text:name="p1-exploratory-stage-oct-2017---dec-2018"/>P1: Exploratory stage: Oct 2017 - Dec 2018<text:bookmark-end text:name="p1-exploratory-stage-oct-2017---dec-2018"/></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In response to need, I adapted a starting code template of a platform game and created various code examples to add functionality requested by participants. This template was adapted from an online tutorial to create a game of the <text:span text:style-name="T2">platformer</text:span> genre (see glossary), a move which helped to limit expectations of the technical complexity of their game. At the end of this stage participants showcased their games to students in the foyer of the MMU Brooks building. Generalised feedback from participants this stage included; a consensus that the process was too long; more guidance in the process of familiarising themselves the coding tools initially before undertaking ideation would be useful; group work was problematic given the lack of experience in this domain; and that the overall experience of working with code was difficult but rewarding (feedback notes are included as appendix 4.x). At the end of this phase I responded to this feedback and delivered three one-off workshops at conferences and community events. The compressed time frame sparked the use of new tools including a starting template and printable resources to accelerate the game-production process. The results in terms of engagement and impact on rapid personalisation of end products were very promising.</text:p>
      <text:h text:style-name="Heading_20_4" text:outline-level="4"><text:bookmark-start text:name="p3-accelerated-game-making-programme-5-weeks-jan---feb-2019"/>P3: Accelerated game making programme (5 weeks): Jan - Feb 2019<text:bookmark-end text:name="p3-accelerated-game-making-programme-5-weeks-jan---feb-2019"/></text:h>
      <text:p text:style-name="First_20_paragraph">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text:soft-page-break/>based tutorials. The resources are explored in more depth in sections three and four below. A more complete description of the resources used in P2 and P3 are included in appendix 4.x.</text:p>
      <text:h text:style-name="Heading_20_4" text:outline-level="4"><text:bookmark-start text:name="p4-adding-a-process-drama-to-the-game-making-programme-april---may-2019"/>P4: Adding a process drama to the game making programme: April - May 2019<text:bookmark-end text:name="p4-adding-a-process-drama-to-the-game-making-programme-april---may-2019"/></text:h>
      <text:p text:style-name="First_20_paragraph">P3 used the same toolset as P2 however in addition, drew on my previous work with the MMU Faculty of Education drama department <text:reference-mark-start text:name="ZOTERO_ITEM CSL_CITATION {&quot;citationID&quot;:&quot;zmjjyxcx&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89daExtMQ1"/>(Patterson et al., 2019)<text:reference-mark-end text:name="ZOTERO_ITEM CSL_CITATION {&quot;citationID&quot;:&quot;zmjjyxcx&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89daExtMQ1"/>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The value of participant input to intervention-based research in the domain of technology use is well explored via participatory research <text:reference-mark-start text:name="ZOTERO_ITEM CSL_CITATION {&quot;citationID&quot;:&quot;hqgtasjw&quot;,&quot;properties&quot;:{&quot;formattedCitation&quot;:&quot;(Iivari and Kuutti, 2017; Iversen et al., 2018)&quot;,&quot;plainCitation&quot;:&quot;(Iivari and Kuutti, 2017; Iversen et al., 2018)&quot;,&quot;noteIndex&quot;:0},&quot;citationItems&quot;:[{&quot;id&quot;:3486,&quot;uris&quot;:[&quot;http://zotero.org/users/1913249/items/AWU8XACQ&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suffix&quot;:&quot;&quot;},{&quot;id&quot;:9227,&quot;uris&quot;:[&quot;http://zotero.org/users/1913249/items/H2C77ZKN&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uffix&quot;:&quot;&quot;}],&quot;schema&quot;:&quot;https://github.com/citation-style-language/schema/raw/master/csl-citation.json&quot;} RNDz6IqacvKAu"/>(Iivari and Kuutti, 2017; Iversen et al., 2018)<text:reference-mark-end text:name="ZOTERO_ITEM CSL_CITATION {&quot;citationID&quot;:&quot;hqgtasjw&quot;,&quot;properties&quot;:{&quot;formattedCitation&quot;:&quot;(Iivari and Kuutti, 2017; Iversen et al., 2018)&quot;,&quot;plainCitation&quot;:&quot;(Iivari and Kuutti, 2017; Iversen et al., 2018)&quot;,&quot;noteIndex&quot;:0},&quot;citationItems&quot;:[{&quot;id&quot;:3486,&quot;uris&quot;:[&quot;http://zotero.org/users/1913249/items/AWU8XACQ&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suffix&quot;:&quot;&quot;},{&quot;id&quot;:9227,&quot;uris&quot;:[&quot;http://zotero.org/users/1913249/items/H2C77ZKN&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uffix&quot;:&quot;&quot;}],&quot;schema&quot;:&quot;https://github.com/citation-style-language/schema/raw/master/csl-citation.json&quot;} RNDz6IqacvKAu"/>, design-based approaches <text:reference-mark-start text:name="ZOTERO_ITEM CSL_CITATION {&quot;citationID&quot;:&quot;ycguhesj&quot;,&quot;properties&quot;:{&quot;formattedCitation&quot;:&quot;(Barab and Squire, 2004; Papavlasopoulou et al., 2019)&quot;,&quot;plainCitation&quot;:&quot;(Barab and Squire, 2004; Papavlasopoulou et al., 2019)&quot;,&quot;noteIndex&quot;:0},&quot;citationItems&quot;:[{&quot;id&quot;:8951,&quot;uris&quot;:[&quot;http://zotero.org/users/1913249/items/RLHV7FWT&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suffix&quot;:&quot;&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VrmNtToTSO"/>(Barab and Squire, 2004; Papavlasopoulou et al., 2019)<text:reference-mark-end text:name="ZOTERO_ITEM CSL_CITATION {&quot;citationID&quot;:&quot;ycguhesj&quot;,&quot;properties&quot;:{&quot;formattedCitation&quot;:&quot;(Barab and Squire, 2004; Papavlasopoulou et al., 2019)&quot;,&quot;plainCitation&quot;:&quot;(Barab and Squire, 2004; Papavlasopoulou et al., 2019)&quot;,&quot;noteIndex&quot;:0},&quot;citationItems&quot;:[{&quot;id&quot;:8951,&quot;uris&quot;:[&quot;http://zotero.org/users/1913249/items/RLHV7FWT&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suffix&quot;:&quot;&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VrmNtToTSO"/> and formative interventions <text:reference-mark-start text:name="ZOTERO_ITEM CSL_CITATION {&quot;citationID&quot;:&quot;whoevfcl&quot;,&quot;properties&quot;:{&quot;formattedCitation&quot;:&quot;(Cole, 2006; Blunden, 2023)&quot;,&quot;plainCitation&quot;:&quot;(Cole, 2006; Blunden, 2023)&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id&quot;:9232,&quot;uris&quot;:[&quot;http://zotero.org/users/1913249/items/AE8ICDCS&quot;,[&quot;http://zotero.org/users/1913249/items/AE8ICDCS&quot;]],&quot;itemData&quot;:{&quot;id&quot;:9232,&quot;type&quot;:&quot;chapter&quot;,&quot;container-title&quot;:&quot;Activity Theory&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SjRZxcl8JB"/>(Cole, 2006; Blunden, 2023)<text:reference-mark-end text:name="ZOTERO_ITEM CSL_CITATION {&quot;citationID&quot;:&quot;whoevfcl&quot;,&quot;properties&quot;:{&quot;formattedCitation&quot;:&quot;(Cole, 2006; Blunden, 2023)&quot;,&quot;plainCitation&quot;:&quot;(Cole, 2006; Blunden, 2023)&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id&quot;:9232,&quot;uris&quot;:[&quot;http://zotero.org/users/1913249/items/AE8ICDCS&quot;,[&quot;http://zotero.org/users/1913249/items/AE8ICDCS&quot;]],&quot;itemData&quot;:{&quot;id&quot;:9232,&quot;type&quot;:&quot;chapter&quot;,&quot;container-title&quot;:&quot;Activity Theory&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SjRZxcl8JB"/>. In line with these research perspectives, the development of the tools and processes used by participants in this study emerged in response to my analysis of participant experience and their direct feedback. This process is particularly evident in the evolution of the learning design and resources. The trialling of the coding environment and starting templated occurred in various informal settings, over the course of two years and with input and concrete additions from parent volunteers, graduate trainee-teacher students, undergraduate students helpers University colleagues and with more indirect ongoing feedback from participating young people and their guardians.</text:p>
      <text:p text:style-name="Text_20_body">While a full description of how this happened is beyond the remit of this chapter, this external input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 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text:p>
      <text:p text:style-name="Text_20_body">While some of these dynamics are already well explored in work surrounding the 5th Dimension project <text:reference-mark-start text:name="ZOTERO_ITEM CSL_CITATION {&quot;citationID&quot;:&quot;jxqjqnjn&quot;,&quot;properties&quot;:{&quot;formattedCitation&quot;:&quot;(Cole, 2006)&quot;,&quot;plainCitation&quot;:&quot;(Cole, 2006)&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pQxZspHyPL"/>(Cole, 2006)<text:reference-mark-end text:name="ZOTERO_ITEM CSL_CITATION {&quot;citationID&quot;:&quot;jxqjqnjn&quot;,&quot;properties&quot;:{&quot;formattedCitation&quot;:&quot;(Cole, 2006)&quot;,&quot;plainCitation&quot;:&quot;(Cole, 2006)&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pQxZspHyPL"/> (explored in the literature review), 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4" text:outline-level="4"><text:bookmark-start text:name="note-on-creation-of-learning-and-teaching-resources"/><text:soft-page-break/>Note on creation of learning and teaching resources<text:bookmark-end text:name="note-on-creation-of-learning-and-teaching-resources"/></text:h>
      <text:p text:style-name="First_20_paragraph">THIS IS COVERED IN THE NEXT CHATPER</text:p>
      <text:p text:style-name="Text_20_body">The process of refining this reflection into learning and teaching resources was complex and iterative. The following paragraph illustrates the process using a case study? [PERHAPS LOOK AT THE ELEMENTs OF A GAME DIVISION? - FINAL DESTINATION - SPACE, MECHANICS, POLISH]</text:p>
      <text:p text:style-name="Text_20_body">How does this methodology relate / add to existing models?</text:p>
      <text:h text:style-name="Heading_20_3" text:outline-level="3"><text:bookmark-start text:name="more-material-on-expansive-learning-formative-inteventions-dbr"/>More material on Expansive Learning / Formative Inteventions / DBR<text:bookmark-end text:name="more-material-on-expansive-learning-formative-inteventions-dbr"/></text:h>
      <text:p text:style-name="First_20_paragraph">_posts/thesis_chapters/holding/methodology_notes_longform_pre_spring_2022.md</text:p>
      <text:h text:style-name="Heading_20_2" text:outline-level="2"><text:bookmark-start text:name="transition-to-next-chapter"/>Transition to next Chapter<text:bookmark-end text:name="transition-to-next-chapter"/></text:h>
      <text:p text:style-name="First_20_paragraph">If need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3. Methodology</dc:title>
    <dc:description/>
    <dc:subject/>
    <meta:keyword/>
    <meta:initial-creator/>
    <dc:creator>Mick Chesterman</dc:creator>
    <meta:creation-date>2024-05-25T10:45:04Z</meta:creation-date>
    <dc:date>2024-06-05T12:21:11.421831883</dc:date>
    <meta:editing-duration>PT1H43M36S</meta:editing-duration>
    <meta:editing-cycles>2</meta:editing-cycles>
    <meta:document-statistic meta:table-count="4" meta:image-count="0" meta:object-count="0" meta:page-count="33" meta:paragraph-count="604" meta:word-count="11092" meta:character-count="70300" meta:non-whitespace-character-count="59946"/>
    <meta:user-defined meta:name="ZOTERO_PREF_1">&lt;data data-version="3" zotero-version="6.0.35"&gt;&lt;session id="Xyghk0Zc"/&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